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4473.873047" calcext:value-type="float">
            <text:p>4473.873047</text:p>
          </table:table-cell>
          <table:table-cell office:value-type="float" office:value="7148" calcext:value-type="float">
            <text:p>7148</text:p>
          </table:table-cell>
          <table:table-cell office:value-type="float" office:value="-0.037045" calcext:value-type="float">
            <text:p>-0.037045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-0.001307" calcext:value-type="float">
            <text:p>-0.001307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17027" calcext:value-type="float">
            <text:p>1702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-0.106591" calcext:value-type="float">
            <text:p>-0.106591</text:p>
          </table:table-cell>
          <table:table-cell office:value-type="float" office:value="7182" calcext:value-type="float">
            <text:p>7182</text:p>
          </table:table-cell>
          <table:table-cell office:value-type="float" office:value="0.777955" calcext:value-type="float">
            <text:p>0.777955</text:p>
          </table:table-cell>
          <table:table-cell office:value-type="float" office:value="8.268182" calcext:value-type="float">
            <text:p>8.268182</text:p>
          </table:table-cell>
          <table:table-cell office:value-type="float" office:value="0.027442" calcext:value-type="float">
            <text:p>0.027442</text:p>
          </table:table-cell>
          <table:table-cell table:formula="of:=[.C2]-[.C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4473.979638" calcext:value-type="float">
            <text:p>4473.979638</text:p>
          </table:table-cell>
          <table:table-cell office:value-type="float" office:value="7216" calcext:value-type="float">
            <text:p>7216</text:p>
          </table:table-cell>
          <table:table-cell office:value-type="float" office:value="36.58181" calcext:value-type="float">
            <text:p>36.58181</text:p>
          </table:table-cell>
          <table:table-cell office:value-type="float" office:value="358.193176" calcext:value-type="float">
            <text:p>358.193176</text:p>
          </table:table-cell>
          <table:table-cell office:value-type="float" office:value="1.290387" calcext:value-type="float">
            <text:p>1.290387</text:p>
          </table:table-cell>
          <table:table-cell table:formula="of:=[.C3]-[.C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4576.372559" calcext:value-type="float">
            <text:p>4576.372559</text:p>
          </table:table-cell>
          <table:table-cell office:value-type="float" office:value="7250" calcext:value-type="float">
            <text:p>7250</text:p>
          </table:table-cell>
          <table:table-cell office:value-type="float" office:value="97.293404" calcext:value-type="float">
            <text:p>97.293404</text:p>
          </table:table-cell>
          <table:table-cell office:value-type="float" office:value="607.036377" calcext:value-type="float">
            <text:p>607.036377</text:p>
          </table:table-cell>
          <table:table-cell office:value-type="float" office:value="3.431927" calcext:value-type="float">
            <text:p>3.431927</text:p>
          </table:table-cell>
          <table:table-cell table:formula="of:=[.C4]-[.C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-0.327273" calcext:value-type="float">
            <text:p>-0.327273</text:p>
          </table:table-cell>
          <table:table-cell office:value-type="float" office:value="7285" calcext:value-type="float">
            <text:p>7285</text:p>
          </table:table-cell>
          <table:table-cell office:value-type="float" office:value="177.740692" calcext:value-type="float">
            <text:p>177.740692</text:p>
          </table:table-cell>
          <table:table-cell office:value-type="float" office:value="804.618164" calcext:value-type="float">
            <text:p>804.618164</text:p>
          </table:table-cell>
          <table:table-cell office:value-type="float" office:value="6.269625" calcext:value-type="float">
            <text:p>6.269625</text:p>
          </table:table-cell>
          <table:table-cell table:formula="of:=[.C5]-[.C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4576.699832" calcext:value-type="float">
            <text:p>4576.699832</text:p>
          </table:table-cell>
          <table:table-cell office:value-type="float" office:value="7319" calcext:value-type="float">
            <text:p>7319</text:p>
          </table:table-cell>
          <table:table-cell office:value-type="float" office:value="308.037781" calcext:value-type="float">
            <text:p>308.037781</text:p>
          </table:table-cell>
          <table:table-cell office:value-type="float" office:value="1302.936401" calcext:value-type="float">
            <text:p>1302.936401</text:p>
          </table:table-cell>
          <table:table-cell office:value-type="float" office:value="10.865725" calcext:value-type="float">
            <text:p>10.865725</text:p>
          </table:table-cell>
          <table:table-cell table:formula="of:=[.C6]-[.C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492.389343" calcext:value-type="float">
            <text:p>492.389343</text:p>
          </table:table-cell>
          <table:table-cell office:value-type="float" office:value="1843.324951" calcext:value-type="float">
            <text:p>1843.324951</text:p>
          </table:table-cell>
          <table:table-cell office:value-type="float" office:value="17.368542" calcext:value-type="float">
            <text:p>17.368542</text:p>
          </table:table-cell>
          <table:table-cell table:formula="of:=[.C7]-[.C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3" calcext:value-type="float">
            <text:p>3</text:p>
          </table:table-cell>
          <table:table-cell office:value-type="float" office:value="7387" calcext:value-type="float">
            <text:p>7387</text:p>
          </table:table-cell>
          <table:table-cell office:value-type="float" office:value="727.067322" calcext:value-type="float">
            <text:p>727.067322</text:p>
          </table:table-cell>
          <table:table-cell office:value-type="float" office:value="2346.622803" calcext:value-type="float">
            <text:p>2346.622803</text:p>
          </table:table-cell>
          <table:table-cell office:value-type="float" office:value="25.646572" calcext:value-type="float">
            <text:p>25.646572</text:p>
          </table:table-cell>
          <table:table-cell table:formula="of:=[.C8]-[.C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421" calcext:value-type="float">
            <text:p>7421</text:p>
          </table:table-cell>
          <table:table-cell office:value-type="float" office:value="1006.217102" calcext:value-type="float">
            <text:p>1006.217102</text:p>
          </table:table-cell>
          <table:table-cell office:value-type="float" office:value="2791.354492" calcext:value-type="float">
            <text:p>2791.354492</text:p>
          </table:table-cell>
          <table:table-cell office:value-type="float" office:value="35.493301" calcext:value-type="float">
            <text:p>35.493301</text:p>
          </table:table-cell>
          <table:table-cell table:formula="of:=[.C9]-[.C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 on buss</text:p>
          </table:table-cell>
          <table:table-cell/>
          <table:table-cell office:value-type="float" office:value="7455" calcext:value-type="float">
            <text:p>7455</text:p>
          </table:table-cell>
          <table:table-cell office:value-type="float" office:value="1310.28833" calcext:value-type="float">
            <text:p>1310.28833</text:p>
          </table:table-cell>
          <table:table-cell office:value-type="float" office:value="3040.629639" calcext:value-type="float">
            <text:p>3040.629639</text:p>
          </table:table-cell>
          <table:table-cell office:value-type="float" office:value="46.219112" calcext:value-type="float">
            <text:p>46.219112</text:p>
          </table:table-cell>
          <table:table-cell table:formula="of:=[.C10]-[.C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9" calcext:value-type="float">
            <text:p>7489</text:p>
          </table:table-cell>
          <table:table-cell office:value-type="float" office:value="1615.762817" calcext:value-type="float">
            <text:p>1615.762817</text:p>
          </table:table-cell>
          <table:table-cell office:value-type="float" office:value="3054.643066" calcext:value-type="float">
            <text:p>3054.643066</text:p>
          </table:table-cell>
          <table:table-cell office:value-type="float" office:value="56.994419" calcext:value-type="float">
            <text:p>56.994419</text:p>
          </table:table-cell>
          <table:table-cell table:formula="of:=[.C11]-[.C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3" calcext:value-type="float">
            <text:p>7523</text:p>
          </table:table-cell>
          <table:table-cell office:value-type="float" office:value="1920.630249" calcext:value-type="float">
            <text:p>1920.630249</text:p>
          </table:table-cell>
          <table:table-cell office:value-type="float" office:value="3056.943115" calcext:value-type="float">
            <text:p>3056.943115</text:p>
          </table:table-cell>
          <table:table-cell office:value-type="float" office:value="67.748314" calcext:value-type="float">
            <text:p>67.748314</text:p>
          </table:table-cell>
          <table:table-cell table:formula="of:=[.C12]-[.C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8" calcext:value-type="float">
            <text:p>7558</text:p>
          </table:table-cell>
          <table:table-cell office:value-type="float" office:value="2191.228271" calcext:value-type="float">
            <text:p>2191.228271</text:p>
          </table:table-cell>
          <table:table-cell office:value-type="float" office:value="3064.175049" calcext:value-type="float">
            <text:p>3064.175049</text:p>
          </table:table-cell>
          <table:table-cell office:value-type="float" office:value="77.293388" calcext:value-type="float">
            <text:p>77.293388</text:p>
          </table:table-cell>
          <table:table-cell table:formula="of:=[.C13]-[.C1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2" calcext:value-type="float">
            <text:p>7592</text:p>
          </table:table-cell>
          <table:table-cell office:value-type="float" office:value="2440.450439" calcext:value-type="float">
            <text:p>2440.450439</text:p>
          </table:table-cell>
          <table:table-cell office:value-type="float" office:value="3099.256836" calcext:value-type="float">
            <text:p>3099.256836</text:p>
          </table:table-cell>
          <table:table-cell office:value-type="float" office:value="86.08445" calcext:value-type="float">
            <text:p>86.08445</text:p>
          </table:table-cell>
          <table:table-cell table:formula="of:=[.C14]-[.C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6" calcext:value-type="float">
            <text:p>7626</text:p>
          </table:table-cell>
          <table:table-cell office:value-type="float" office:value="2678.118408" calcext:value-type="float">
            <text:p>2678.118408</text:p>
          </table:table-cell>
          <table:table-cell office:value-type="float" office:value="3181.297607" calcext:value-type="float">
            <text:p>3181.297607</text:p>
          </table:table-cell>
          <table:table-cell office:value-type="float" office:value="94.467949" calcext:value-type="float">
            <text:p>94.467949</text:p>
          </table:table-cell>
          <table:table-cell table:formula="of:=[.C15]-[.C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2873.300781" calcext:value-type="float">
            <text:p>2873.300781</text:p>
          </table:table-cell>
          <table:table-cell office:value-type="float" office:value="3254.761475" calcext:value-type="float">
            <text:p>3254.761475</text:p>
          </table:table-cell>
          <table:table-cell office:value-type="float" office:value="101.352814" calcext:value-type="float">
            <text:p>101.352814</text:p>
          </table:table-cell>
          <table:table-cell table:formula="of:=[.C16]-[.C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4" calcext:value-type="float">
            <text:p>7694</text:p>
          </table:table-cell>
          <table:table-cell office:value-type="float" office:value="3022.216064" calcext:value-type="float">
            <text:p>3022.216064</text:p>
          </table:table-cell>
          <table:table-cell office:value-type="float" office:value="3332.477295" calcext:value-type="float">
            <text:p>3332.477295</text:p>
          </table:table-cell>
          <table:table-cell office:value-type="float" office:value="106.605652" calcext:value-type="float">
            <text:p>106.605652</text:p>
          </table:table-cell>
          <table:table-cell table:formula="of:=[.C17]-[.C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8" calcext:value-type="float">
            <text:p>7728</text:p>
          </table:table-cell>
          <table:table-cell office:value-type="float" office:value="3130.621826" calcext:value-type="float">
            <text:p>3130.621826</text:p>
          </table:table-cell>
          <table:table-cell office:value-type="float" office:value="3430.681885" calcext:value-type="float">
            <text:p>3430.681885</text:p>
          </table:table-cell>
          <table:table-cell office:value-type="float" office:value="110.429558" calcext:value-type="float">
            <text:p>110.429558</text:p>
          </table:table-cell>
          <table:table-cell table:formula="of:=[.C18]-[.C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2" calcext:value-type="float">
            <text:p>7762</text:p>
          </table:table-cell>
          <table:table-cell office:value-type="float" office:value="3204.176514" calcext:value-type="float">
            <text:p>3204.176514</text:p>
          </table:table-cell>
          <table:table-cell office:value-type="float" office:value="3526.902344" calcext:value-type="float">
            <text:p>3526.902344</text:p>
          </table:table-cell>
          <table:table-cell office:value-type="float" office:value="113.024124" calcext:value-type="float">
            <text:p>113.024124</text:p>
          </table:table-cell>
          <table:table-cell table:formula="of:=[.C19]-[.C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6" calcext:value-type="float">
            <text:p>7796</text:p>
          </table:table-cell>
          <table:table-cell office:value-type="float" office:value="3263.752441" calcext:value-type="float">
            <text:p>3263.752441</text:p>
          </table:table-cell>
          <table:table-cell office:value-type="float" office:value="3636.388672" calcext:value-type="float">
            <text:p>3636.388672</text:p>
          </table:table-cell>
          <table:table-cell office:value-type="float" office:value="115.125603" calcext:value-type="float">
            <text:p>115.125603</text:p>
          </table:table-cell>
          <table:table-cell table:formula="of:=[.C20]-[.C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0" calcext:value-type="float">
            <text:p>7830</text:p>
          </table:table-cell>
          <table:table-cell office:value-type="float" office:value="3335.213379" calcext:value-type="float">
            <text:p>3335.213379</text:p>
          </table:table-cell>
          <table:table-cell office:value-type="float" office:value="3769.25" calcext:value-type="float">
            <text:p>3769.25</text:p>
          </table:table-cell>
          <table:table-cell office:value-type="float" office:value="117.646317" calcext:value-type="float">
            <text:p>117.646317</text:p>
          </table:table-cell>
          <table:table-cell table:formula="of:=[.C21]-[.C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3418.572754" calcext:value-type="float">
            <text:p>3418.572754</text:p>
          </table:table-cell>
          <table:table-cell office:value-type="float" office:value="3890.53418" calcext:value-type="float">
            <text:p>3890.53418</text:p>
          </table:table-cell>
          <table:table-cell office:value-type="float" office:value="120.586739" calcext:value-type="float">
            <text:p>120.586739</text:p>
          </table:table-cell>
          <table:table-cell table:formula="of:=[.C22]-[.C2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9" calcext:value-type="float">
            <text:p>7899</text:p>
          </table:table-cell>
          <table:table-cell office:value-type="float" office:value="3511.624268" calcext:value-type="float">
            <text:p>3511.624268</text:p>
          </table:table-cell>
          <table:table-cell office:value-type="float" office:value="3994.695557" calcext:value-type="float">
            <text:p>3994.695557</text:p>
          </table:table-cell>
          <table:table-cell office:value-type="float" office:value="123.869034" calcext:value-type="float">
            <text:p>123.869034</text:p>
          </table:table-cell>
          <table:table-cell table:formula="of:=[.C23]-[.C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3" calcext:value-type="float">
            <text:p>7933</text:p>
          </table:table-cell>
          <table:table-cell office:value-type="float" office:value="3607.92627" calcext:value-type="float">
            <text:p>3607.92627</text:p>
          </table:table-cell>
          <table:table-cell office:value-type="float" office:value="4062.274902" calcext:value-type="float">
            <text:p>4062.274902</text:p>
          </table:table-cell>
          <table:table-cell office:value-type="float" office:value="127.265991" calcext:value-type="float">
            <text:p>127.265991</text:p>
          </table:table-cell>
          <table:table-cell table:formula="of:=[.C24]-[.C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7" calcext:value-type="float">
            <text:p>7967</text:p>
          </table:table-cell>
          <table:table-cell office:value-type="float" office:value="3693.356201" calcext:value-type="float">
            <text:p>3693.356201</text:p>
          </table:table-cell>
          <table:table-cell office:value-type="float" office:value="4035.595459" calcext:value-type="float">
            <text:p>4035.595459</text:p>
          </table:table-cell>
          <table:table-cell office:value-type="float" office:value="130.279449" calcext:value-type="float">
            <text:p>130.279449</text:p>
          </table:table-cell>
          <table:table-cell table:formula="of:=[.C25]-[.C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1" calcext:value-type="float">
            <text:p>8001</text:p>
          </table:table-cell>
          <table:table-cell office:value-type="float" office:value="3769.214844" calcext:value-type="float">
            <text:p>3769.214844</text:p>
          </table:table-cell>
          <table:table-cell office:value-type="float" office:value="4013.350098" calcext:value-type="float">
            <text:p>4013.350098</text:p>
          </table:table-cell>
          <table:table-cell office:value-type="float" office:value="132.955292" calcext:value-type="float">
            <text:p>132.955292</text:p>
          </table:table-cell>
          <table:table-cell table:formula="of:=[.C26]-[.C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5" calcext:value-type="float">
            <text:p>8035</text:p>
          </table:table-cell>
          <table:table-cell office:value-type="float" office:value="3836.067139" calcext:value-type="float">
            <text:p>3836.067139</text:p>
          </table:table-cell>
          <table:table-cell office:value-type="float" office:value="4000.995361" calcext:value-type="float">
            <text:p>4000.995361</text:p>
          </table:table-cell>
          <table:table-cell office:value-type="float" office:value="135.313431" calcext:value-type="float">
            <text:p>135.313431</text:p>
          </table:table-cell>
          <table:table-cell table:formula="of:=[.C27]-[.C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9" calcext:value-type="float">
            <text:p>8069</text:p>
          </table:table-cell>
          <table:table-cell office:value-type="float" office:value="3896.1875" calcext:value-type="float">
            <text:p>3896.1875</text:p>
          </table:table-cell>
          <table:table-cell office:value-type="float" office:value="4031.888672" calcext:value-type="float">
            <text:p>4031.888672</text:p>
          </table:table-cell>
          <table:table-cell office:value-type="float" office:value="137.434113" calcext:value-type="float">
            <text:p>137.434113</text:p>
          </table:table-cell>
          <table:table-cell table:formula="of:=[.C28]-[.C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3" calcext:value-type="float">
            <text:p>8103</text:p>
          </table:table-cell>
          <table:table-cell office:value-type="float" office:value="3950.783691" calcext:value-type="float">
            <text:p>3950.783691</text:p>
          </table:table-cell>
          <table:table-cell office:value-type="float" office:value="4072.865967" calcext:value-type="float">
            <text:p>4072.865967</text:p>
          </table:table-cell>
          <table:table-cell office:value-type="float" office:value="139.35994" calcext:value-type="float">
            <text:p>139.35994</text:p>
          </table:table-cell>
          <table:table-cell table:formula="of:=[.C29]-[.C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3997.674561" calcext:value-type="float">
            <text:p>3997.674561</text:p>
          </table:table-cell>
          <table:table-cell office:value-type="float" office:value="4105.29541" calcext:value-type="float">
            <text:p>4105.29541</text:p>
          </table:table-cell>
          <table:table-cell office:value-type="float" office:value="141.013977" calcext:value-type="float">
            <text:p>141.013977</text:p>
          </table:table-cell>
          <table:table-cell table:formula="of:=[.C30]-[.C2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72" calcext:value-type="float">
            <text:p>8172</text:p>
          </table:table-cell>
          <table:table-cell office:value-type="float" office:value="4037.434326" calcext:value-type="float">
            <text:p>4037.434326</text:p>
          </table:table-cell>
          <table:table-cell office:value-type="float" office:value="4166.847656" calcext:value-type="float">
            <text:p>4166.847656</text:p>
          </table:table-cell>
          <table:table-cell office:value-type="float" office:value="142.416458" calcext:value-type="float">
            <text:p>142.416458</text:p>
          </table:table-cell>
          <table:table-cell table:formula="of:=[.C31]-[.C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6" calcext:value-type="float">
            <text:p>8206</text:p>
          </table:table-cell>
          <table:table-cell office:value-type="float" office:value="4066.652344" calcext:value-type="float">
            <text:p>4066.652344</text:p>
          </table:table-cell>
          <table:table-cell office:value-type="float" office:value="4182.711426" calcext:value-type="float">
            <text:p>4182.711426</text:p>
          </table:table-cell>
          <table:table-cell office:value-type="float" office:value="143.447098" calcext:value-type="float">
            <text:p>143.447098</text:p>
          </table:table-cell>
          <table:table-cell table:formula="of:=[.C32]-[.C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0" calcext:value-type="float">
            <text:p>8240</text:p>
          </table:table-cell>
          <table:table-cell office:value-type="float" office:value="4088.477295" calcext:value-type="float">
            <text:p>4088.477295</text:p>
          </table:table-cell>
          <table:table-cell office:value-type="float" office:value="4212.947754" calcext:value-type="float">
            <text:p>4212.947754</text:p>
          </table:table-cell>
          <table:table-cell office:value-type="float" office:value="144.216949" calcext:value-type="float">
            <text:p>144.216949</text:p>
          </table:table-cell>
          <table:table-cell table:formula="of:=[.C33]-[.C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4" calcext:value-type="float">
            <text:p>8274</text:p>
          </table:table-cell>
          <table:table-cell office:value-type="float" office:value="4106.089844" calcext:value-type="float">
            <text:p>4106.089844</text:p>
          </table:table-cell>
          <table:table-cell office:value-type="float" office:value="4238.399902" calcext:value-type="float">
            <text:p>4238.399902</text:p>
          </table:table-cell>
          <table:table-cell office:value-type="float" office:value="144.838211" calcext:value-type="float">
            <text:p>144.838211</text:p>
          </table:table-cell>
          <table:table-cell table:formula="of:=[.C34]-[.C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8" calcext:value-type="float">
            <text:p>8308</text:p>
          </table:table-cell>
          <table:table-cell office:value-type="float" office:value="4124.410645" calcext:value-type="float">
            <text:p>4124.410645</text:p>
          </table:table-cell>
          <table:table-cell office:value-type="float" office:value="4218.799805" calcext:value-type="float">
            <text:p>4218.799805</text:p>
          </table:table-cell>
          <table:table-cell office:value-type="float" office:value="145.484467" calcext:value-type="float">
            <text:p>145.484467</text:p>
          </table:table-cell>
          <table:table-cell table:formula="of:=[.C35]-[.C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2" calcext:value-type="float">
            <text:p>8342</text:p>
          </table:table-cell>
          <table:table-cell office:value-type="float" office:value="4143.450195" calcext:value-type="float">
            <text:p>4143.450195</text:p>
          </table:table-cell>
          <table:table-cell office:value-type="float" office:value="4203.745605" calcext:value-type="float">
            <text:p>4203.745605</text:p>
          </table:table-cell>
          <table:table-cell office:value-type="float" office:value="146.156067" calcext:value-type="float">
            <text:p>146.156067</text:p>
          </table:table-cell>
          <table:table-cell table:formula="of:=[.C36]-[.C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6" calcext:value-type="float">
            <text:p>8376</text:p>
          </table:table-cell>
          <table:table-cell office:value-type="float" office:value="4167.368164" calcext:value-type="float">
            <text:p>4167.368164</text:p>
          </table:table-cell>
          <table:table-cell office:value-type="float" office:value="4240.172852" calcext:value-type="float">
            <text:p>4240.172852</text:p>
          </table:table-cell>
          <table:table-cell office:value-type="float" office:value="146.999741" calcext:value-type="float">
            <text:p>146.999741</text:p>
          </table:table-cell>
          <table:table-cell table:formula="of:=[.C37]-[.C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1" calcext:value-type="float">
            <text:p>8411</text:p>
          </table:table-cell>
          <table:table-cell office:value-type="float" office:value="4187.296875" calcext:value-type="float">
            <text:p>4187.296875</text:p>
          </table:table-cell>
          <table:table-cell office:value-type="float" office:value="4231.179688" calcext:value-type="float">
            <text:p>4231.179688</text:p>
          </table:table-cell>
          <table:table-cell office:value-type="float" office:value="147.702713" calcext:value-type="float">
            <text:p>147.702713</text:p>
          </table:table-cell>
          <table:table-cell table:formula="of:=[.C38]-[.C3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5" calcext:value-type="float">
            <text:p>8445</text:p>
          </table:table-cell>
          <table:table-cell office:value-type="float" office:value="4199.833008" calcext:value-type="float">
            <text:p>4199.833008</text:p>
          </table:table-cell>
          <table:table-cell office:value-type="float" office:value="4198.227051" calcext:value-type="float">
            <text:p>4198.227051</text:p>
          </table:table-cell>
          <table:table-cell office:value-type="float" office:value="148.144913" calcext:value-type="float">
            <text:p>148.144913</text:p>
          </table:table-cell>
          <table:table-cell table:formula="of:=[.C39]-[.C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9" calcext:value-type="float">
            <text:p>8479</text:p>
          </table:table-cell>
          <table:table-cell office:value-type="float" office:value="4209.193359" calcext:value-type="float">
            <text:p>4209.193359</text:p>
          </table:table-cell>
          <table:table-cell office:value-type="float" office:value="4198.902344" calcext:value-type="float">
            <text:p>4198.902344</text:p>
          </table:table-cell>
          <table:table-cell office:value-type="float" office:value="148.475082" calcext:value-type="float">
            <text:p>148.475082</text:p>
          </table:table-cell>
          <table:table-cell table:formula="of:=[.C40]-[.C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3" calcext:value-type="float">
            <text:p>8513</text:p>
          </table:table-cell>
          <table:table-cell office:value-type="float" office:value="4212.452148" calcext:value-type="float">
            <text:p>4212.452148</text:p>
          </table:table-cell>
          <table:table-cell office:value-type="float" office:value="4199.438477" calcext:value-type="float">
            <text:p>4199.438477</text:p>
          </table:table-cell>
          <table:table-cell office:value-type="float" office:value="148.590042" calcext:value-type="float">
            <text:p>148.590042</text:p>
          </table:table-cell>
          <table:table-cell table:formula="of:=[.C41]-[.C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7" calcext:value-type="float">
            <text:p>8547</text:p>
          </table:table-cell>
          <table:table-cell office:value-type="float" office:value="4212.745117" calcext:value-type="float">
            <text:p>4212.745117</text:p>
          </table:table-cell>
          <table:table-cell office:value-type="float" office:value="4185.638672" calcext:value-type="float">
            <text:p>4185.638672</text:p>
          </table:table-cell>
          <table:table-cell office:value-type="float" office:value="148.600372" calcext:value-type="float">
            <text:p>148.600372</text:p>
          </table:table-cell>
          <table:table-cell table:formula="of:=[.C42]-[.C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1" calcext:value-type="float">
            <text:p>8581</text:p>
          </table:table-cell>
          <table:table-cell office:value-type="float" office:value="4208.791016" calcext:value-type="float">
            <text:p>4208.791016</text:p>
          </table:table-cell>
          <table:table-cell office:value-type="float" office:value="4173.404785" calcext:value-type="float">
            <text:p>4173.404785</text:p>
          </table:table-cell>
          <table:table-cell office:value-type="float" office:value="148.460892" calcext:value-type="float">
            <text:p>148.460892</text:p>
          </table:table-cell>
          <table:table-cell table:formula="of:=[.C43]-[.C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5" calcext:value-type="float">
            <text:p>8615</text:p>
          </table:table-cell>
          <table:table-cell office:value-type="float" office:value="4201.850586" calcext:value-type="float">
            <text:p>4201.850586</text:p>
          </table:table-cell>
          <table:table-cell office:value-type="float" office:value="4168.993164" calcext:value-type="float">
            <text:p>4168.993164</text:p>
          </table:table-cell>
          <table:table-cell office:value-type="float" office:value="148.21608" calcext:value-type="float">
            <text:p>148.21608</text:p>
          </table:table-cell>
          <table:table-cell table:formula="of:=[.C44]-[.C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9" calcext:value-type="float">
            <text:p>8649</text:p>
          </table:table-cell>
          <table:table-cell office:value-type="float" office:value="4197.23877" calcext:value-type="float">
            <text:p>4197.23877</text:p>
          </table:table-cell>
          <table:table-cell office:value-type="float" office:value="4172.681641" calcext:value-type="float">
            <text:p>4172.681641</text:p>
          </table:table-cell>
          <table:table-cell office:value-type="float" office:value="148.053406" calcext:value-type="float">
            <text:p>148.053406</text:p>
          </table:table-cell>
          <table:table-cell table:formula="of:=[.C45]-[.C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4" calcext:value-type="float">
            <text:p>8684</text:p>
          </table:table-cell>
          <table:table-cell office:value-type="float" office:value="4196.088867" calcext:value-type="float">
            <text:p>4196.088867</text:p>
          </table:table-cell>
          <table:table-cell office:value-type="float" office:value="4192.245605" calcext:value-type="float">
            <text:p>4192.245605</text:p>
          </table:table-cell>
          <table:table-cell office:value-type="float" office:value="148.012833" calcext:value-type="float">
            <text:p>148.012833</text:p>
          </table:table-cell>
          <table:table-cell table:formula="of:=[.C46]-[.C4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8" calcext:value-type="float">
            <text:p>8718</text:p>
          </table:table-cell>
          <table:table-cell office:value-type="float" office:value="4195.073242" calcext:value-type="float">
            <text:p>4195.073242</text:p>
          </table:table-cell>
          <table:table-cell office:value-type="float" office:value="4230.018066" calcext:value-type="float">
            <text:p>4230.018066</text:p>
          </table:table-cell>
          <table:table-cell office:value-type="float" office:value="147.97702" calcext:value-type="float">
            <text:p>147.97702</text:p>
          </table:table-cell>
          <table:table-cell table:formula="of:=[.C47]-[.C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2" calcext:value-type="float">
            <text:p>8752</text:p>
          </table:table-cell>
          <table:table-cell office:value-type="float" office:value="4197.897949" calcext:value-type="float">
            <text:p>4197.897949</text:p>
          </table:table-cell>
          <table:table-cell office:value-type="float" office:value="4259.429688" calcext:value-type="float">
            <text:p>4259.429688</text:p>
          </table:table-cell>
          <table:table-cell office:value-type="float" office:value="148.076645" calcext:value-type="float">
            <text:p>148.076645</text:p>
          </table:table-cell>
          <table:table-cell table:formula="of:=[.C48]-[.C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6" calcext:value-type="float">
            <text:p>8786</text:p>
          </table:table-cell>
          <table:table-cell office:value-type="float" office:value="4205.061523" calcext:value-type="float">
            <text:p>4205.061523</text:p>
          </table:table-cell>
          <table:table-cell office:value-type="float" office:value="4269.861328" calcext:value-type="float">
            <text:p>4269.861328</text:p>
          </table:table-cell>
          <table:table-cell office:value-type="float" office:value="148.329346" calcext:value-type="float">
            <text:p>148.329346</text:p>
          </table:table-cell>
          <table:table-cell table:formula="of:=[.C49]-[.C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0" calcext:value-type="float">
            <text:p>8820</text:p>
          </table:table-cell>
          <table:table-cell office:value-type="float" office:value="4218.375" calcext:value-type="float">
            <text:p>4218.375</text:p>
          </table:table-cell>
          <table:table-cell office:value-type="float" office:value="4332.041016" calcext:value-type="float">
            <text:p>4332.041016</text:p>
          </table:table-cell>
          <table:table-cell office:value-type="float" office:value="148.798965" calcext:value-type="float">
            <text:p>148.798965</text:p>
          </table:table-cell>
          <table:table-cell table:formula="of:=[.C50]-[.C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4" calcext:value-type="float">
            <text:p>8854</text:p>
          </table:table-cell>
          <table:table-cell office:value-type="float" office:value="4236.364746" calcext:value-type="float">
            <text:p>4236.364746</text:p>
          </table:table-cell>
          <table:table-cell office:value-type="float" office:value="4379.336426" calcext:value-type="float">
            <text:p>4379.336426</text:p>
          </table:table-cell>
          <table:table-cell office:value-type="float" office:value="149.433533" calcext:value-type="float">
            <text:p>149.433533</text:p>
          </table:table-cell>
          <table:table-cell table:formula="of:=[.C51]-[.C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8" calcext:value-type="float">
            <text:p>8888</text:p>
          </table:table-cell>
          <table:table-cell office:value-type="float" office:value="4256.619629" calcext:value-type="float">
            <text:p>4256.619629</text:p>
          </table:table-cell>
          <table:table-cell office:value-type="float" office:value="4388.184082" calcext:value-type="float">
            <text:p>4388.184082</text:p>
          </table:table-cell>
          <table:table-cell office:value-type="float" office:value="150.147995" calcext:value-type="float">
            <text:p>150.147995</text:p>
          </table:table-cell>
          <table:table-cell table:formula="of:=[.C52]-[.C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office:value-type="float" office:value="4280.514648" calcext:value-type="float">
            <text:p>4280.514648</text:p>
          </table:table-cell>
          <table:table-cell office:value-type="float" office:value="4412.361328" calcext:value-type="float">
            <text:p>4412.361328</text:p>
          </table:table-cell>
          <table:table-cell office:value-type="float" office:value="150.990875" calcext:value-type="float">
            <text:p>150.990875</text:p>
          </table:table-cell>
          <table:table-cell table:formula="of:=[.C53]-[.C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6" calcext:value-type="float">
            <text:p>8956</text:p>
          </table:table-cell>
          <table:table-cell office:value-type="float" office:value="4313.15625" calcext:value-type="float">
            <text:p>4313.15625</text:p>
          </table:table-cell>
          <table:table-cell office:value-type="float" office:value="4495.40918" calcext:value-type="float">
            <text:p>4495.40918</text:p>
          </table:table-cell>
          <table:table-cell office:value-type="float" office:value="152.142273" calcext:value-type="float">
            <text:p>152.142273</text:p>
          </table:table-cell>
          <table:table-cell table:formula="of:=[.C54]-[.C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1" calcext:value-type="float">
            <text:p>8991</text:p>
          </table:table-cell>
          <table:table-cell office:value-type="float" office:value="4349.651367" calcext:value-type="float">
            <text:p>4349.651367</text:p>
          </table:table-cell>
          <table:table-cell office:value-type="float" office:value="4537.631836" calcext:value-type="float">
            <text:p>4537.631836</text:p>
          </table:table-cell>
          <table:table-cell office:value-type="float" office:value="153.429596" calcext:value-type="float">
            <text:p>153.429596</text:p>
          </table:table-cell>
          <table:table-cell table:formula="of:=[.C55]-[.C5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5" calcext:value-type="float">
            <text:p>9025</text:p>
          </table:table-cell>
          <table:table-cell office:value-type="float" office:value="4387.778809" calcext:value-type="float">
            <text:p>4387.778809</text:p>
          </table:table-cell>
          <table:table-cell office:value-type="float" office:value="4573.520508" calcext:value-type="float">
            <text:p>4573.520508</text:p>
          </table:table-cell>
          <table:table-cell office:value-type="float" office:value="154.774506" calcext:value-type="float">
            <text:p>154.774506</text:p>
          </table:table-cell>
          <table:table-cell table:formula="of:=[.C56]-[.C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9" calcext:value-type="float">
            <text:p>9059</text:p>
          </table:table-cell>
          <table:table-cell office:value-type="float" office:value="4422.414062" calcext:value-type="float">
            <text:p>4422.414062</text:p>
          </table:table-cell>
          <table:table-cell office:value-type="float" office:value="4576.372559" calcext:value-type="float">
            <text:p>4576.372559</text:p>
          </table:table-cell>
          <table:table-cell office:value-type="float" office:value="155.996231" calcext:value-type="float">
            <text:p>155.996231</text:p>
          </table:table-cell>
          <table:table-cell table:formula="of:=[.C57]-[.C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3" calcext:value-type="float">
            <text:p>9093</text:p>
          </table:table-cell>
          <table:table-cell office:value-type="float" office:value="4449.118164" calcext:value-type="float">
            <text:p>4449.118164</text:p>
          </table:table-cell>
          <table:table-cell office:value-type="float" office:value="4526.46582" calcext:value-type="float">
            <text:p>4526.46582</text:p>
          </table:table-cell>
          <table:table-cell office:value-type="float" office:value="156.938187" calcext:value-type="float">
            <text:p>156.938187</text:p>
          </table:table-cell>
          <table:table-cell table:formula="of:=[.C58]-[.C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7" calcext:value-type="float">
            <text:p>9127</text:p>
          </table:table-cell>
          <table:table-cell office:value-type="float" office:value="4465.73291" calcext:value-type="float">
            <text:p>4465.73291</text:p>
          </table:table-cell>
          <table:table-cell office:value-type="float" office:value="4436.002441" calcext:value-type="float">
            <text:p>4436.002441</text:p>
          </table:table-cell>
          <table:table-cell office:value-type="float" office:value="157.524261" calcext:value-type="float">
            <text:p>157.524261</text:p>
          </table:table-cell>
          <table:table-cell table:formula="of:=[.C59]-[.C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1" calcext:value-type="float">
            <text:p>9161</text:p>
          </table:table-cell>
          <table:table-cell office:value-type="float" office:value="4471.388672" calcext:value-type="float">
            <text:p>4471.388672</text:p>
          </table:table-cell>
          <table:table-cell office:value-type="float" office:value="4388.602051" calcext:value-type="float">
            <text:p>4388.602051</text:p>
          </table:table-cell>
          <table:table-cell office:value-type="float" office:value="157.72377" calcext:value-type="float">
            <text:p>157.72377</text:p>
          </table:table-cell>
          <table:table-cell table:formula="of:=[.C60]-[.C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4473.387207" calcext:value-type="float">
            <text:p>4473.387207</text:p>
          </table:table-cell>
          <table:table-cell office:value-type="float" office:value="4399.320312" calcext:value-type="float">
            <text:p>4399.320312</text:p>
          </table:table-cell>
          <table:table-cell office:value-type="float" office:value="157.794266" calcext:value-type="float">
            <text:p>157.794266</text:p>
          </table:table-cell>
          <table:table-cell table:formula="of:=[.C61]-[.C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9" calcext:value-type="float">
            <text:p>9229</text:p>
          </table:table-cell>
          <table:table-cell office:value-type="float" office:value="4473.873047" calcext:value-type="float">
            <text:p>4473.873047</text:p>
          </table:table-cell>
          <table:table-cell office:value-type="float" office:value="4393.041016" calcext:value-type="float">
            <text:p>4393.041016</text:p>
          </table:table-cell>
          <table:table-cell office:value-type="float" office:value="157.811401" calcext:value-type="float">
            <text:p>157.811401</text:p>
          </table:table-cell>
          <table:table-cell table:formula="of:=[.C62]-[.C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4" calcext:value-type="float">
            <text:p>9264</text:p>
          </table:table-cell>
          <table:table-cell office:value-type="float" office:value="4469.404785" calcext:value-type="float">
            <text:p>4469.404785</text:p>
          </table:table-cell>
          <table:table-cell office:value-type="float" office:value="4367.677246" calcext:value-type="float">
            <text:p>4367.677246</text:p>
          </table:table-cell>
          <table:table-cell office:value-type="float" office:value="157.653778" calcext:value-type="float">
            <text:p>157.653778</text:p>
          </table:table-cell>
          <table:table-cell table:formula="of:=[.C63]-[.C6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8" calcext:value-type="float">
            <text:p>9298</text:p>
          </table:table-cell>
          <table:table-cell office:value-type="float" office:value="4445.731445" calcext:value-type="float">
            <text:p>4445.731445</text:p>
          </table:table-cell>
          <table:table-cell office:value-type="float" office:value="4258.681641" calcext:value-type="float">
            <text:p>4258.681641</text:p>
          </table:table-cell>
          <table:table-cell office:value-type="float" office:value="156.818726" calcext:value-type="float">
            <text:p>156.818726</text:p>
          </table:table-cell>
          <table:table-cell table:formula="of:=[.C64]-[.C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2" calcext:value-type="float">
            <text:p>9332</text:p>
          </table:table-cell>
          <table:table-cell office:value-type="float" office:value="4387.584961" calcext:value-type="float">
            <text:p>4387.584961</text:p>
          </table:table-cell>
          <table:table-cell office:value-type="float" office:value="3956.163574" calcext:value-type="float">
            <text:p>3956.163574</text:p>
          </table:table-cell>
          <table:table-cell office:value-type="float" office:value="154.76767" calcext:value-type="float">
            <text:p>154.76767</text:p>
          </table:table-cell>
          <table:table-cell table:formula="of:=[.C65]-[.C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6" calcext:value-type="float">
            <text:p>9366</text:p>
          </table:table-cell>
          <table:table-cell office:value-type="float" office:value="4261.494141" calcext:value-type="float">
            <text:p>4261.494141</text:p>
          </table:table-cell>
          <table:table-cell office:value-type="float" office:value="3312.613525" calcext:value-type="float">
            <text:p>3312.613525</text:p>
          </table:table-cell>
          <table:table-cell office:value-type="float" office:value="150.319946" calcext:value-type="float">
            <text:p>150.319946</text:p>
          </table:table-cell>
          <table:table-cell table:formula="of:=[.C66]-[.C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0" calcext:value-type="float">
            <text:p>9400</text:p>
          </table:table-cell>
          <table:table-cell office:value-type="float" office:value="4048.9375" calcext:value-type="float">
            <text:p>4048.9375</text:p>
          </table:table-cell>
          <table:table-cell office:value-type="float" office:value="2450.804443" calcext:value-type="float">
            <text:p>2450.804443</text:p>
          </table:table-cell>
          <table:table-cell office:value-type="float" office:value="142.82222" calcext:value-type="float">
            <text:p>142.82222</text:p>
          </table:table-cell>
          <table:table-cell table:formula="of:=[.C67]-[.C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4" calcext:value-type="float">
            <text:p>9434</text:p>
          </table:table-cell>
          <table:table-cell office:value-type="float" office:value="3792.744629" calcext:value-type="float">
            <text:p>3792.744629</text:p>
          </table:table-cell>
          <table:table-cell office:value-type="float" office:value="1964.536377" calcext:value-type="float">
            <text:p>1964.536377</text:p>
          </table:table-cell>
          <table:table-cell office:value-type="float" office:value="133.785278" calcext:value-type="float">
            <text:p>133.785278</text:p>
          </table:table-cell>
          <table:table-cell table:formula="of:=[.C68]-[.C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8" calcext:value-type="float">
            <text:p>9468</text:p>
          </table:table-cell>
          <table:table-cell office:value-type="float" office:value="3522.102051" calcext:value-type="float">
            <text:p>3522.102051</text:p>
          </table:table-cell>
          <table:table-cell office:value-type="float" office:value="1729.577271" calcext:value-type="float">
            <text:p>1729.577271</text:p>
          </table:table-cell>
          <table:table-cell office:value-type="float" office:value="124.238625" calcext:value-type="float">
            <text:p>124.238625</text:p>
          </table:table-cell>
          <table:table-cell table:formula="of:=[.C69]-[.C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2" calcext:value-type="float">
            <text:p>9502</text:p>
          </table:table-cell>
          <table:table-cell office:value-type="float" office:value="3241.987793" calcext:value-type="float">
            <text:p>3241.987793</text:p>
          </table:table-cell>
          <table:table-cell office:value-type="float" office:value="1587.461304" calcext:value-type="float">
            <text:p>1587.461304</text:p>
          </table:table-cell>
          <table:table-cell office:value-type="float" office:value="114.35788" calcext:value-type="float">
            <text:p>114.35788</text:p>
          </table:table-cell>
          <table:table-cell table:formula="of:=[.C70]-[.C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7" calcext:value-type="float">
            <text:p>9537</text:p>
          </table:table-cell>
          <table:table-cell office:value-type="float" office:value="2956.252441" calcext:value-type="float">
            <text:p>2956.252441</text:p>
          </table:table-cell>
          <table:table-cell office:value-type="float" office:value="1541.965942" calcext:value-type="float">
            <text:p>1541.965942</text:p>
          </table:table-cell>
          <table:table-cell office:value-type="float" office:value="104.278847" calcext:value-type="float">
            <text:p>104.278847</text:p>
          </table:table-cell>
          <table:table-cell table:formula="of:=[.C71]-[.C7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1" calcext:value-type="float">
            <text:p>9571</text:p>
          </table:table-cell>
          <table:table-cell office:value-type="float" office:value="2675.842285" calcext:value-type="float">
            <text:p>2675.842285</text:p>
          </table:table-cell>
          <table:table-cell office:value-type="float" office:value="1588.938599" calcext:value-type="float">
            <text:p>1588.938599</text:p>
          </table:table-cell>
          <table:table-cell office:value-type="float" office:value="94.387657" calcext:value-type="float">
            <text:p>94.387657</text:p>
          </table:table-cell>
          <table:table-cell table:formula="of:=[.C72]-[.C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5" calcext:value-type="float">
            <text:p>9605</text:p>
          </table:table-cell>
          <table:table-cell office:value-type="float" office:value="2399.886963" calcext:value-type="float">
            <text:p>2399.886963</text:p>
          </table:table-cell>
          <table:table-cell office:value-type="float" office:value="1608.125" calcext:value-type="float">
            <text:p>1608.125</text:p>
          </table:table-cell>
          <table:table-cell office:value-type="float" office:value="84.65361" calcext:value-type="float">
            <text:p>84.65361</text:p>
          </table:table-cell>
          <table:table-cell table:formula="of:=[.C73]-[.C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9" calcext:value-type="float">
            <text:p>9639</text:p>
          </table:table-cell>
          <table:table-cell office:value-type="float" office:value="2137.66333" calcext:value-type="float">
            <text:p>2137.66333</text:p>
          </table:table-cell>
          <table:table-cell office:value-type="float" office:value="1636.445435" calcext:value-type="float">
            <text:p>1636.445435</text:p>
          </table:table-cell>
          <table:table-cell office:value-type="float" office:value="75.403938" calcext:value-type="float">
            <text:p>75.403938</text:p>
          </table:table-cell>
          <table:table-cell table:formula="of:=[.C74]-[.C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3" calcext:value-type="float">
            <text:p>9673</text:p>
          </table:table-cell>
          <table:table-cell office:value-type="float" office:value="1907.144775" calcext:value-type="float">
            <text:p>1907.144775</text:p>
          </table:table-cell>
          <table:table-cell office:value-type="float" office:value="1650.979492" calcext:value-type="float">
            <text:p>1650.979492</text:p>
          </table:table-cell>
          <table:table-cell office:value-type="float" office:value="67.272621" calcext:value-type="float">
            <text:p>67.272621</text:p>
          </table:table-cell>
          <table:table-cell table:formula="of:=[.C75]-[.C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7" calcext:value-type="float">
            <text:p>9707</text:p>
          </table:table-cell>
          <table:table-cell office:value-type="float" office:value="1744.196289" calcext:value-type="float">
            <text:p>1744.196289</text:p>
          </table:table-cell>
          <table:table-cell office:value-type="float" office:value="1683.129517" calcext:value-type="float">
            <text:p>1683.129517</text:p>
          </table:table-cell>
          <table:table-cell office:value-type="float" office:value="61.52478" calcext:value-type="float">
            <text:p>61.52478</text:p>
          </table:table-cell>
          <table:table-cell table:formula="of:=[.C76]-[.C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1" calcext:value-type="float">
            <text:p>9741</text:p>
          </table:table-cell>
          <table:table-cell office:value-type="float" office:value="1666.745117" calcext:value-type="float">
            <text:p>1666.745117</text:p>
          </table:table-cell>
          <table:table-cell office:value-type="float" office:value="1676.293213" calcext:value-type="float">
            <text:p>1676.293213</text:p>
          </table:table-cell>
          <table:table-cell office:value-type="float" office:value="58.792767" calcext:value-type="float">
            <text:p>58.792767</text:p>
          </table:table-cell>
          <table:table-cell table:formula="of:=[.C77]-[.C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5" calcext:value-type="float">
            <text:p>9775</text:p>
          </table:table-cell>
          <table:table-cell office:value-type="float" office:value="1636.561768" calcext:value-type="float">
            <text:p>1636.561768</text:p>
          </table:table-cell>
          <table:table-cell office:value-type="float" office:value="1662.702271" calcext:value-type="float">
            <text:p>1662.702271</text:p>
          </table:table-cell>
          <table:table-cell office:value-type="float" office:value="57.728081" calcext:value-type="float">
            <text:p>57.728081</text:p>
          </table:table-cell>
          <table:table-cell table:formula="of:=[.C78]-[.C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10" calcext:value-type="float">
            <text:p>9810</text:p>
          </table:table-cell>
          <table:table-cell office:value-type="float" office:value="1629.508545" calcext:value-type="float">
            <text:p>1629.508545</text:p>
          </table:table-cell>
          <table:table-cell office:value-type="float" office:value="1659.04541" calcext:value-type="float">
            <text:p>1659.04541</text:p>
          </table:table-cell>
          <table:table-cell office:value-type="float" office:value="57.479286" calcext:value-type="float">
            <text:p>57.479286</text:p>
          </table:table-cell>
          <table:table-cell table:formula="of:=[.C79]-[.C7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4" calcext:value-type="float">
            <text:p>9844</text:p>
          </table:table-cell>
          <table:table-cell office:value-type="float" office:value="1638.550171" calcext:value-type="float">
            <text:p>1638.550171</text:p>
          </table:table-cell>
          <table:table-cell office:value-type="float" office:value="1677.877319" calcext:value-type="float">
            <text:p>1677.877319</text:p>
          </table:table-cell>
          <table:table-cell office:value-type="float" office:value="57.798218" calcext:value-type="float">
            <text:p>57.798218</text:p>
          </table:table-cell>
          <table:table-cell table:formula="of:=[.C80]-[.C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8" calcext:value-type="float">
            <text:p>9878</text:p>
          </table:table-cell>
          <table:table-cell office:value-type="float" office:value="1658.696533" calcext:value-type="float">
            <text:p>1658.696533</text:p>
          </table:table-cell>
          <table:table-cell office:value-type="float" office:value="1743.429565" calcext:value-type="float">
            <text:p>1743.429565</text:p>
          </table:table-cell>
          <table:table-cell office:value-type="float" office:value="58.508862" calcext:value-type="float">
            <text:p>58.508862</text:p>
          </table:table-cell>
          <table:table-cell table:formula="of:=[.C81]-[.C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2" calcext:value-type="float">
            <text:p>9912</text:p>
          </table:table-cell>
          <table:table-cell office:value-type="float" office:value="1681.244385" calcext:value-type="float">
            <text:p>1681.244385</text:p>
          </table:table-cell>
          <table:table-cell office:value-type="float" office:value="1814.415894" calcext:value-type="float">
            <text:p>1814.415894</text:p>
          </table:table-cell>
          <table:table-cell office:value-type="float" office:value="59.304214" calcext:value-type="float">
            <text:p>59.304214</text:p>
          </table:table-cell>
          <table:table-cell table:formula="of:=[.C82]-[.C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6" calcext:value-type="float">
            <text:p>9946</text:p>
          </table:table-cell>
          <table:table-cell office:value-type="float" office:value="1715.977173" calcext:value-type="float">
            <text:p>1715.977173</text:p>
          </table:table-cell>
          <table:table-cell office:value-type="float" office:value="1955.45459" calcext:value-type="float">
            <text:p>1955.45459</text:p>
          </table:table-cell>
          <table:table-cell office:value-type="float" office:value="60.529377" calcext:value-type="float">
            <text:p>60.529377</text:p>
          </table:table-cell>
          <table:table-cell table:formula="of:=[.C83]-[.C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80" calcext:value-type="float">
            <text:p>9980</text:p>
          </table:table-cell>
          <table:table-cell office:value-type="float" office:value="1756.546265" calcext:value-type="float">
            <text:p>1756.546265</text:p>
          </table:table-cell>
          <table:table-cell office:value-type="float" office:value="2042.136353" calcext:value-type="float">
            <text:p>2042.136353</text:p>
          </table:table-cell>
          <table:table-cell office:value-type="float" office:value="61.960411" calcext:value-type="float">
            <text:p>61.960411</text:p>
          </table:table-cell>
          <table:table-cell table:formula="of:=[.C84]-[.C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4" calcext:value-type="float">
            <text:p>10014</text:p>
          </table:table-cell>
          <table:table-cell office:value-type="float" office:value="1801.69397" calcext:value-type="float">
            <text:p>1801.69397</text:p>
          </table:table-cell>
          <table:table-cell office:value-type="float" office:value="2102.456787" calcext:value-type="float">
            <text:p>2102.456787</text:p>
          </table:table-cell>
          <table:table-cell office:value-type="float" office:value="63.552952" calcext:value-type="float">
            <text:p>63.552952</text:p>
          </table:table-cell>
          <table:table-cell table:formula="of:=[.C85]-[.C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8" calcext:value-type="float">
            <text:p>10048</text:p>
          </table:table-cell>
          <table:table-cell office:value-type="float" office:value="1847.014038" calcext:value-type="float">
            <text:p>1847.014038</text:p>
          </table:table-cell>
          <table:table-cell office:value-type="float" office:value="2136.32959" calcext:value-type="float">
            <text:p>2136.32959</text:p>
          </table:table-cell>
          <table:table-cell office:value-type="float" office:value="65.151573" calcext:value-type="float">
            <text:p>65.151573</text:p>
          </table:table-cell>
          <table:table-cell table:formula="of:=[.C86]-[.C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82" calcext:value-type="float">
            <text:p>10082</text:p>
          </table:table-cell>
          <table:table-cell office:value-type="float" office:value="1891.636719" calcext:value-type="float">
            <text:p>1891.636719</text:p>
          </table:table-cell>
          <table:table-cell office:value-type="float" office:value="2122.520508" calcext:value-type="float">
            <text:p>2122.520508</text:p>
          </table:table-cell>
          <table:table-cell office:value-type="float" office:value="66.725594" calcext:value-type="float">
            <text:p>66.725594</text:p>
          </table:table-cell>
          <table:table-cell table:formula="of:=[.C87]-[.C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7" calcext:value-type="float">
            <text:p>10117</text:p>
          </table:table-cell>
          <table:table-cell office:value-type="float" office:value="1931.716431" calcext:value-type="float">
            <text:p>1931.716431</text:p>
          </table:table-cell>
          <table:table-cell office:value-type="float" office:value="2063.497803" calcext:value-type="float">
            <text:p>2063.497803</text:p>
          </table:table-cell>
          <table:table-cell office:value-type="float" office:value="68.139366" calcext:value-type="float">
            <text:p>68.139366</text:p>
          </table:table-cell>
          <table:table-cell table:formula="of:=[.C88]-[.C8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51" calcext:value-type="float">
            <text:p>10151</text:p>
          </table:table-cell>
          <table:table-cell office:value-type="float" office:value="1961.123413" calcext:value-type="float">
            <text:p>1961.123413</text:p>
          </table:table-cell>
          <table:table-cell office:value-type="float" office:value="1953.115967" calcext:value-type="float">
            <text:p>1953.115967</text:p>
          </table:table-cell>
          <table:table-cell office:value-type="float" office:value="69.176666" calcext:value-type="float">
            <text:p>69.176666</text:p>
          </table:table-cell>
          <table:table-cell table:formula="of:=[.C89]-[.C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5" calcext:value-type="float">
            <text:p>10185</text:p>
          </table:table-cell>
          <table:table-cell office:value-type="float" office:value="1977.37915" calcext:value-type="float">
            <text:p>1977.37915</text:p>
          </table:table-cell>
          <table:table-cell office:value-type="float" office:value="1840.434082" calcext:value-type="float">
            <text:p>1840.434082</text:p>
          </table:table-cell>
          <table:table-cell office:value-type="float" office:value="69.750069" calcext:value-type="float">
            <text:p>69.750069</text:p>
          </table:table-cell>
          <table:table-cell table:formula="of:=[.C90]-[.C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9" calcext:value-type="float">
            <text:p>10219</text:p>
          </table:table-cell>
          <table:table-cell office:value-type="float" office:value="1975.721313" calcext:value-type="float">
            <text:p>1975.721313</text:p>
          </table:table-cell>
          <table:table-cell office:value-type="float" office:value="1726.852295" calcext:value-type="float">
            <text:p>1726.852295</text:p>
          </table:table-cell>
          <table:table-cell office:value-type="float" office:value="69.691597" calcext:value-type="float">
            <text:p>69.691597</text:p>
          </table:table-cell>
          <table:table-cell table:formula="of:=[.C91]-[.C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53" calcext:value-type="float">
            <text:p>10253</text:p>
          </table:table-cell>
          <table:table-cell office:value-type="float" office:value="1953.907959" calcext:value-type="float">
            <text:p>1953.907959</text:p>
          </table:table-cell>
          <table:table-cell office:value-type="float" office:value="1596.28186" calcext:value-type="float">
            <text:p>1596.28186</text:p>
          </table:table-cell>
          <table:table-cell office:value-type="float" office:value="68.92215" calcext:value-type="float">
            <text:p>68.92215</text:p>
          </table:table-cell>
          <table:table-cell table:formula="of:=[.C92]-[.C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7" calcext:value-type="float">
            <text:p>10287</text:p>
          </table:table-cell>
          <table:table-cell office:value-type="float" office:value="1907.434204" calcext:value-type="float">
            <text:p>1907.434204</text:p>
          </table:table-cell>
          <table:table-cell office:value-type="float" office:value="1490.715942" calcext:value-type="float">
            <text:p>1490.715942</text:p>
          </table:table-cell>
          <table:table-cell office:value-type="float" office:value="67.282837" calcext:value-type="float">
            <text:p>67.282837</text:p>
          </table:table-cell>
          <table:table-cell table:formula="of:=[.C93]-[.C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21" calcext:value-type="float">
            <text:p>10321</text:p>
          </table:table-cell>
          <table:table-cell office:value-type="float" office:value="1841.686768" calcext:value-type="float">
            <text:p>1841.686768</text:p>
          </table:table-cell>
          <table:table-cell office:value-type="float" office:value="1384.661377" calcext:value-type="float">
            <text:p>1384.661377</text:p>
          </table:table-cell>
          <table:table-cell office:value-type="float" office:value="64.963661" calcext:value-type="float">
            <text:p>64.963661</text:p>
          </table:table-cell>
          <table:table-cell table:formula="of:=[.C94]-[.C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5" calcext:value-type="float">
            <text:p>10355</text:p>
          </table:table-cell>
          <table:table-cell office:value-type="float" office:value="1762.178467" calcext:value-type="float">
            <text:p>1762.178467</text:p>
          </table:table-cell>
          <table:table-cell office:value-type="float" office:value="1307.375" calcext:value-type="float">
            <text:p>1307.375</text:p>
          </table:table-cell>
          <table:table-cell office:value-type="float" office:value="62.159084" calcext:value-type="float">
            <text:p>62.159084</text:p>
          </table:table-cell>
          <table:table-cell table:formula="of:=[.C95]-[.C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90" calcext:value-type="float">
            <text:p>10390</text:p>
          </table:table-cell>
          <table:table-cell office:value-type="float" office:value="1672.135376" calcext:value-type="float">
            <text:p>1672.135376</text:p>
          </table:table-cell>
          <table:table-cell office:value-type="float" office:value="1235.897705" calcext:value-type="float">
            <text:p>1235.897705</text:p>
          </table:table-cell>
          <table:table-cell office:value-type="float" office:value="58.982903" calcext:value-type="float">
            <text:p>58.982903</text:p>
          </table:table-cell>
          <table:table-cell table:formula="of:=[.C96]-[.C9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4" calcext:value-type="float">
            <text:p>10424</text:p>
          </table:table-cell>
          <table:table-cell office:value-type="float" office:value="1579.451416" calcext:value-type="float">
            <text:p>1579.451416</text:p>
          </table:table-cell>
          <table:table-cell office:value-type="float" office:value="1195.681763" calcext:value-type="float">
            <text:p>1195.681763</text:p>
          </table:table-cell>
          <table:table-cell office:value-type="float" office:value="55.71357" calcext:value-type="float">
            <text:p>55.71357</text:p>
          </table:table-cell>
          <table:table-cell table:formula="of:=[.C97]-[.C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8" calcext:value-type="float">
            <text:p>10458</text:p>
          </table:table-cell>
          <table:table-cell office:value-type="float" office:value="1495.321899" calcext:value-type="float">
            <text:p>1495.321899</text:p>
          </table:table-cell>
          <table:table-cell office:value-type="float" office:value="1222.202271" calcext:value-type="float">
            <text:p>1222.202271</text:p>
          </table:table-cell>
          <table:table-cell office:value-type="float" office:value="52.745983" calcext:value-type="float">
            <text:p>52.745983</text:p>
          </table:table-cell>
          <table:table-cell table:formula="of:=[.C98]-[.C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92" calcext:value-type="float">
            <text:p>10492</text:p>
          </table:table-cell>
          <table:table-cell office:value-type="float" office:value="1425.68811" calcext:value-type="float">
            <text:p>1425.68811</text:p>
          </table:table-cell>
          <table:table-cell office:value-type="float" office:value="1256.779541" calcext:value-type="float">
            <text:p>1256.779541</text:p>
          </table:table-cell>
          <table:table-cell office:value-type="float" office:value="50.289722" calcext:value-type="float">
            <text:p>50.289722</text:p>
          </table:table-cell>
          <table:table-cell table:formula="of:=[.C99]-[.C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6" calcext:value-type="float">
            <text:p>10526</text:p>
          </table:table-cell>
          <table:table-cell office:value-type="float" office:value="1374.417725" calcext:value-type="float">
            <text:p>1374.417725</text:p>
          </table:table-cell>
          <table:table-cell office:value-type="float" office:value="1327.729492" calcext:value-type="float">
            <text:p>1327.729492</text:p>
          </table:table-cell>
          <table:table-cell office:value-type="float" office:value="48.481213" calcext:value-type="float">
            <text:p>48.481213</text:p>
          </table:table-cell>
          <table:table-cell table:formula="of:=[.C100]-[.C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0" calcext:value-type="float">
            <text:p>10560</text:p>
          </table:table-cell>
          <table:table-cell office:value-type="float" office:value="1344.663818" calcext:value-type="float">
            <text:p>1344.663818</text:p>
          </table:table-cell>
          <table:table-cell office:value-type="float" office:value="1429.313599" calcext:value-type="float">
            <text:p>1429.313599</text:p>
          </table:table-cell>
          <table:table-cell office:value-type="float" office:value="47.431671" calcext:value-type="float">
            <text:p>47.431671</text:p>
          </table:table-cell>
          <table:table-cell table:formula="of:=[.C101]-[.C1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94" calcext:value-type="float">
            <text:p>10594</text:p>
          </table:table-cell>
          <table:table-cell office:value-type="float" office:value="1336.752686" calcext:value-type="float">
            <text:p>1336.752686</text:p>
          </table:table-cell>
          <table:table-cell office:value-type="float" office:value="1517.17041" calcext:value-type="float">
            <text:p>1517.17041</text:p>
          </table:table-cell>
          <table:table-cell office:value-type="float" office:value="47.152615" calcext:value-type="float">
            <text:p>47.152615</text:p>
          </table:table-cell>
          <table:table-cell table:formula="of:=[.C102]-[.C1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8" calcext:value-type="float">
            <text:p>10628</text:p>
          </table:table-cell>
          <table:table-cell office:value-type="float" office:value="1344.755615" calcext:value-type="float">
            <text:p>1344.755615</text:p>
          </table:table-cell>
          <table:table-cell office:value-type="float" office:value="1570.745483" calcext:value-type="float">
            <text:p>1570.745483</text:p>
          </table:table-cell>
          <table:table-cell office:value-type="float" office:value="47.43491" calcext:value-type="float">
            <text:p>47.43491</text:p>
          </table:table-cell>
          <table:table-cell table:formula="of:=[.C103]-[.C1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63" calcext:value-type="float">
            <text:p>10663</text:p>
          </table:table-cell>
          <table:table-cell office:value-type="float" office:value="1376.837402" calcext:value-type="float">
            <text:p>1376.837402</text:p>
          </table:table-cell>
          <table:table-cell office:value-type="float" office:value="1705.479492" calcext:value-type="float">
            <text:p>1705.479492</text:p>
          </table:table-cell>
          <table:table-cell office:value-type="float" office:value="48.566563" calcext:value-type="float">
            <text:p>48.566563</text:p>
          </table:table-cell>
          <table:table-cell table:formula="of:=[.C104]-[.C10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7" calcext:value-type="float">
            <text:p>10697</text:p>
          </table:table-cell>
          <table:table-cell office:value-type="float" office:value="1422.727173" calcext:value-type="float">
            <text:p>1422.727173</text:p>
          </table:table-cell>
          <table:table-cell office:value-type="float" office:value="1766.272705" calcext:value-type="float">
            <text:p>1766.272705</text:p>
          </table:table-cell>
          <table:table-cell office:value-type="float" office:value="50.18528" calcext:value-type="float">
            <text:p>50.18528</text:p>
          </table:table-cell>
          <table:table-cell table:formula="of:=[.C105]-[.C1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31" calcext:value-type="float">
            <text:p>10731</text:p>
          </table:table-cell>
          <table:table-cell office:value-type="float" office:value="1475.197144" calcext:value-type="float">
            <text:p>1475.197144</text:p>
          </table:table-cell>
          <table:table-cell office:value-type="float" office:value="1760.597778" calcext:value-type="float">
            <text:p>1760.597778</text:p>
          </table:table-cell>
          <table:table-cell office:value-type="float" office:value="52.036102" calcext:value-type="float">
            <text:p>52.036102</text:p>
          </table:table-cell>
          <table:table-cell table:formula="of:=[.C106]-[.C1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5" calcext:value-type="float">
            <text:p>10765</text:p>
          </table:table-cell>
          <table:table-cell office:value-type="float" office:value="1532.186279" calcext:value-type="float">
            <text:p>1532.186279</text:p>
          </table:table-cell>
          <table:table-cell office:value-type="float" office:value="1765.572754" calcext:value-type="float">
            <text:p>1765.572754</text:p>
          </table:table-cell>
          <table:table-cell office:value-type="float" office:value="54.046337" calcext:value-type="float">
            <text:p>54.046337</text:p>
          </table:table-cell>
          <table:table-cell table:formula="of:=[.C107]-[.C1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9" calcext:value-type="float">
            <text:p>10799</text:p>
          </table:table-cell>
          <table:table-cell office:value-type="float" office:value="1586.456787" calcext:value-type="float">
            <text:p>1586.456787</text:p>
          </table:table-cell>
          <table:table-cell office:value-type="float" office:value="1764.90686" calcext:value-type="float">
            <text:p>1764.90686</text:p>
          </table:table-cell>
          <table:table-cell office:value-type="float" office:value="55.960678" calcext:value-type="float">
            <text:p>55.960678</text:p>
          </table:table-cell>
          <table:table-cell table:formula="of:=[.C108]-[.C1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3" calcext:value-type="float">
            <text:p>10833</text:p>
          </table:table-cell>
          <table:table-cell office:value-type="float" office:value="1637.119995" calcext:value-type="float">
            <text:p>1637.119995</text:p>
          </table:table-cell>
          <table:table-cell office:value-type="float" office:value="1763.411377" calcext:value-type="float">
            <text:p>1763.411377</text:p>
          </table:table-cell>
          <table:table-cell office:value-type="float" office:value="57.747772" calcext:value-type="float">
            <text:p>57.747772</text:p>
          </table:table-cell>
          <table:table-cell table:formula="of:=[.C109]-[.C1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7" calcext:value-type="float">
            <text:p>10867</text:p>
          </table:table-cell>
          <table:table-cell office:value-type="float" office:value="1678.516357" calcext:value-type="float">
            <text:p>1678.516357</text:p>
          </table:table-cell>
          <table:table-cell office:value-type="float" office:value="1741.693237" calcext:value-type="float">
            <text:p>1741.693237</text:p>
          </table:table-cell>
          <table:table-cell office:value-type="float" office:value="59.207985" calcext:value-type="float">
            <text:p>59.207985</text:p>
          </table:table-cell>
          <table:table-cell table:formula="of:=[.C110]-[.C1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01" calcext:value-type="float">
            <text:p>10901</text:p>
          </table:table-cell>
          <table:table-cell office:value-type="float" office:value="1708.596924" calcext:value-type="float">
            <text:p>1708.596924</text:p>
          </table:table-cell>
          <table:table-cell office:value-type="float" office:value="1730.118164" calcext:value-type="float">
            <text:p>1730.118164</text:p>
          </table:table-cell>
          <table:table-cell office:value-type="float" office:value="60.269047" calcext:value-type="float">
            <text:p>60.269047</text:p>
          </table:table-cell>
          <table:table-cell table:formula="of:=[.C111]-[.C1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35" calcext:value-type="float">
            <text:p>10935</text:p>
          </table:table-cell>
          <table:table-cell office:value-type="float" office:value="1728.198853" calcext:value-type="float">
            <text:p>1728.198853</text:p>
          </table:table-cell>
          <table:table-cell office:value-type="float" office:value="1713.190918" calcext:value-type="float">
            <text:p>1713.190918</text:p>
          </table:table-cell>
          <table:table-cell office:value-type="float" office:value="60.960487" calcext:value-type="float">
            <text:p>60.960487</text:p>
          </table:table-cell>
          <table:table-cell table:formula="of:=[.C112]-[.C1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70" calcext:value-type="float">
            <text:p>10970</text:p>
          </table:table-cell>
          <table:table-cell office:value-type="float" office:value="1740.678467" calcext:value-type="float">
            <text:p>1740.678467</text:p>
          </table:table-cell>
          <table:table-cell office:value-type="float" office:value="1695.540894" calcext:value-type="float">
            <text:p>1695.540894</text:p>
          </table:table-cell>
          <table:table-cell office:value-type="float" office:value="61.400692" calcext:value-type="float">
            <text:p>61.400692</text:p>
          </table:table-cell>
          <table:table-cell table:formula="of:=[.C113]-[.C11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04" calcext:value-type="float">
            <text:p>11004</text:p>
          </table:table-cell>
          <table:table-cell office:value-type="float" office:value="1735.846436" calcext:value-type="float">
            <text:p>1735.846436</text:p>
          </table:table-cell>
          <table:table-cell office:value-type="float" office:value="1657.159058" calcext:value-type="float">
            <text:p>1657.159058</text:p>
          </table:table-cell>
          <table:table-cell office:value-type="float" office:value="61.230247" calcext:value-type="float">
            <text:p>61.230247</text:p>
          </table:table-cell>
          <table:table-cell table:formula="of:=[.C114]-[.C1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8" calcext:value-type="float">
            <text:p>11038</text:p>
          </table:table-cell>
          <table:table-cell office:value-type="float" office:value="1721.101318" calcext:value-type="float">
            <text:p>1721.101318</text:p>
          </table:table-cell>
          <table:table-cell office:value-type="float" office:value="1618.822754" calcext:value-type="float">
            <text:p>1618.822754</text:p>
          </table:table-cell>
          <table:table-cell office:value-type="float" office:value="60.710129" calcext:value-type="float">
            <text:p>60.710129</text:p>
          </table:table-cell>
          <table:table-cell table:formula="of:=[.C115]-[.C1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72" calcext:value-type="float">
            <text:p>11072</text:p>
          </table:table-cell>
          <table:table-cell office:value-type="float" office:value="1704.332031" calcext:value-type="float">
            <text:p>1704.332031</text:p>
          </table:table-cell>
          <table:table-cell office:value-type="float" office:value="1592.904541" calcext:value-type="float">
            <text:p>1592.904541</text:p>
          </table:table-cell>
          <table:table-cell office:value-type="float" office:value="60.118607" calcext:value-type="float">
            <text:p>60.118607</text:p>
          </table:table-cell>
          <table:table-cell table:formula="of:=[.C116]-[.C1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6" calcext:value-type="float">
            <text:p>11106</text:p>
          </table:table-cell>
          <table:table-cell office:value-type="float" office:value="1683.161499" calcext:value-type="float">
            <text:p>1683.161499</text:p>
          </table:table-cell>
          <table:table-cell office:value-type="float" office:value="1553.868164" calcext:value-type="float">
            <text:p>1553.868164</text:p>
          </table:table-cell>
          <table:table-cell office:value-type="float" office:value="59.371838" calcext:value-type="float">
            <text:p>59.371838</text:p>
          </table:table-cell>
          <table:table-cell table:formula="of:=[.C117]-[.C1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40" calcext:value-type="float">
            <text:p>11140</text:p>
          </table:table-cell>
          <table:table-cell office:value-type="float" office:value="1660.068359" calcext:value-type="float">
            <text:p>1660.068359</text:p>
          </table:table-cell>
          <table:table-cell office:value-type="float" office:value="1533.974976" calcext:value-type="float">
            <text:p>1533.974976</text:p>
          </table:table-cell>
          <table:table-cell office:value-type="float" office:value="58.557251" calcext:value-type="float">
            <text:p>58.557251</text:p>
          </table:table-cell>
          <table:table-cell table:formula="of:=[.C118]-[.C1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4" calcext:value-type="float">
            <text:p>11174</text:p>
          </table:table-cell>
          <table:table-cell office:value-type="float" office:value="1638.968994" calcext:value-type="float">
            <text:p>1638.968994</text:p>
          </table:table-cell>
          <table:table-cell office:value-type="float" office:value="1552.418213" calcext:value-type="float">
            <text:p>1552.418213</text:p>
          </table:table-cell>
          <table:table-cell office:value-type="float" office:value="57.812992" calcext:value-type="float">
            <text:p>57.812992</text:p>
          </table:table-cell>
          <table:table-cell table:formula="of:=[.C119]-[.C1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8" calcext:value-type="float">
            <text:p>11208</text:p>
          </table:table-cell>
          <table:table-cell office:value-type="float" office:value="1624.903809" calcext:value-type="float">
            <text:p>1624.903809</text:p>
          </table:table-cell>
          <table:table-cell office:value-type="float" office:value="1601.040894" calcext:value-type="float">
            <text:p>1601.040894</text:p>
          </table:table-cell>
          <table:table-cell office:value-type="float" office:value="57.316856" calcext:value-type="float">
            <text:p>57.316856</text:p>
          </table:table-cell>
          <table:table-cell table:formula="of:=[.C120]-[.C1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43" calcext:value-type="float">
            <text:p>11243</text:p>
          </table:table-cell>
          <table:table-cell office:value-type="float" office:value="1613.133301" calcext:value-type="float">
            <text:p>1613.133301</text:p>
          </table:table-cell>
          <table:table-cell office:value-type="float" office:value="1612.413696" calcext:value-type="float">
            <text:p>1612.413696</text:p>
          </table:table-cell>
          <table:table-cell office:value-type="float" office:value="56.901665" calcext:value-type="float">
            <text:p>56.901665</text:p>
          </table:table-cell>
          <table:table-cell table:formula="of:=[.C121]-[.C12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7" calcext:value-type="float">
            <text:p>11277</text:p>
          </table:table-cell>
          <table:table-cell office:value-type="float" office:value="1603.340576" calcext:value-type="float">
            <text:p>1603.340576</text:p>
          </table:table-cell>
          <table:table-cell office:value-type="float" office:value="1615.263672" calcext:value-type="float">
            <text:p>1615.263672</text:p>
          </table:table-cell>
          <table:table-cell office:value-type="float" office:value="56.556236" calcext:value-type="float">
            <text:p>56.556236</text:p>
          </table:table-cell>
          <table:table-cell table:formula="of:=[.C122]-[.C1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11" calcext:value-type="float">
            <text:p>11311</text:p>
          </table:table-cell>
          <table:table-cell office:value-type="float" office:value="1595.380615" calcext:value-type="float">
            <text:p>1595.380615</text:p>
          </table:table-cell>
          <table:table-cell office:value-type="float" office:value="1615.940918" calcext:value-type="float">
            <text:p>1615.940918</text:p>
          </table:table-cell>
          <table:table-cell office:value-type="float" office:value="56.275455" calcext:value-type="float">
            <text:p>56.275455</text:p>
          </table:table-cell>
          <table:table-cell table:formula="of:=[.C123]-[.C1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45" calcext:value-type="float">
            <text:p>11345</text:p>
          </table:table-cell>
          <table:table-cell office:value-type="float" office:value="1587.883789" calcext:value-type="float">
            <text:p>1587.883789</text:p>
          </table:table-cell>
          <table:table-cell office:value-type="float" office:value="1582.190918" calcext:value-type="float">
            <text:p>1582.190918</text:p>
          </table:table-cell>
          <table:table-cell office:value-type="float" office:value="56.011013" calcext:value-type="float">
            <text:p>56.011013</text:p>
          </table:table-cell>
          <table:table-cell table:formula="of:=[.C124]-[.C1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9" calcext:value-type="float">
            <text:p>11379</text:p>
          </table:table-cell>
          <table:table-cell office:value-type="float" office:value="1575.05603" calcext:value-type="float">
            <text:p>1575.05603</text:p>
          </table:table-cell>
          <table:table-cell office:value-type="float" office:value="1490.54541" calcext:value-type="float">
            <text:p>1490.54541</text:p>
          </table:table-cell>
          <table:table-cell office:value-type="float" office:value="55.558525" calcext:value-type="float">
            <text:p>55.558525</text:p>
          </table:table-cell>
          <table:table-cell table:formula="of:=[.C125]-[.C1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13" calcext:value-type="float">
            <text:p>11413</text:p>
          </table:table-cell>
          <table:table-cell office:value-type="float" office:value="1553.118164" calcext:value-type="float">
            <text:p>1553.118164</text:p>
          </table:table-cell>
          <table:table-cell office:value-type="float" office:value="1373.525024" calcext:value-type="float">
            <text:p>1373.525024</text:p>
          </table:table-cell>
          <table:table-cell office:value-type="float" office:value="54.784691" calcext:value-type="float">
            <text:p>54.784691</text:p>
          </table:table-cell>
          <table:table-cell table:formula="of:=[.C126]-[.C1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7" calcext:value-type="float">
            <text:p>11447</text:p>
          </table:table-cell>
          <table:table-cell office:value-type="float" office:value="1527.521362" calcext:value-type="float">
            <text:p>1527.521362</text:p>
          </table:table-cell>
          <table:table-cell office:value-type="float" office:value="1297.900024" calcext:value-type="float">
            <text:p>1297.900024</text:p>
          </table:table-cell>
          <table:table-cell office:value-type="float" office:value="53.88179" calcext:value-type="float">
            <text:p>53.88179</text:p>
          </table:table-cell>
          <table:table-cell table:formula="of:=[.C127]-[.C1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81" calcext:value-type="float">
            <text:p>11481</text:p>
          </table:table-cell>
          <table:table-cell office:value-type="float" office:value="1500.716553" calcext:value-type="float">
            <text:p>1500.716553</text:p>
          </table:table-cell>
          <table:table-cell office:value-type="float" office:value="1265.927246" calcext:value-type="float">
            <text:p>1265.927246</text:p>
          </table:table-cell>
          <table:table-cell office:value-type="float" office:value="52.936275" calcext:value-type="float">
            <text:p>52.936275</text:p>
          </table:table-cell>
          <table:table-cell table:formula="of:=[.C128]-[.C1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6" calcext:value-type="float">
            <text:p>11516</text:p>
          </table:table-cell>
          <table:table-cell office:value-type="float" office:value="1475.751709" calcext:value-type="float">
            <text:p>1475.751709</text:p>
          </table:table-cell>
          <table:table-cell office:value-type="float" office:value="1302.768188" calcext:value-type="float">
            <text:p>1302.768188</text:p>
          </table:table-cell>
          <table:table-cell office:value-type="float" office:value="52.055664" calcext:value-type="float">
            <text:p>52.055664</text:p>
          </table:table-cell>
          <table:table-cell table:formula="of:=[.C129]-[.C12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0" calcext:value-type="float">
            <text:p>11550</text:p>
          </table:table-cell>
          <table:table-cell office:value-type="float" office:value="1450.987305" calcext:value-type="float">
            <text:p>1450.987305</text:p>
          </table:table-cell>
          <table:table-cell office:value-type="float" office:value="1353.397705" calcext:value-type="float">
            <text:p>1353.397705</text:p>
          </table:table-cell>
          <table:table-cell office:value-type="float" office:value="51.182125" calcext:value-type="float">
            <text:p>51.182125</text:p>
          </table:table-cell>
          <table:table-cell table:formula="of:=[.C130]-[.C1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4" calcext:value-type="float">
            <text:p>11584</text:p>
          </table:table-cell>
          <table:table-cell office:value-type="float" office:value="1431.864868" calcext:value-type="float">
            <text:p>1431.864868</text:p>
          </table:table-cell>
          <table:table-cell office:value-type="float" office:value="1421.188599" calcext:value-type="float">
            <text:p>1421.188599</text:p>
          </table:table-cell>
          <table:table-cell office:value-type="float" office:value="50.507603" calcext:value-type="float">
            <text:p>50.507603</text:p>
          </table:table-cell>
          <table:table-cell table:formula="of:=[.C131]-[.C1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8" calcext:value-type="float">
            <text:p>11618</text:p>
          </table:table-cell>
          <table:table-cell office:value-type="float" office:value="1419.507812" calcext:value-type="float">
            <text:p>1419.507812</text:p>
          </table:table-cell>
          <table:table-cell office:value-type="float" office:value="1491.693237" calcext:value-type="float">
            <text:p>1491.693237</text:p>
          </table:table-cell>
          <table:table-cell office:value-type="float" office:value="50.07172" calcext:value-type="float">
            <text:p>50.07172</text:p>
          </table:table-cell>
          <table:table-cell table:formula="of:=[.C132]-[.C1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52" calcext:value-type="float">
            <text:p>11652</text:p>
          </table:table-cell>
          <table:table-cell office:value-type="float" office:value="1410.640869" calcext:value-type="float">
            <text:p>1410.640869</text:p>
          </table:table-cell>
          <table:table-cell office:value-type="float" office:value="1527.270508" calcext:value-type="float">
            <text:p>1527.270508</text:p>
          </table:table-cell>
          <table:table-cell office:value-type="float" office:value="49.758945" calcext:value-type="float">
            <text:p>49.758945</text:p>
          </table:table-cell>
          <table:table-cell table:formula="of:=[.C133]-[.C1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86" calcext:value-type="float">
            <text:p>11686</text:p>
          </table:table-cell>
          <table:table-cell office:value-type="float" office:value="1408.257446" calcext:value-type="float">
            <text:p>1408.257446</text:p>
          </table:table-cell>
          <table:table-cell office:value-type="float" office:value="1558.356812" calcext:value-type="float">
            <text:p>1558.356812</text:p>
          </table:table-cell>
          <table:table-cell office:value-type="float" office:value="49.674873" calcext:value-type="float">
            <text:p>49.674873</text:p>
          </table:table-cell>
          <table:table-cell table:formula="of:=[.C134]-[.C1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20" calcext:value-type="float">
            <text:p>11720</text:p>
          </table:table-cell>
          <table:table-cell office:value-type="float" office:value="1418.157471" calcext:value-type="float">
            <text:p>1418.157471</text:p>
          </table:table-cell>
          <table:table-cell office:value-type="float" office:value="1589.54541" calcext:value-type="float">
            <text:p>1589.54541</text:p>
          </table:table-cell>
          <table:table-cell office:value-type="float" office:value="50.024086" calcext:value-type="float">
            <text:p>50.024086</text:p>
          </table:table-cell>
          <table:table-cell table:formula="of:=[.C135]-[.C1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54" calcext:value-type="float">
            <text:p>11754</text:p>
          </table:table-cell>
          <table:table-cell office:value-type="float" office:value="1441.609375" calcext:value-type="float">
            <text:p>1441.609375</text:p>
          </table:table-cell>
          <table:table-cell office:value-type="float" office:value="1608.04541" calcext:value-type="float">
            <text:p>1608.04541</text:p>
          </table:table-cell>
          <table:table-cell office:value-type="float" office:value="50.85133" calcext:value-type="float">
            <text:p>50.85133</text:p>
          </table:table-cell>
          <table:table-cell table:formula="of:=[.C136]-[.C1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8" calcext:value-type="float">
            <text:p>11788</text:p>
          </table:table-cell>
          <table:table-cell office:value-type="float" office:value="1473.251587" calcext:value-type="float">
            <text:p>1473.251587</text:p>
          </table:table-cell>
          <table:table-cell office:value-type="float" office:value="1614.322754" calcext:value-type="float">
            <text:p>1614.322754</text:p>
          </table:table-cell>
          <table:table-cell office:value-type="float" office:value="51.967476" calcext:value-type="float">
            <text:p>51.967476</text:p>
          </table:table-cell>
          <table:table-cell table:formula="of:=[.C137]-[.C1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3" calcext:value-type="float">
            <text:p>11823</text:p>
          </table:table-cell>
          <table:table-cell office:value-type="float" office:value="1507.462036" calcext:value-type="float">
            <text:p>1507.462036</text:p>
          </table:table-cell>
          <table:table-cell office:value-type="float" office:value="1608.03186" calcext:value-type="float">
            <text:p>1608.03186</text:p>
          </table:table-cell>
          <table:table-cell office:value-type="float" office:value="53.174217" calcext:value-type="float">
            <text:p>53.174217</text:p>
          </table:table-cell>
          <table:table-cell table:formula="of:=[.C138]-[.C13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57" calcext:value-type="float">
            <text:p>11857</text:p>
          </table:table-cell>
          <table:table-cell office:value-type="float" office:value="1540.130859" calcext:value-type="float">
            <text:p>1540.130859</text:p>
          </table:table-cell>
          <table:table-cell office:value-type="float" office:value="1629.456787" calcext:value-type="float">
            <text:p>1629.456787</text:p>
          </table:table-cell>
          <table:table-cell office:value-type="float" office:value="54.326576" calcext:value-type="float">
            <text:p>54.326576</text:p>
          </table:table-cell>
          <table:table-cell table:formula="of:=[.C139]-[.C1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91" calcext:value-type="float">
            <text:p>11891</text:p>
          </table:table-cell>
          <table:table-cell office:value-type="float" office:value="1565.795898" calcext:value-type="float">
            <text:p>1565.795898</text:p>
          </table:table-cell>
          <table:table-cell office:value-type="float" office:value="1610.047729" calcext:value-type="float">
            <text:p>1610.047729</text:p>
          </table:table-cell>
          <table:table-cell office:value-type="float" office:value="55.231884" calcext:value-type="float">
            <text:p>55.231884</text:p>
          </table:table-cell>
          <table:table-cell table:formula="of:=[.C140]-[.C1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5" calcext:value-type="float">
            <text:p>11925</text:p>
          </table:table-cell>
          <table:table-cell office:value-type="float" office:value="1582.227905" calcext:value-type="float">
            <text:p>1582.227905</text:p>
          </table:table-cell>
          <table:table-cell office:value-type="float" office:value="1585.509033" calcext:value-type="float">
            <text:p>1585.509033</text:p>
          </table:table-cell>
          <table:table-cell office:value-type="float" office:value="55.811508" calcext:value-type="float">
            <text:p>55.811508</text:p>
          </table:table-cell>
          <table:table-cell table:formula="of:=[.C141]-[.C1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59" calcext:value-type="float">
            <text:p>11959</text:p>
          </table:table-cell>
          <table:table-cell office:value-type="float" office:value="1586.010498" calcext:value-type="float">
            <text:p>1586.010498</text:p>
          </table:table-cell>
          <table:table-cell office:value-type="float" office:value="1529.518188" calcext:value-type="float">
            <text:p>1529.518188</text:p>
          </table:table-cell>
          <table:table-cell office:value-type="float" office:value="55.944935" calcext:value-type="float">
            <text:p>55.944935</text:p>
          </table:table-cell>
          <table:table-cell table:formula="of:=[.C142]-[.C1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3" calcext:value-type="float">
            <text:p>11993</text:p>
          </table:table-cell>
          <table:table-cell office:value-type="float" office:value="1578.856689" calcext:value-type="float">
            <text:p>1578.856689</text:p>
          </table:table-cell>
          <table:table-cell office:value-type="float" office:value="1455.731812" calcext:value-type="float">
            <text:p>1455.731812</text:p>
          </table:table-cell>
          <table:table-cell office:value-type="float" office:value="55.692593" calcext:value-type="float">
            <text:p>55.692593</text:p>
          </table:table-cell>
          <table:table-cell table:formula="of:=[.C143]-[.C1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27" calcext:value-type="float">
            <text:p>12027</text:p>
          </table:table-cell>
          <table:table-cell office:value-type="float" office:value="1560.498291" calcext:value-type="float">
            <text:p>1560.498291</text:p>
          </table:table-cell>
          <table:table-cell office:value-type="float" office:value="1374.772705" calcext:value-type="float">
            <text:p>1374.772705</text:p>
          </table:table-cell>
          <table:table-cell office:value-type="float" office:value="55.045017" calcext:value-type="float">
            <text:p>55.045017</text:p>
          </table:table-cell>
          <table:table-cell table:formula="of:=[.C144]-[.C1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61" calcext:value-type="float">
            <text:p>12061</text:p>
          </table:table-cell>
          <table:table-cell office:value-type="float" office:value="1529.674805" calcext:value-type="float">
            <text:p>1529.674805</text:p>
          </table:table-cell>
          <table:table-cell office:value-type="float" office:value="1281.311401" calcext:value-type="float">
            <text:p>1281.311401</text:p>
          </table:table-cell>
          <table:table-cell office:value-type="float" office:value="53.957748" calcext:value-type="float">
            <text:p>53.957748</text:p>
          </table:table-cell>
          <table:table-cell table:formula="of:=[.C145]-[.C1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96" calcext:value-type="float">
            <text:p>12096</text:p>
          </table:table-cell>
          <table:table-cell office:value-type="float" office:value="1488.890381" calcext:value-type="float">
            <text:p>1488.890381</text:p>
          </table:table-cell>
          <table:table-cell office:value-type="float" office:value="1200.199951" calcext:value-type="float">
            <text:p>1200.199951</text:p>
          </table:table-cell>
          <table:table-cell office:value-type="float" office:value="52.519119" calcext:value-type="float">
            <text:p>52.519119</text:p>
          </table:table-cell>
          <table:table-cell table:formula="of:=[.C146]-[.C14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30" calcext:value-type="float">
            <text:p>12130</text:p>
          </table:table-cell>
          <table:table-cell office:value-type="float" office:value="1444.942871" calcext:value-type="float">
            <text:p>1444.942871</text:p>
          </table:table-cell>
          <table:table-cell office:value-type="float" office:value="1174.847778" calcext:value-type="float">
            <text:p>1174.847778</text:p>
          </table:table-cell>
          <table:table-cell office:value-type="float" office:value="50.968914" calcext:value-type="float">
            <text:p>50.968914</text:p>
          </table:table-cell>
          <table:table-cell table:formula="of:=[.C147]-[.C1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4" calcext:value-type="float">
            <text:p>12164</text:p>
          </table:table-cell>
          <table:table-cell office:value-type="float" office:value="1402.143066" calcext:value-type="float">
            <text:p>1402.143066</text:p>
          </table:table-cell>
          <table:table-cell office:value-type="float" office:value="1180.034058" calcext:value-type="float">
            <text:p>1180.034058</text:p>
          </table:table-cell>
          <table:table-cell office:value-type="float" office:value="49.459194" calcext:value-type="float">
            <text:p>49.459194</text:p>
          </table:table-cell>
          <table:table-cell table:formula="of:=[.C148]-[.C1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8" calcext:value-type="float">
            <text:p>12198</text:p>
          </table:table-cell>
          <table:table-cell office:value-type="float" office:value="1359.811035" calcext:value-type="float">
            <text:p>1359.811035</text:p>
          </table:table-cell>
          <table:table-cell office:value-type="float" office:value="1206.136353" calcext:value-type="float">
            <text:p>1206.136353</text:p>
          </table:table-cell>
          <table:table-cell office:value-type="float" office:value="47.965973" calcext:value-type="float">
            <text:p>47.965973</text:p>
          </table:table-cell>
          <table:table-cell table:formula="of:=[.C149]-[.C1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32" calcext:value-type="float">
            <text:p>12232</text:p>
          </table:table-cell>
          <table:table-cell office:value-type="float" office:value="1322.99353" calcext:value-type="float">
            <text:p>1322.99353</text:p>
          </table:table-cell>
          <table:table-cell office:value-type="float" office:value="1241.872681" calcext:value-type="float">
            <text:p>1241.872681</text:p>
          </table:table-cell>
          <table:table-cell office:value-type="float" office:value="46.667274" calcext:value-type="float">
            <text:p>46.667274</text:p>
          </table:table-cell>
          <table:table-cell table:formula="of:=[.C150]-[.C1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66" calcext:value-type="float">
            <text:p>12266</text:p>
          </table:table-cell>
          <table:table-cell office:value-type="float" office:value="1294.668945" calcext:value-type="float">
            <text:p>1294.668945</text:p>
          </table:table-cell>
          <table:table-cell office:value-type="float" office:value="1302.263672" calcext:value-type="float">
            <text:p>1302.263672</text:p>
          </table:table-cell>
          <table:table-cell office:value-type="float" office:value="45.668152" calcext:value-type="float">
            <text:p>45.668152</text:p>
          </table:table-cell>
          <table:table-cell table:formula="of:=[.C151]-[.C1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00" calcext:value-type="float">
            <text:p>12300</text:p>
          </table:table-cell>
          <table:table-cell office:value-type="float" office:value="1278.726318" calcext:value-type="float">
            <text:p>1278.726318</text:p>
          </table:table-cell>
          <table:table-cell office:value-type="float" office:value="1370.090942" calcext:value-type="float">
            <text:p>1370.090942</text:p>
          </table:table-cell>
          <table:table-cell office:value-type="float" office:value="45.105793" calcext:value-type="float">
            <text:p>45.105793</text:p>
          </table:table-cell>
          <table:table-cell table:formula="of:=[.C152]-[.C1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4" calcext:value-type="float">
            <text:p>12334</text:p>
          </table:table-cell>
          <table:table-cell office:value-type="float" office:value="1276.42627" calcext:value-type="float">
            <text:p>1276.42627</text:p>
          </table:table-cell>
          <table:table-cell office:value-type="float" office:value="1432.731812" calcext:value-type="float">
            <text:p>1432.731812</text:p>
          </table:table-cell>
          <table:table-cell office:value-type="float" office:value="45.024662" calcext:value-type="float">
            <text:p>45.024662</text:p>
          </table:table-cell>
          <table:table-cell table:formula="of:=[.C153]-[.C1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69" calcext:value-type="float">
            <text:p>12369</text:p>
          </table:table-cell>
          <table:table-cell office:value-type="float" office:value="1283.783691" calcext:value-type="float">
            <text:p>1283.783691</text:p>
          </table:table-cell>
          <table:table-cell office:value-type="float" office:value="1448.347778" calcext:value-type="float">
            <text:p>1448.347778</text:p>
          </table:table-cell>
          <table:table-cell office:value-type="float" office:value="45.284187" calcext:value-type="float">
            <text:p>45.284187</text:p>
          </table:table-cell>
          <table:table-cell table:formula="of:=[.C154]-[.C15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03" calcext:value-type="float">
            <text:p>12403</text:p>
          </table:table-cell>
          <table:table-cell office:value-type="float" office:value="1302.235229" calcext:value-type="float">
            <text:p>1302.235229</text:p>
          </table:table-cell>
          <table:table-cell office:value-type="float" office:value="1465.827271" calcext:value-type="float">
            <text:p>1465.827271</text:p>
          </table:table-cell>
          <table:table-cell office:value-type="float" office:value="45.935047" calcext:value-type="float">
            <text:p>45.935047</text:p>
          </table:table-cell>
          <table:table-cell table:formula="of:=[.C155]-[.C1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37" calcext:value-type="float">
            <text:p>12437</text:p>
          </table:table-cell>
          <table:table-cell office:value-type="float" office:value="1328.503174" calcext:value-type="float">
            <text:p>1328.503174</text:p>
          </table:table-cell>
          <table:table-cell office:value-type="float" office:value="1462.879517" calcext:value-type="float">
            <text:p>1462.879517</text:p>
          </table:table-cell>
          <table:table-cell office:value-type="float" office:value="46.861622" calcext:value-type="float">
            <text:p>46.861622</text:p>
          </table:table-cell>
          <table:table-cell table:formula="of:=[.C156]-[.C1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71" calcext:value-type="float">
            <text:p>12471</text:p>
          </table:table-cell>
          <table:table-cell office:value-type="float" office:value="1354.118286" calcext:value-type="float">
            <text:p>1354.118286</text:p>
          </table:table-cell>
          <table:table-cell office:value-type="float" office:value="1430.997681" calcext:value-type="float">
            <text:p>1430.997681</text:p>
          </table:table-cell>
          <table:table-cell office:value-type="float" office:value="47.765167" calcext:value-type="float">
            <text:p>47.765167</text:p>
          </table:table-cell>
          <table:table-cell table:formula="of:=[.C157]-[.C1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5" calcext:value-type="float">
            <text:p>12505</text:p>
          </table:table-cell>
          <table:table-cell office:value-type="float" office:value="1376.405029" calcext:value-type="float">
            <text:p>1376.405029</text:p>
          </table:table-cell>
          <table:table-cell office:value-type="float" office:value="1402.902222" calcext:value-type="float">
            <text:p>1402.902222</text:p>
          </table:table-cell>
          <table:table-cell office:value-type="float" office:value="48.551311" calcext:value-type="float">
            <text:p>48.551311</text:p>
          </table:table-cell>
          <table:table-cell table:formula="of:=[.C158]-[.C1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9" calcext:value-type="float">
            <text:p>12539</text:p>
          </table:table-cell>
          <table:table-cell office:value-type="float" office:value="1389.850952" calcext:value-type="float">
            <text:p>1389.850952</text:p>
          </table:table-cell>
          <table:table-cell office:value-type="float" office:value="1340.595459" calcext:value-type="float">
            <text:p>1340.595459</text:p>
          </table:table-cell>
          <table:table-cell office:value-type="float" office:value="49.025604" calcext:value-type="float">
            <text:p>49.025604</text:p>
          </table:table-cell>
          <table:table-cell table:formula="of:=[.C159]-[.C1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73" calcext:value-type="float">
            <text:p>12573</text:p>
          </table:table-cell>
          <table:table-cell office:value-type="float" office:value="1392.460205" calcext:value-type="float">
            <text:p>1392.460205</text:p>
          </table:table-cell>
          <table:table-cell office:value-type="float" office:value="1267.965942" calcext:value-type="float">
            <text:p>1267.965942</text:p>
          </table:table-cell>
          <table:table-cell office:value-type="float" office:value="49.117641" calcext:value-type="float">
            <text:p>49.117641</text:p>
          </table:table-cell>
          <table:table-cell table:formula="of:=[.C160]-[.C1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07" calcext:value-type="float">
            <text:p>12607</text:p>
          </table:table-cell>
          <table:table-cell office:value-type="float" office:value="1382.690674" calcext:value-type="float">
            <text:p>1382.690674</text:p>
          </table:table-cell>
          <table:table-cell office:value-type="float" office:value="1204.568237" calcext:value-type="float">
            <text:p>1204.568237</text:p>
          </table:table-cell>
          <table:table-cell office:value-type="float" office:value="48.773029" calcext:value-type="float">
            <text:p>48.773029</text:p>
          </table:table-cell>
          <table:table-cell table:formula="of:=[.C161]-[.C1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42" calcext:value-type="float">
            <text:p>12642</text:p>
          </table:table-cell>
          <table:table-cell office:value-type="float" office:value="1365.332153" calcext:value-type="float">
            <text:p>1365.332153</text:p>
          </table:table-cell>
          <table:table-cell office:value-type="float" office:value="1196.504517" calcext:value-type="float">
            <text:p>1196.504517</text:p>
          </table:table-cell>
          <table:table-cell office:value-type="float" office:value="48.160725" calcext:value-type="float">
            <text:p>48.160725</text:p>
          </table:table-cell>
          <table:table-cell table:formula="of:=[.C162]-[.C16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76" calcext:value-type="float">
            <text:p>12676</text:p>
          </table:table-cell>
          <table:table-cell office:value-type="float" office:value="1341.940918" calcext:value-type="float">
            <text:p>1341.940918</text:p>
          </table:table-cell>
          <table:table-cell office:value-type="float" office:value="1198.820435" calcext:value-type="float">
            <text:p>1198.820435</text:p>
          </table:table-cell>
          <table:table-cell office:value-type="float" office:value="47.335625" calcext:value-type="float">
            <text:p>47.335625</text:p>
          </table:table-cell>
          <table:table-cell table:formula="of:=[.C163]-[.C1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10" calcext:value-type="float">
            <text:p>12710</text:p>
          </table:table-cell>
          <table:table-cell office:value-type="float" office:value="1317.135986" calcext:value-type="float">
            <text:p>1317.135986</text:p>
          </table:table-cell>
          <table:table-cell office:value-type="float" office:value="1200.297729" calcext:value-type="float">
            <text:p>1200.297729</text:p>
          </table:table-cell>
          <table:table-cell office:value-type="float" office:value="46.460655" calcext:value-type="float">
            <text:p>46.460655</text:p>
          </table:table-cell>
          <table:table-cell table:formula="of:=[.C164]-[.C1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4" calcext:value-type="float">
            <text:p>12744</text:p>
          </table:table-cell>
          <table:table-cell office:value-type="float" office:value="1288.856689" calcext:value-type="float">
            <text:p>1288.856689</text:p>
          </table:table-cell>
          <table:table-cell office:value-type="float" office:value="1183.034058" calcext:value-type="float">
            <text:p>1183.034058</text:p>
          </table:table-cell>
          <table:table-cell office:value-type="float" office:value="45.463131" calcext:value-type="float">
            <text:p>45.463131</text:p>
          </table:table-cell>
          <table:table-cell table:formula="of:=[.C165]-[.C1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78" calcext:value-type="float">
            <text:p>12778</text:p>
          </table:table-cell>
          <table:table-cell office:value-type="float" office:value="1258.828857" calcext:value-type="float">
            <text:p>1258.828857</text:p>
          </table:table-cell>
          <table:table-cell office:value-type="float" office:value="1162.602295" calcext:value-type="float">
            <text:p>1162.602295</text:p>
          </table:table-cell>
          <table:table-cell office:value-type="float" office:value="44.403931" calcext:value-type="float">
            <text:p>44.403931</text:p>
          </table:table-cell>
          <table:table-cell table:formula="of:=[.C166]-[.C1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12" calcext:value-type="float">
            <text:p>12812</text:p>
          </table:table-cell>
          <table:table-cell office:value-type="float" office:value="1228.508667" calcext:value-type="float">
            <text:p>1228.508667</text:p>
          </table:table-cell>
          <table:table-cell office:value-type="float" office:value="1127.79541" calcext:value-type="float">
            <text:p>1127.79541</text:p>
          </table:table-cell>
          <table:table-cell office:value-type="float" office:value="43.334415" calcext:value-type="float">
            <text:p>43.334415</text:p>
          </table:table-cell>
          <table:table-cell table:formula="of:=[.C167]-[.C1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46" calcext:value-type="float">
            <text:p>12846</text:p>
          </table:table-cell>
          <table:table-cell office:value-type="float" office:value="1195.840576" calcext:value-type="float">
            <text:p>1195.840576</text:p>
          </table:table-cell>
          <table:table-cell office:value-type="float" office:value="1076.220459" calcext:value-type="float">
            <text:p>1076.220459</text:p>
          </table:table-cell>
          <table:table-cell office:value-type="float" office:value="42.182079" calcext:value-type="float">
            <text:p>42.182079</text:p>
          </table:table-cell>
          <table:table-cell table:formula="of:=[.C168]-[.C1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80" calcext:value-type="float">
            <text:p>12880</text:p>
          </table:table-cell>
          <table:table-cell office:value-type="float" office:value="1168.95166" calcext:value-type="float">
            <text:p>1168.95166</text:p>
          </table:table-cell>
          <table:table-cell office:value-type="float" office:value="1071.706787" calcext:value-type="float">
            <text:p>1071.706787</text:p>
          </table:table-cell>
          <table:table-cell office:value-type="float" office:value="41.233601" calcext:value-type="float">
            <text:p>41.233601</text:p>
          </table:table-cell>
          <table:table-cell table:formula="of:=[.C169]-[.C1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5" calcext:value-type="float">
            <text:p>12915</text:p>
          </table:table-cell>
          <table:table-cell office:value-type="float" office:value="1152.853516" calcext:value-type="float">
            <text:p>1152.853516</text:p>
          </table:table-cell>
          <table:table-cell office:value-type="float" office:value="1106.984131" calcext:value-type="float">
            <text:p>1106.984131</text:p>
          </table:table-cell>
          <table:table-cell office:value-type="float" office:value="40.665756" calcext:value-type="float">
            <text:p>40.665756</text:p>
          </table:table-cell>
          <table:table-cell table:formula="of:=[.C170]-[.C16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49" calcext:value-type="float">
            <text:p>12949</text:p>
          </table:table-cell>
          <table:table-cell office:value-type="float" office:value="1145.814209" calcext:value-type="float">
            <text:p>1145.814209</text:p>
          </table:table-cell>
          <table:table-cell office:value-type="float" office:value="1134.175049" calcext:value-type="float">
            <text:p>1134.175049</text:p>
          </table:table-cell>
          <table:table-cell office:value-type="float" office:value="40.41745" calcext:value-type="float">
            <text:p>40.41745</text:p>
          </table:table-cell>
          <table:table-cell table:formula="of:=[.C171]-[.C1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83" calcext:value-type="float">
            <text:p>12983</text:p>
          </table:table-cell>
          <table:table-cell office:value-type="float" office:value="1144.137329" calcext:value-type="float">
            <text:p>1144.137329</text:p>
          </table:table-cell>
          <table:table-cell office:value-type="float" office:value="1179.736328" calcext:value-type="float">
            <text:p>1179.736328</text:p>
          </table:table-cell>
          <table:table-cell office:value-type="float" office:value="40.358299" calcext:value-type="float">
            <text:p>40.358299</text:p>
          </table:table-cell>
          <table:table-cell table:formula="of:=[.C172]-[.C1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7" calcext:value-type="float">
            <text:p>13017</text:p>
          </table:table-cell>
          <table:table-cell office:value-type="float" office:value="1147.482178" calcext:value-type="float">
            <text:p>1147.482178</text:p>
          </table:table-cell>
          <table:table-cell office:value-type="float" office:value="1232.268188" calcext:value-type="float">
            <text:p>1232.268188</text:p>
          </table:table-cell>
          <table:table-cell office:value-type="float" office:value="40.476288" calcext:value-type="float">
            <text:p>40.476288</text:p>
          </table:table-cell>
          <table:table-cell table:formula="of:=[.C173]-[.C1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51" calcext:value-type="float">
            <text:p>13051</text:p>
          </table:table-cell>
          <table:table-cell office:value-type="float" office:value="1156.310547" calcext:value-type="float">
            <text:p>1156.310547</text:p>
          </table:table-cell>
          <table:table-cell office:value-type="float" office:value="1288.581787" calcext:value-type="float">
            <text:p>1288.581787</text:p>
          </table:table-cell>
          <table:table-cell office:value-type="float" office:value="40.787697" calcext:value-type="float">
            <text:p>40.787697</text:p>
          </table:table-cell>
          <table:table-cell table:formula="of:=[.C174]-[.C1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85" calcext:value-type="float">
            <text:p>13085</text:p>
          </table:table-cell>
          <table:table-cell office:value-type="float" office:value="1171.218384" calcext:value-type="float">
            <text:p>1171.218384</text:p>
          </table:table-cell>
          <table:table-cell office:value-type="float" office:value="1332.111328" calcext:value-type="float">
            <text:p>1332.111328</text:p>
          </table:table-cell>
          <table:table-cell office:value-type="float" office:value="41.313557" calcext:value-type="float">
            <text:p>41.313557</text:p>
          </table:table-cell>
          <table:table-cell table:formula="of:=[.C175]-[.C1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19" calcext:value-type="float">
            <text:p>13119</text:p>
          </table:table-cell>
          <table:table-cell office:value-type="float" office:value="1190.937256" calcext:value-type="float">
            <text:p>1190.937256</text:p>
          </table:table-cell>
          <table:table-cell office:value-type="float" office:value="1359.793213" calcext:value-type="float">
            <text:p>1359.793213</text:p>
          </table:table-cell>
          <table:table-cell office:value-type="float" office:value="42.009121" calcext:value-type="float">
            <text:p>42.009121</text:p>
          </table:table-cell>
          <table:table-cell table:formula="of:=[.C176]-[.C1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53" calcext:value-type="float">
            <text:p>13153</text:p>
          </table:table-cell>
          <table:table-cell office:value-type="float" office:value="1215.276001" calcext:value-type="float">
            <text:p>1215.276001</text:p>
          </table:table-cell>
          <table:table-cell office:value-type="float" office:value="1371.181763" calcext:value-type="float">
            <text:p>1371.181763</text:p>
          </table:table-cell>
          <table:table-cell office:value-type="float" office:value="42.867645" calcext:value-type="float">
            <text:p>42.867645</text:p>
          </table:table-cell>
          <table:table-cell table:formula="of:=[.C177]-[.C1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87" calcext:value-type="float">
            <text:p>13187</text:p>
          </table:table-cell>
          <table:table-cell office:value-type="float" office:value="1246.22168" calcext:value-type="float">
            <text:p>1246.22168</text:p>
          </table:table-cell>
          <table:table-cell office:value-type="float" office:value="1385.677246" calcext:value-type="float">
            <text:p>1385.677246</text:p>
          </table:table-cell>
          <table:table-cell office:value-type="float" office:value="43.959225" calcext:value-type="float">
            <text:p>43.959225</text:p>
          </table:table-cell>
          <table:table-cell table:formula="of:=[.C178]-[.C1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22" calcext:value-type="float">
            <text:p>13222</text:p>
          </table:table-cell>
          <table:table-cell office:value-type="float" office:value="1277.735229" calcext:value-type="float">
            <text:p>1277.735229</text:p>
          </table:table-cell>
          <table:table-cell office:value-type="float" office:value="1386.84314" calcext:value-type="float">
            <text:p>1386.84314</text:p>
          </table:table-cell>
          <table:table-cell office:value-type="float" office:value="45.070831" calcext:value-type="float">
            <text:p>45.070831</text:p>
          </table:table-cell>
          <table:table-cell table:formula="of:=[.C179]-[.C17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56" calcext:value-type="float">
            <text:p>13256</text:p>
          </table:table-cell>
          <table:table-cell office:value-type="float" office:value="1306.72998" calcext:value-type="float">
            <text:p>1306.72998</text:p>
          </table:table-cell>
          <table:table-cell office:value-type="float" office:value="1396.931763" calcext:value-type="float">
            <text:p>1396.931763</text:p>
          </table:table-cell>
          <table:table-cell office:value-type="float" office:value="46.093594" calcext:value-type="float">
            <text:p>46.093594</text:p>
          </table:table-cell>
          <table:table-cell table:formula="of:=[.C180]-[.C1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90" calcext:value-type="float">
            <text:p>13290</text:p>
          </table:table-cell>
          <table:table-cell office:value-type="float" office:value="1333.233521" calcext:value-type="float">
            <text:p>1333.233521</text:p>
          </table:table-cell>
          <table:table-cell office:value-type="float" office:value="1399.211304" calcext:value-type="float">
            <text:p>1399.211304</text:p>
          </table:table-cell>
          <table:table-cell office:value-type="float" office:value="47.028481" calcext:value-type="float">
            <text:p>47.028481</text:p>
          </table:table-cell>
          <table:table-cell table:formula="of:=[.C181]-[.C1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24" calcext:value-type="float">
            <text:p>13324</text:p>
          </table:table-cell>
          <table:table-cell office:value-type="float" office:value="1352.723511" calcext:value-type="float">
            <text:p>1352.723511</text:p>
          </table:table-cell>
          <table:table-cell office:value-type="float" office:value="1374.636353" calcext:value-type="float">
            <text:p>1374.636353</text:p>
          </table:table-cell>
          <table:table-cell office:value-type="float" office:value="47.715969" calcext:value-type="float">
            <text:p>47.715969</text:p>
          </table:table-cell>
          <table:table-cell table:formula="of:=[.C182]-[.C1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58" calcext:value-type="float">
            <text:p>13358</text:p>
          </table:table-cell>
          <table:table-cell office:value-type="float" office:value="1360.811401" calcext:value-type="float">
            <text:p>1360.811401</text:p>
          </table:table-cell>
          <table:table-cell office:value-type="float" office:value="1313.147705" calcext:value-type="float">
            <text:p>1313.147705</text:p>
          </table:table-cell>
          <table:table-cell office:value-type="float" office:value="48.001263" calcext:value-type="float">
            <text:p>48.001263</text:p>
          </table:table-cell>
          <table:table-cell table:formula="of:=[.C183]-[.C1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2" calcext:value-type="float">
            <text:p>13392</text:p>
          </table:table-cell>
          <table:table-cell office:value-type="float" office:value="1353.819824" calcext:value-type="float">
            <text:p>1353.819824</text:p>
          </table:table-cell>
          <table:table-cell office:value-type="float" office:value="1218.665894" calcext:value-type="float">
            <text:p>1218.665894</text:p>
          </table:table-cell>
          <table:table-cell office:value-type="float" office:value="47.754639" calcext:value-type="float">
            <text:p>47.754639</text:p>
          </table:table-cell>
          <table:table-cell table:formula="of:=[.C184]-[.C1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26" calcext:value-type="float">
            <text:p>13426</text:p>
          </table:table-cell>
          <table:table-cell office:value-type="float" office:value="1335.131348" calcext:value-type="float">
            <text:p>1335.131348</text:p>
          </table:table-cell>
          <table:table-cell office:value-type="float" office:value="1145.224976" calcext:value-type="float">
            <text:p>1145.224976</text:p>
          </table:table-cell>
          <table:table-cell office:value-type="float" office:value="47.095425" calcext:value-type="float">
            <text:p>47.095425</text:p>
          </table:table-cell>
          <table:table-cell table:formula="of:=[.C185]-[.C1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60" calcext:value-type="float">
            <text:p>13460</text:p>
          </table:table-cell>
          <table:table-cell office:value-type="float" office:value="1310.67627" calcext:value-type="float">
            <text:p>1310.67627</text:p>
          </table:table-cell>
          <table:table-cell office:value-type="float" office:value="1115.243164" calcext:value-type="float">
            <text:p>1115.243164</text:p>
          </table:table-cell>
          <table:table-cell office:value-type="float" office:value="46.232796" calcext:value-type="float">
            <text:p>46.232796</text:p>
          </table:table-cell>
          <table:table-cell table:formula="of:=[.C186]-[.C1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95" calcext:value-type="float">
            <text:p>13495</text:p>
          </table:table-cell>
          <table:table-cell office:value-type="float" office:value="1281.911011" calcext:value-type="float">
            <text:p>1281.911011</text:p>
          </table:table-cell>
          <table:table-cell office:value-type="float" office:value="1083.529541" calcext:value-type="float">
            <text:p>1083.529541</text:p>
          </table:table-cell>
          <table:table-cell office:value-type="float" office:value="45.218128" calcext:value-type="float">
            <text:p>45.218128</text:p>
          </table:table-cell>
          <table:table-cell table:formula="of:=[.C187]-[.C18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29" calcext:value-type="float">
            <text:p>13529</text:p>
          </table:table-cell>
          <table:table-cell office:value-type="float" office:value="1252.282959" calcext:value-type="float">
            <text:p>1252.282959</text:p>
          </table:table-cell>
          <table:table-cell office:value-type="float" office:value="1089.395508" calcext:value-type="float">
            <text:p>1089.395508</text:p>
          </table:table-cell>
          <table:table-cell office:value-type="float" office:value="44.173031" calcext:value-type="float">
            <text:p>44.173031</text:p>
          </table:table-cell>
          <table:table-cell table:formula="of:=[.C188]-[.C1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63" calcext:value-type="float">
            <text:p>13563</text:p>
          </table:table-cell>
          <table:table-cell office:value-type="float" office:value="1224.193604" calcext:value-type="float">
            <text:p>1224.193604</text:p>
          </table:table-cell>
          <table:table-cell office:value-type="float" office:value="1105.949951" calcext:value-type="float">
            <text:p>1105.949951</text:p>
          </table:table-cell>
          <table:table-cell office:value-type="float" office:value="43.182205" calcext:value-type="float">
            <text:p>43.182205</text:p>
          </table:table-cell>
          <table:table-cell table:formula="of:=[.C189]-[.C1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97" calcext:value-type="float">
            <text:p>13597</text:p>
          </table:table-cell>
          <table:table-cell office:value-type="float" office:value="1193.048462" calcext:value-type="float">
            <text:p>1193.048462</text:p>
          </table:table-cell>
          <table:table-cell office:value-type="float" office:value="1085.479492" calcext:value-type="float">
            <text:p>1085.479492</text:p>
          </table:table-cell>
          <table:table-cell office:value-type="float" office:value="42.083591" calcext:value-type="float">
            <text:p>42.083591</text:p>
          </table:table-cell>
          <table:table-cell table:formula="of:=[.C190]-[.C1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31" calcext:value-type="float">
            <text:p>13631</text:p>
          </table:table-cell>
          <table:table-cell office:value-type="float" office:value="1155.493164" calcext:value-type="float">
            <text:p>1155.493164</text:p>
          </table:table-cell>
          <table:table-cell office:value-type="float" office:value="1023.659119" calcext:value-type="float">
            <text:p>1023.659119</text:p>
          </table:table-cell>
          <table:table-cell office:value-type="float" office:value="40.758865" calcext:value-type="float">
            <text:p>40.758865</text:p>
          </table:table-cell>
          <table:table-cell table:formula="of:=[.C191]-[.C1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65" calcext:value-type="float">
            <text:p>13665</text:p>
          </table:table-cell>
          <table:table-cell office:value-type="float" office:value="1108.602051" calcext:value-type="float">
            <text:p>1108.602051</text:p>
          </table:table-cell>
          <table:table-cell office:value-type="float" office:value="905.724976" calcext:value-type="float">
            <text:p>905.724976</text:p>
          </table:table-cell>
          <table:table-cell office:value-type="float" office:value="39.104828" calcext:value-type="float">
            <text:p>39.104828</text:p>
          </table:table-cell>
          <table:table-cell table:formula="of:=[.C192]-[.C1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99" calcext:value-type="float">
            <text:p>13699</text:p>
          </table:table-cell>
          <table:table-cell office:value-type="float" office:value="1044.403198" calcext:value-type="float">
            <text:p>1044.403198</text:p>
          </table:table-cell>
          <table:table-cell office:value-type="float" office:value="671.159119" calcext:value-type="float">
            <text:p>671.159119</text:p>
          </table:table-cell>
          <table:table-cell office:value-type="float" office:value="36.840279" calcext:value-type="float">
            <text:p>36.840279</text:p>
          </table:table-cell>
          <table:table-cell table:formula="of:=[.C193]-[.C1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33" calcext:value-type="float">
            <text:p>13733</text:p>
          </table:table-cell>
          <table:table-cell office:value-type="float" office:value="952.907043" calcext:value-type="float">
            <text:p>952.907043</text:p>
          </table:table-cell>
          <table:table-cell office:value-type="float" office:value="303.704559" calcext:value-type="float">
            <text:p>303.704559</text:p>
          </table:table-cell>
          <table:table-cell office:value-type="float" office:value="33.612843" calcext:value-type="float">
            <text:p>33.612843</text:p>
          </table:table-cell>
          <table:table-cell table:formula="of:=[.C194]-[.C1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68" calcext:value-type="float">
            <text:p>13768</text:p>
          </table:table-cell>
          <table:table-cell office:value-type="float" office:value="841.835938" calcext:value-type="float">
            <text:p>841.835938</text:p>
          </table:table-cell>
          <table:table-cell office:value-type="float" office:value="34.513638" calcext:value-type="float">
            <text:p>34.513638</text:p>
          </table:table-cell>
          <table:table-cell office:value-type="float" office:value="29.694921" calcext:value-type="float">
            <text:p>29.694921</text:p>
          </table:table-cell>
          <table:table-cell table:formula="of:=[.C195]-[.C19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02" calcext:value-type="float">
            <text:p>13802</text:p>
          </table:table-cell>
          <table:table-cell office:value-type="float" office:value="730.315247" calcext:value-type="float">
            <text:p>730.31524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25.761141" calcext:value-type="float">
            <text:p>25.761141</text:p>
          </table:table-cell>
          <table:table-cell table:formula="of:=[.C196]-[.C1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6" calcext:value-type="float">
            <text:p>13836</text:p>
          </table:table-cell>
          <table:table-cell office:value-type="float" office:value="621.952271" calcext:value-type="float">
            <text:p>621.952271</text:p>
          </table:table-cell>
          <table:table-cell office:value-type="float" office:value="-0.1" calcext:value-type="float">
            <text:p>-0.1</text:p>
          </table:table-cell>
          <table:table-cell office:value-type="float" office:value="21.938744" calcext:value-type="float">
            <text:p>21.938744</text:p>
          </table:table-cell>
          <table:table-cell table:formula="of:=[.C197]-[.C1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70" calcext:value-type="float">
            <text:p>13870</text:p>
          </table:table-cell>
          <table:table-cell office:value-type="float" office:value="513.015015" calcext:value-type="float">
            <text:p>513.015015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18.096092" calcext:value-type="float">
            <text:p>18.096092</text:p>
          </table:table-cell>
          <table:table-cell table:formula="of:=[.C198]-[.C1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04" calcext:value-type="float">
            <text:p>13904</text:p>
          </table:table-cell>
          <table:table-cell office:value-type="float" office:value="402.414093" calcext:value-type="float">
            <text:p>402.414093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14.194755" calcext:value-type="float">
            <text:p>14.194755</text:p>
          </table:table-cell>
          <table:table-cell table:formula="of:=[.C199]-[.C1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38" calcext:value-type="float">
            <text:p>13938</text:p>
          </table:table-cell>
          <table:table-cell office:value-type="float" office:value="293.852051" calcext:value-type="float">
            <text:p>293.852051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10.365337" calcext:value-type="float">
            <text:p>10.365337</text:p>
          </table:table-cell>
          <table:table-cell table:formula="of:=[.C200]-[.C1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72" calcext:value-type="float">
            <text:p>13972</text:p>
          </table:table-cell>
          <table:table-cell office:value-type="float" office:value="191.467514" calcext:value-type="float">
            <text:p>191.467514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6.753825" calcext:value-type="float">
            <text:p>6.753825</text:p>
          </table:table-cell>
          <table:table-cell table:formula="of:=[.C201]-[.C2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06" calcext:value-type="float">
            <text:p>14006</text:p>
          </table:table-cell>
          <table:table-cell office:value-type="float" office:value="100.872498" calcext:value-type="float">
            <text:p>100.872498</text:p>
          </table:table-cell>
          <table:table-cell office:value-type="float" office:value="-0.225" calcext:value-type="float">
            <text:p>-0.225</text:p>
          </table:table-cell>
          <table:table-cell office:value-type="float" office:value="3.558177" calcext:value-type="float">
            <text:p>3.558177</text:p>
          </table:table-cell>
          <table:table-cell table:formula="of:=[.C202]-[.C2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41" calcext:value-type="float">
            <text:p>14041</text:p>
          </table:table-cell>
          <table:table-cell office:value-type="float" office:value="33.735458" calcext:value-type="float">
            <text:p>33.735458</text:p>
          </table:table-cell>
          <table:table-cell office:value-type="float" office:value="-0.211364" calcext:value-type="float">
            <text:p>-0.211364</text:p>
          </table:table-cell>
          <table:table-cell office:value-type="float" office:value="1.189985" calcext:value-type="float">
            <text:p>1.189985</text:p>
          </table:table-cell>
          <table:table-cell table:formula="of:=[.C203]-[.C20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75" calcext:value-type="float">
            <text:p>14075</text:p>
          </table:table-cell>
          <table:table-cell office:value-type="float" office:value="3.365001" calcext:value-type="float">
            <text:p>3.365001</text:p>
          </table:table-cell>
          <table:table-cell office:value-type="float" office:value="0" calcext:value-type="float">
            <text:p>0</text:p>
          </table:table-cell>
          <table:table-cell office:value-type="float" office:value="0.118697" calcext:value-type="float">
            <text:p>0.118697</text:p>
          </table:table-cell>
          <table:table-cell table:formula="of:=[.C204]-[.C2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9" calcext:value-type="float">
            <text:p>14109</text:p>
          </table:table-cell>
          <table:table-cell office:value-type="float" office:value="-0.084318" calcext:value-type="float">
            <text:p>-0.084318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-0.002974" calcext:value-type="float">
            <text:p>-0.002974</text:p>
          </table:table-cell>
          <table:table-cell table:formula="of:=[.C205]-[.C2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43" calcext:value-type="float">
            <text:p>14143</text:p>
          </table:table-cell>
          <table:table-cell office:value-type="float" office:value="-0.083636" calcext:value-type="float">
            <text:p>-0.083636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00295" calcext:value-type="float">
            <text:p>-0.00295</text:p>
          </table:table-cell>
          <table:table-cell table:formula="of:=[.C206]-[.C2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77" calcext:value-type="float">
            <text:p>14177</text:p>
          </table:table-cell>
          <table:table-cell office:value-type="float" office:value="-0.078864" calcext:value-type="float">
            <text:p>-0.078864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02782" calcext:value-type="float">
            <text:p>-0.002782</text:p>
          </table:table-cell>
          <table:table-cell table:formula="of:=[.C207]-[.C2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11" calcext:value-type="float">
            <text:p>14211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3127" calcext:value-type="float">
            <text:p>-0.003127</text:p>
          </table:table-cell>
          <table:table-cell table:formula="of:=[.C208]-[.C2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45" calcext:value-type="float">
            <text:p>14245</text:p>
          </table:table-cell>
          <table:table-cell office:value-type="float" office:value="-0.071364" calcext:value-type="float">
            <text:p>-0.071364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-0.002517" calcext:value-type="float">
            <text:p>-0.002517</text:p>
          </table:table-cell>
          <table:table-cell table:formula="of:=[.C209]-[.C2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" calcext:value-type="float">
            <text:p>14279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2293" calcext:value-type="float">
            <text:p>-0.002293</text:p>
          </table:table-cell>
          <table:table-cell table:formula="of:=[.C210]-[.C2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14" calcext:value-type="float">
            <text:p>14314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1684" calcext:value-type="float">
            <text:p>-0.001684</text:p>
          </table:table-cell>
          <table:table-cell table:formula="of:=[.C211]-[.C21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48" calcext:value-type="float">
            <text:p>1434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1323" calcext:value-type="float">
            <text:p>-0.001323</text:p>
          </table:table-cell>
          <table:table-cell table:formula="of:=[.C212]-[.C2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82" calcext:value-type="float">
            <text:p>14382</text:p>
          </table:table-cell>
          <table:table-cell office:value-type="float" office:value="-0.014773" calcext:value-type="float">
            <text:p>-0.014773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-0.000521" calcext:value-type="float">
            <text:p>-0.000521</text:p>
          </table:table-cell>
          <table:table-cell table:formula="of:=[.C213]-[.C2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16" calcext:value-type="float">
            <text:p>14416</text:p>
          </table:table-cell>
          <table:table-cell office:value-type="float" office:value="-0.039773" calcext:value-type="float">
            <text:p>-0.03977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01403" calcext:value-type="float">
            <text:p>-0.001403</text:p>
          </table:table-cell>
          <table:table-cell table:formula="of:=[.C214]-[.C2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50" calcext:value-type="float">
            <text:p>14450</text:p>
          </table:table-cell>
          <table:table-cell office:value-type="float" office:value="-0.032955" calcext:value-type="float">
            <text:p>-0.032955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-0.001162" calcext:value-type="float">
            <text:p>-0.001162</text:p>
          </table:table-cell>
          <table:table-cell table:formula="of:=[.C215]-[.C2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84" calcext:value-type="float">
            <text:p>14484</text:p>
          </table:table-cell>
          <table:table-cell office:value-type="float" office:value="-0.024773" calcext:value-type="float">
            <text:p>-0.024773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0874" calcext:value-type="float">
            <text:p>-0.000874</text:p>
          </table:table-cell>
          <table:table-cell table:formula="of:=[.C216]-[.C2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18" calcext:value-type="float">
            <text:p>14518</text:p>
          </table:table-cell>
          <table:table-cell office:value-type="float" office:value="-0.026591" calcext:value-type="float">
            <text:p>-0.026591</text:p>
          </table:table-cell>
          <table:table-cell office:value-type="float" office:value="-0.070455" calcext:value-type="float">
            <text:p>-0.070455</text:p>
          </table:table-cell>
          <table:table-cell office:value-type="float" office:value="-0.000938" calcext:value-type="float">
            <text:p>-0.000938</text:p>
          </table:table-cell>
          <table:table-cell table:formula="of:=[.C217]-[.C2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52" calcext:value-type="float">
            <text:p>14552</text:p>
          </table:table-cell>
          <table:table-cell office:value-type="float" office:value="-0.032045" calcext:value-type="float">
            <text:p>-0.032045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113" calcext:value-type="float">
            <text:p>-0.00113</text:p>
          </table:table-cell>
          <table:table-cell table:formula="of:=[.C218]-[.C2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86" calcext:value-type="float">
            <text:p>14586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134091" calcext:value-type="float">
            <text:p>-0.134091</text:p>
          </table:table-cell>
          <table:table-cell office:value-type="float" office:value="-0.002004" calcext:value-type="float">
            <text:p>-0.002004</text:p>
          </table:table-cell>
          <table:table-cell table:formula="of:=[.C219]-[.C2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21" calcext:value-type="float">
            <text:p>14621</text:p>
          </table:table-cell>
          <table:table-cell office:value-type="float" office:value="-0.057273" calcext:value-type="float">
            <text:p>-0.057273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202" calcext:value-type="float">
            <text:p>-0.00202</text:p>
          </table:table-cell>
          <table:table-cell table:formula="of:=[.C220]-[.C21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55" calcext:value-type="float">
            <text:p>14655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-0.001732" calcext:value-type="float">
            <text:p>-0.001732</text:p>
          </table:table-cell>
          <table:table-cell table:formula="of:=[.C221]-[.C2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89" calcext:value-type="float">
            <text:p>14689</text:p>
          </table:table-cell>
          <table:table-cell office:value-type="float" office:value="-0.028409" calcext:value-type="float">
            <text:p>-0.028409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-0.001002" calcext:value-type="float">
            <text:p>-0.001002</text:p>
          </table:table-cell>
          <table:table-cell table:formula="of:=[.C222]-[.C2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23" calcext:value-type="float">
            <text:p>14723</text:p>
          </table:table-cell>
          <table:table-cell office:value-type="float" office:value="-0.053864" calcext:value-type="float">
            <text:p>-0.053864</text:p>
          </table:table-cell>
          <table:table-cell office:value-type="float" office:value="-0.238636" calcext:value-type="float">
            <text:p>-0.238636</text:p>
          </table:table-cell>
          <table:table-cell office:value-type="float" office:value="-0.0019" calcext:value-type="float">
            <text:p>-0.0019</text:p>
          </table:table-cell>
          <table:table-cell table:formula="of:=[.C223]-[.C2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57" calcext:value-type="float">
            <text:p>14757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01186" calcext:value-type="float">
            <text:p>-0.001186</text:p>
          </table:table-cell>
          <table:table-cell table:formula="of:=[.C224]-[.C2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91" calcext:value-type="float">
            <text:p>14791</text:p>
          </table:table-cell>
          <table:table-cell office:value-type="float" office:value="-0.040227" calcext:value-type="float">
            <text:p>-0.040227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-0.001419" calcext:value-type="float">
            <text:p>-0.001419</text:p>
          </table:table-cell>
          <table:table-cell table:formula="of:=[.C225]-[.C2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25" calcext:value-type="float">
            <text:p>14825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2084" calcext:value-type="float">
            <text:p>-0.002084</text:p>
          </table:table-cell>
          <table:table-cell table:formula="of:=[.C226]-[.C2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60" calcext:value-type="float">
            <text:p>14860</text:p>
          </table:table-cell>
          <table:table-cell office:value-type="float" office:value="-0.070227" calcext:value-type="float">
            <text:p>-0.070227</text:p>
          </table:table-cell>
          <table:table-cell office:value-type="float" office:value="-0.181818" calcext:value-type="float">
            <text:p>-0.181818</text:p>
          </table:table-cell>
          <table:table-cell office:value-type="float" office:value="-0.002477" calcext:value-type="float">
            <text:p>-0.002477</text:p>
          </table:table-cell>
          <table:table-cell table:formula="of:=[.C227]-[.C22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94" calcext:value-type="float">
            <text:p>14894</text:p>
          </table:table-cell>
          <table:table-cell office:value-type="float" office:value="-0.069318" calcext:value-type="float">
            <text:p>-0.069318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2445" calcext:value-type="float">
            <text:p>-0.002445</text:p>
          </table:table-cell>
          <table:table-cell table:formula="of:=[.C228]-[.C2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28" calcext:value-type="float">
            <text:p>14928</text:p>
          </table:table-cell>
          <table:table-cell office:value-type="float" office:value="-0.058182" calcext:value-type="float">
            <text:p>-0.058182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2052" calcext:value-type="float">
            <text:p>-0.002052</text:p>
          </table:table-cell>
          <table:table-cell table:formula="of:=[.C229]-[.C2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62" calcext:value-type="float">
            <text:p>14962</text:p>
          </table:table-cell>
          <table:table-cell office:value-type="float" office:value="-0.073636" calcext:value-type="float">
            <text:p>-0.073636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-0.002597" calcext:value-type="float">
            <text:p>-0.002597</text:p>
          </table:table-cell>
          <table:table-cell table:formula="of:=[.C230]-[.C2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6" calcext:value-type="float">
            <text:p>14996</text:p>
          </table:table-cell>
          <table:table-cell office:value-type="float" office:value="-0.067045" calcext:value-type="float">
            <text:p>-0.067045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-0.002365" calcext:value-type="float">
            <text:p>-0.002365</text:p>
          </table:table-cell>
          <table:table-cell table:formula="of:=[.C231]-[.C2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30" calcext:value-type="float">
            <text:p>15030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131818" calcext:value-type="float">
            <text:p>-0.131818</text:p>
          </table:table-cell>
          <table:table-cell office:value-type="float" office:value="-0.003127" calcext:value-type="float">
            <text:p>-0.003127</text:p>
          </table:table-cell>
          <table:table-cell table:formula="of:=[.C232]-[.C2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64" calcext:value-type="float">
            <text:p>15064</text:p>
          </table:table-cell>
          <table:table-cell office:value-type="float" office:value="-0.055227" calcext:value-type="float">
            <text:p>-0.055227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-0.001948" calcext:value-type="float">
            <text:p>-0.001948</text:p>
          </table:table-cell>
          <table:table-cell table:formula="of:=[.C233]-[.C2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98" calcext:value-type="float">
            <text:p>15098</text:p>
          </table:table-cell>
          <table:table-cell office:value-type="float" office:value="-0.053864" calcext:value-type="float">
            <text:p>-0.053864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19" calcext:value-type="float">
            <text:p>-0.0019</text:p>
          </table:table-cell>
          <table:table-cell table:formula="of:=[.C234]-[.C2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32" calcext:value-type="float">
            <text:p>15132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2245" calcext:value-type="float">
            <text:p>-0.002245</text:p>
          </table:table-cell>
          <table:table-cell table:formula="of:=[.C235]-[.C2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67" calcext:value-type="float">
            <text:p>15167</text:p>
          </table:table-cell>
          <table:table-cell office:value-type="float" office:value="-0.052727" calcext:value-type="float">
            <text:p>-0.052727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-0.00186" calcext:value-type="float">
            <text:p>-0.00186</text:p>
          </table:table-cell>
          <table:table-cell table:formula="of:=[.C236]-[.C23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01" calcext:value-type="float">
            <text:p>15201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-0.001122" calcext:value-type="float">
            <text:p>-0.001122</text:p>
          </table:table-cell>
          <table:table-cell table:formula="of:=[.C237]-[.C2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35" calcext:value-type="float">
            <text:p>15235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-0.000321" calcext:value-type="float">
            <text:p>-0.000321</text:p>
          </table:table-cell>
          <table:table-cell table:formula="of:=[.C238]-[.C2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69" calcext:value-type="float">
            <text:p>15269</text:p>
          </table:table-cell>
          <table:table-cell office:value-type="float" office:value="-0.000682" calcext:value-type="float">
            <text:p>-0.000682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-0.000024" calcext:value-type="float">
            <text:p>-2.4E-05</text:p>
          </table:table-cell>
          <table:table-cell table:formula="of:=[.C239]-[.C2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03" calcext:value-type="float">
            <text:p>15303</text:p>
          </table:table-cell>
          <table:table-cell office:value-type="float" office:value="0.025682" calcext:value-type="float">
            <text:p>0.025682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000906" calcext:value-type="float">
            <text:p>0.000906</text:p>
          </table:table-cell>
          <table:table-cell table:formula="of:=[.C240]-[.C2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37" calcext:value-type="float">
            <text:p>15337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0.000192" calcext:value-type="float">
            <text:p>0.000192</text:p>
          </table:table-cell>
          <table:table-cell table:formula="of:=[.C241]-[.C2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71" calcext:value-type="float">
            <text:p>15371</text:p>
          </table:table-cell>
          <table:table-cell office:value-type="float" office:value="-0.003864" calcext:value-type="float">
            <text:p>-0.003864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00136" calcext:value-type="float">
            <text:p>-0.000136</text:p>
          </table:table-cell>
          <table:table-cell table:formula="of:=[.C242]-[.C2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05" calcext:value-type="float">
            <text:p>15405</text:p>
          </table:table-cell>
          <table:table-cell office:value-type="float" office:value="-0.024318" calcext:value-type="float">
            <text:p>-0.024318</text:p>
          </table:table-cell>
          <table:table-cell office:value-type="float" office:value="-0.109091" calcext:value-type="float">
            <text:p>-0.109091</text:p>
          </table:table-cell>
          <table:table-cell office:value-type="float" office:value="-0.000858" calcext:value-type="float">
            <text:p>-0.000858</text:p>
          </table:table-cell>
          <table:table-cell table:formula="of:=[.C243]-[.C2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40" calcext:value-type="float">
            <text:p>15440</text:p>
          </table:table-cell>
          <table:table-cell office:value-type="float" office:value="-0.022045" calcext:value-type="float">
            <text:p>-0.022045</text:p>
          </table:table-cell>
          <table:table-cell office:value-type="float" office:value="-0.011364" calcext:value-type="float">
            <text:p>-0.011364</text:p>
          </table:table-cell>
          <table:table-cell office:value-type="float" office:value="-0.000778" calcext:value-type="float">
            <text:p>-0.000778</text:p>
          </table:table-cell>
          <table:table-cell table:formula="of:=[.C244]-[.C24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74" calcext:value-type="float">
            <text:p>15474</text:p>
          </table:table-cell>
          <table:table-cell office:value-type="float" office:value="-0.018636" calcext:value-type="float">
            <text:p>-0.018636</text:p>
          </table:table-cell>
          <table:table-cell office:value-type="float" office:value="-0.040909" calcext:value-type="float">
            <text:p>-0.040909</text:p>
          </table:table-cell>
          <table:table-cell office:value-type="float" office:value="-0.000657" calcext:value-type="float">
            <text:p>-0.000657</text:p>
          </table:table-cell>
          <table:table-cell table:formula="of:=[.C245]-[.C2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08" calcext:value-type="float">
            <text:p>15508</text:p>
          </table:table-cell>
          <table:table-cell office:value-type="float" office:value="-0.032045" calcext:value-type="float">
            <text:p>-0.032045</text:p>
          </table:table-cell>
          <table:table-cell office:value-type="float" office:value="-0.088636" calcext:value-type="float">
            <text:p>-0.088636</text:p>
          </table:table-cell>
          <table:table-cell office:value-type="float" office:value="-0.00113" calcext:value-type="float">
            <text:p>-0.00113</text:p>
          </table:table-cell>
          <table:table-cell table:formula="of:=[.C246]-[.C2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42" calcext:value-type="float">
            <text:p>15542</text:p>
          </table:table-cell>
          <table:table-cell office:value-type="float" office:value="-0.060909" calcext:value-type="float">
            <text:p>-0.060909</text:p>
          </table:table-cell>
          <table:table-cell office:value-type="float" office:value="-0.261364" calcext:value-type="float">
            <text:p>-0.261364</text:p>
          </table:table-cell>
          <table:table-cell office:value-type="float" office:value="-0.002149" calcext:value-type="float">
            <text:p>-0.002149</text:p>
          </table:table-cell>
          <table:table-cell table:formula="of:=[.C247]-[.C2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76" calcext:value-type="float">
            <text:p>15576</text:p>
          </table:table-cell>
          <table:table-cell office:value-type="float" office:value="-0.074318" calcext:value-type="float">
            <text:p>-0.074318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2621" calcext:value-type="float">
            <text:p>-0.002621</text:p>
          </table:table-cell>
          <table:table-cell table:formula="of:=[.C248]-[.C2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10" calcext:value-type="float">
            <text:p>15610</text:p>
          </table:table-cell>
          <table:table-cell office:value-type="float" office:value="-0.092955" calcext:value-type="float">
            <text:p>-0.09295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3279" calcext:value-type="float">
            <text:p>-0.003279</text:p>
          </table:table-cell>
          <table:table-cell table:formula="of:=[.C249]-[.C2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44" calcext:value-type="float">
            <text:p>15644</text:p>
          </table:table-cell>
          <table:table-cell office:value-type="float" office:value="-0.101136" calcext:value-type="float">
            <text:p>-0.101136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3567" calcext:value-type="float">
            <text:p>-0.003567</text:p>
          </table:table-cell>
          <table:table-cell table:formula="of:=[.C250]-[.C2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float" office:value="-0.103864" calcext:value-type="float">
            <text:p>-0.103864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3664" calcext:value-type="float">
            <text:p>-0.003664</text:p>
          </table:table-cell>
          <table:table-cell table:formula="of:=[.C251]-[.C2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13" calcext:value-type="float">
            <text:p>15713</text:p>
          </table:table-cell>
          <table:table-cell office:value-type="float" office:value="-0.084318" calcext:value-type="float">
            <text:p>-0.084318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2974" calcext:value-type="float">
            <text:p>-0.002974</text:p>
          </table:table-cell>
          <table:table-cell table:formula="of:=[.C252]-[.C25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47" calcext:value-type="float">
            <text:p>15747</text:p>
          </table:table-cell>
          <table:table-cell office:value-type="float" office:value="-0.068864" calcext:value-type="float">
            <text:p>-0.06886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-0.002429" calcext:value-type="float">
            <text:p>-0.002429</text:p>
          </table:table-cell>
          <table:table-cell table:formula="of:=[.C253]-[.C2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81" calcext:value-type="float">
            <text:p>15781</text:p>
          </table:table-cell>
          <table:table-cell office:value-type="float" office:value="-0.090682" calcext:value-type="float">
            <text:p>-0.090682</text:p>
          </table:table-cell>
          <table:table-cell office:value-type="float" office:value="-0.229545" calcext:value-type="float">
            <text:p>-0.229545</text:p>
          </table:table-cell>
          <table:table-cell office:value-type="float" office:value="-0.003199" calcext:value-type="float">
            <text:p>-0.003199</text:p>
          </table:table-cell>
          <table:table-cell table:formula="of:=[.C254]-[.C2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15" calcext:value-type="float">
            <text:p>15815</text:p>
          </table:table-cell>
          <table:table-cell office:value-type="float" office:value="-0.087045" calcext:value-type="float">
            <text:p>-0.087045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307" calcext:value-type="float">
            <text:p>-0.00307</text:p>
          </table:table-cell>
          <table:table-cell table:formula="of:=[.C255]-[.C2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49" calcext:value-type="float">
            <text:p>15849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581" calcext:value-type="float">
            <text:p>-0.002581</text:p>
          </table:table-cell>
          <table:table-cell table:formula="of:=[.C256]-[.C2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83" calcext:value-type="float">
            <text:p>15883</text:p>
          </table:table-cell>
          <table:table-cell office:value-type="float" office:value="-0.049091" calcext:value-type="float">
            <text:p>-0.049091</text:p>
          </table:table-cell>
          <table:table-cell office:value-type="float" office:value="-0.020455" calcext:value-type="float">
            <text:p>-0.020455</text:p>
          </table:table-cell>
          <table:table-cell office:value-type="float" office:value="-0.001732" calcext:value-type="float">
            <text:p>-0.001732</text:p>
          </table:table-cell>
          <table:table-cell table:formula="of:=[.C257]-[.C2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17" calcext:value-type="float">
            <text:p>15917</text:p>
          </table:table-cell>
          <table:table-cell office:value-type="float" office:value="-0.057045" calcext:value-type="float">
            <text:p>-0.057045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2012" calcext:value-type="float">
            <text:p>-0.002012</text:p>
          </table:table-cell>
          <table:table-cell table:formula="of:=[.C258]-[.C2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51" calcext:value-type="float">
            <text:p>15951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0" calcext:value-type="float">
            <text:p>0</text:p>
          </table:table-cell>
          <table:table-cell office:value-type="float" office:value="-0.001571" calcext:value-type="float">
            <text:p>-0.001571</text:p>
          </table:table-cell>
          <table:table-cell table:formula="of:=[.C259]-[.C2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86" calcext:value-type="float">
            <text:p>15986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1684" calcext:value-type="float">
            <text:p>-0.001684</text:p>
          </table:table-cell>
          <table:table-cell table:formula="of:=[.C260]-[.C25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-0.053864" calcext:value-type="float">
            <text:p>-0.053864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19" calcext:value-type="float">
            <text:p>-0.0019</text:p>
          </table:table-cell>
          <table:table-cell table:formula="of:=[.C261]-[.C2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54" calcext:value-type="float">
            <text:p>16054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1844" calcext:value-type="float">
            <text:p>-0.001844</text:p>
          </table:table-cell>
          <table:table-cell table:formula="of:=[.C262]-[.C2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88" calcext:value-type="float">
            <text:p>16088</text:p>
          </table:table-cell>
          <table:table-cell office:value-type="float" office:value="-0.075455" calcext:value-type="float">
            <text:p>-0.075455</text:p>
          </table:table-cell>
          <table:table-cell office:value-type="float" office:value="-0.186364" calcext:value-type="float">
            <text:p>-0.186364</text:p>
          </table:table-cell>
          <table:table-cell office:value-type="float" office:value="-0.002662" calcext:value-type="float">
            <text:p>-0.002662</text:p>
          </table:table-cell>
          <table:table-cell table:formula="of:=[.C263]-[.C2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22" calcext:value-type="float">
            <text:p>16122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161364" calcext:value-type="float">
            <text:p>-0.161364</text:p>
          </table:table-cell>
          <table:table-cell office:value-type="float" office:value="-0.002421" calcext:value-type="float">
            <text:p>-0.002421</text:p>
          </table:table-cell>
          <table:table-cell table:formula="of:=[.C264]-[.C2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56" calcext:value-type="float">
            <text:p>16156</text:p>
          </table:table-cell>
          <table:table-cell office:value-type="float" office:value="-0.080227" calcext:value-type="float">
            <text:p>-0.080227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283" calcext:value-type="float">
            <text:p>-0.00283</text:p>
          </table:table-cell>
          <table:table-cell table:formula="of:=[.C265]-[.C2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90" calcext:value-type="float">
            <text:p>16190</text:p>
          </table:table-cell>
          <table:table-cell office:value-type="float" office:value="-0.097045" calcext:value-type="float">
            <text:p>-0.097045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3423" calcext:value-type="float">
            <text:p>-0.003423</text:p>
          </table:table-cell>
          <table:table-cell table:formula="of:=[.C266]-[.C2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24" calcext:value-type="float">
            <text:p>16224</text:p>
          </table:table-cell>
          <table:table-cell office:value-type="float" office:value="-0.102727" calcext:value-type="float">
            <text:p>-0.102727</text:p>
          </table:table-cell>
          <table:table-cell office:value-type="float" office:value="-0.077273" calcext:value-type="float">
            <text:p>-0.077273</text:p>
          </table:table-cell>
          <table:table-cell office:value-type="float" office:value="-0.003624" calcext:value-type="float">
            <text:p>-0.003624</text:p>
          </table:table-cell>
          <table:table-cell table:formula="of:=[.C267]-[.C2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9" calcext:value-type="float">
            <text:p>16259</text:p>
          </table:table-cell>
          <table:table-cell office:value-type="float" office:value="-0.079773" calcext:value-type="float">
            <text:p>-0.079773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-0.002814" calcext:value-type="float">
            <text:p>-0.002814</text:p>
          </table:table-cell>
          <table:table-cell table:formula="of:=[.C268]-[.C26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93" calcext:value-type="float">
            <text:p>16293</text:p>
          </table:table-cell>
          <table:table-cell office:value-type="float" office:value="-0.095682" calcext:value-type="float">
            <text:p>-0.095682</text:p>
          </table:table-cell>
          <table:table-cell office:value-type="float" office:value="-0.159091" calcext:value-type="float">
            <text:p>-0.159091</text:p>
          </table:table-cell>
          <table:table-cell office:value-type="float" office:value="-0.003375" calcext:value-type="float">
            <text:p>-0.003375</text:p>
          </table:table-cell>
          <table:table-cell table:formula="of:=[.C269]-[.C2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27" calcext:value-type="float">
            <text:p>16327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003263" calcext:value-type="float">
            <text:p>-0.003263</text:p>
          </table:table-cell>
          <table:table-cell table:formula="of:=[.C270]-[.C2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61" calcext:value-type="float">
            <text:p>16361</text:p>
          </table:table-cell>
          <table:table-cell office:value-type="float" office:value="-0.080227" calcext:value-type="float">
            <text:p>-0.080227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0283" calcext:value-type="float">
            <text:p>-0.00283</text:p>
          </table:table-cell>
          <table:table-cell table:formula="of:=[.C271]-[.C2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95" calcext:value-type="float">
            <text:p>16395</text:p>
          </table:table-cell>
          <table:table-cell office:value-type="float" office:value="-0.069773" calcext:value-type="float">
            <text:p>-0.069773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-0.002461" calcext:value-type="float">
            <text:p>-0.002461</text:p>
          </table:table-cell>
          <table:table-cell table:formula="of:=[.C272]-[.C2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29" calcext:value-type="float">
            <text:p>16429</text:p>
          </table:table-cell>
          <table:table-cell office:value-type="float" office:value="-0.043409" calcext:value-type="float">
            <text:p>-0.043409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-0.001531" calcext:value-type="float">
            <text:p>-0.001531</text:p>
          </table:table-cell>
          <table:table-cell table:formula="of:=[.C273]-[.C2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63" calcext:value-type="float">
            <text:p>16463</text:p>
          </table:table-cell>
          <table:table-cell office:value-type="float" office:value="-0.041591" calcext:value-type="float">
            <text:p>-0.041591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1467" calcext:value-type="float">
            <text:p>-0.001467</text:p>
          </table:table-cell>
          <table:table-cell table:formula="of:=[.C274]-[.C2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97" calcext:value-type="float">
            <text:p>16497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109" calcext:value-type="float">
            <text:p>-0.00109</text:p>
          </table:table-cell>
          <table:table-cell table:formula="of:=[.C275]-[.C2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31" calcext:value-type="float">
            <text:p>16531</text:p>
          </table:table-cell>
          <table:table-cell office:value-type="float" office:value="-0.032045" calcext:value-type="float">
            <text:p>-0.032045</text:p>
          </table:table-cell>
          <table:table-cell office:value-type="float" office:value="-0.129545" calcext:value-type="float">
            <text:p>-0.129545</text:p>
          </table:table-cell>
          <table:table-cell office:value-type="float" office:value="-0.00113" calcext:value-type="float">
            <text:p>-0.00113</text:p>
          </table:table-cell>
          <table:table-cell table:formula="of:=[.C276]-[.C2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6" calcext:value-type="float">
            <text:p>16566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-0.000794" calcext:value-type="float">
            <text:p>-0.000794</text:p>
          </table:table-cell>
          <table:table-cell table:formula="of:=[.C277]-[.C27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00" calcext:value-type="float">
            <text:p>16600</text:p>
          </table:table-cell>
          <table:table-cell office:value-type="float" office:value="-0.035455" calcext:value-type="float">
            <text:p>-0.035455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1251" calcext:value-type="float">
            <text:p>-0.001251</text:p>
          </table:table-cell>
          <table:table-cell table:formula="of:=[.C278]-[.C2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34" calcext:value-type="float">
            <text:p>16634</text:p>
          </table:table-cell>
          <table:table-cell office:value-type="float" office:value="-0.021136" calcext:value-type="float">
            <text:p>-0.021136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0746" calcext:value-type="float">
            <text:p>-0.000746</text:p>
          </table:table-cell>
          <table:table-cell table:formula="of:=[.C279]-[.C2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68" calcext:value-type="float">
            <text:p>16668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00008" calcext:value-type="float">
            <text:p>8E-05</text:p>
          </table:table-cell>
          <table:table-cell table:formula="of:=[.C280]-[.C2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02" calcext:value-type="float">
            <text:p>16702</text:p>
          </table:table-cell>
          <table:table-cell office:value-type="float" office:value="0.008864" calcext:value-type="float">
            <text:p>0.008864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000313" calcext:value-type="float">
            <text:p>0.000313</text:p>
          </table:table-cell>
          <table:table-cell table:formula="of:=[.C281]-[.C2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36" calcext:value-type="float">
            <text:p>16736</text:p>
          </table:table-cell>
          <table:table-cell office:value-type="float" office:value="-0.008864" calcext:value-type="float">
            <text:p>-0.008864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0313" calcext:value-type="float">
            <text:p>-0.000313</text:p>
          </table:table-cell>
          <table:table-cell table:formula="of:=[.C282]-[.C2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70" calcext:value-type="float">
            <text:p>16770</text:p>
          </table:table-cell>
          <table:table-cell office:value-type="float" office:value="-0.015227" calcext:value-type="float">
            <text:p>-0.01522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-0.000537" calcext:value-type="float">
            <text:p>-0.000537</text:p>
          </table:table-cell>
          <table:table-cell table:formula="of:=[.C283]-[.C2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04" calcext:value-type="float">
            <text:p>16804</text:p>
          </table:table-cell>
          <table:table-cell office:value-type="float" office:value="0.020227" calcext:value-type="float">
            <text:p>0.020227</text:p>
          </table:table-cell>
          <table:table-cell office:value-type="float" office:value="0.211364" calcext:value-type="float">
            <text:p>0.211364</text:p>
          </table:table-cell>
          <table:table-cell office:value-type="float" office:value="0.000713" calcext:value-type="float">
            <text:p>0.000713</text:p>
          </table:table-cell>
          <table:table-cell table:formula="of:=[.C284]-[.C2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39" calcext:value-type="float">
            <text:p>16839</text:p>
          </table:table-cell>
          <table:table-cell office:value-type="float" office:value="0.023409" calcext:value-type="float">
            <text:p>0.023409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000826" calcext:value-type="float">
            <text:p>0.000826</text:p>
          </table:table-cell>
          <table:table-cell table:formula="of:=[.C285]-[.C28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73" calcext:value-type="float">
            <text:p>16873</text:p>
          </table:table-cell>
          <table:table-cell office:value-type="float" office:value="0.044773" calcext:value-type="float">
            <text:p>0.044773</text:p>
          </table:table-cell>
          <table:table-cell office:value-type="float" office:value="0.084091" calcext:value-type="float">
            <text:p>0.084091</text:p>
          </table:table-cell>
          <table:table-cell office:value-type="float" office:value="0.001579" calcext:value-type="float">
            <text:p>0.001579</text:p>
          </table:table-cell>
          <table:table-cell table:formula="of:=[.C286]-[.C2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07" calcext:value-type="float">
            <text:p>16907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-0.165909" calcext:value-type="float">
            <text:p>-0.165909</text:p>
          </table:table-cell>
          <table:table-cell office:value-type="float" office:value="0.00093" calcext:value-type="float">
            <text:p>0.00093</text:p>
          </table:table-cell>
          <table:table-cell table:formula="of:=[.C287]-[.C2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41" calcext:value-type="float">
            <text:p>16941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001106" calcext:value-type="float">
            <text:p>0.001106</text:p>
          </table:table-cell>
          <table:table-cell table:formula="of:=[.C288]-[.C2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75" calcext:value-type="float">
            <text:p>16975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001283" calcext:value-type="float">
            <text:p>0.001283</text:p>
          </table:table-cell>
          <table:table-cell table:formula="of:=[.C289]-[.C2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09" calcext:value-type="float">
            <text:p>17009</text:p>
          </table:table-cell>
          <table:table-cell office:value-type="float" office:value="0.032727" calcext:value-type="float">
            <text:p>0.032727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001154" calcext:value-type="float">
            <text:p>0.001154</text:p>
          </table:table-cell>
          <table:table-cell table:formula="of:=[.C290]-[.C2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43" calcext:value-type="float">
            <text:p>17043</text:p>
          </table:table-cell>
          <table:table-cell office:value-type="float" office:value="0.022045" calcext:value-type="float">
            <text:p>0.02204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0778" calcext:value-type="float">
            <text:p>0.000778</text:p>
          </table:table-cell>
          <table:table-cell table:formula="of:=[.C291]-[.C2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77" calcext:value-type="float">
            <text:p>17077</text:p>
          </table:table-cell>
          <table:table-cell office:value-type="float" office:value="0.0275" calcext:value-type="float">
            <text:p>0.0275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0.00097" calcext:value-type="float">
            <text:p>0.00097</text:p>
          </table:table-cell>
          <table:table-cell table:formula="of:=[.C292]-[.C2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12" calcext:value-type="float">
            <text:p>17112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115909" calcext:value-type="float">
            <text:p>0.115909</text:p>
          </table:table-cell>
          <table:table-cell office:value-type="float" office:value="0.001331" calcext:value-type="float">
            <text:p>0.001331</text:p>
          </table:table-cell>
          <table:table-cell table:formula="of:=[.C293]-[.C29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46" calcext:value-type="float">
            <text:p>17146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-0.147727" calcext:value-type="float">
            <text:p>-0.147727</text:p>
          </table:table-cell>
          <table:table-cell office:value-type="float" office:value="0.000064" calcext:value-type="float">
            <text:p>6.4E-05</text:p>
          </table:table-cell>
          <table:table-cell table:formula="of:=[.C294]-[.C2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80" calcext:value-type="float">
            <text:p>17180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00641" calcext:value-type="float">
            <text:p>0.000641</text:p>
          </table:table-cell>
          <table:table-cell table:formula="of:=[.C295]-[.C2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14" calcext:value-type="float">
            <text:p>1721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0.000176" calcext:value-type="float">
            <text:p>0.000176</text:p>
          </table:table-cell>
          <table:table-cell table:formula="of:=[.C296]-[.C2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48" calcext:value-type="float">
            <text:p>17248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0.000625" calcext:value-type="float">
            <text:p>0.000625</text:p>
          </table:table-cell>
          <table:table-cell table:formula="of:=[.C297]-[.C2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82" calcext:value-type="float">
            <text:p>17282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000834" calcext:value-type="float">
            <text:p>0.000834</text:p>
          </table:table-cell>
          <table:table-cell table:formula="of:=[.C298]-[.C2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16" calcext:value-type="float">
            <text:p>17316</text:p>
          </table:table-cell>
          <table:table-cell office:value-type="float" office:value="0.019773" calcext:value-type="float">
            <text:p>0.019773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0.000697" calcext:value-type="float">
            <text:p>0.000697</text:p>
          </table:table-cell>
          <table:table-cell table:formula="of:=[.C299]-[.C2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50" calcext:value-type="float">
            <text:p>17350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0.00004" calcext:value-type="float">
            <text:p>4E-05</text:p>
          </table:table-cell>
          <table:table-cell table:formula="of:=[.C300]-[.C2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85" calcext:value-type="float">
            <text:p>17385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0.040909" calcext:value-type="float">
            <text:p>0.040909</text:p>
          </table:table-cell>
          <table:table-cell office:value-type="float" office:value="0.000449" calcext:value-type="float">
            <text:p>0.000449</text:p>
          </table:table-cell>
          <table:table-cell table:formula="of:=[.C301]-[.C30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19" calcext:value-type="float">
            <text:p>17419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473" calcext:value-type="float">
            <text:p>0.000473</text:p>
          </table:table-cell>
          <table:table-cell table:formula="of:=[.C302]-[.C3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53" calcext:value-type="float">
            <text:p>17453</text:p>
          </table:table-cell>
          <table:table-cell office:value-type="float" office:value="-0.018864" calcext:value-type="float">
            <text:p>-0.018864</text:p>
          </table:table-cell>
          <table:table-cell office:value-type="float" office:value="-0.206818" calcext:value-type="float">
            <text:p>-0.206818</text:p>
          </table:table-cell>
          <table:table-cell office:value-type="float" office:value="-0.000665" calcext:value-type="float">
            <text:p>-0.000665</text:p>
          </table:table-cell>
          <table:table-cell table:formula="of:=[.C303]-[.C3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87" calcext:value-type="float">
            <text:p>17487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-0.000577" calcext:value-type="float">
            <text:p>-0.000577</text:p>
          </table:table-cell>
          <table:table-cell table:formula="of:=[.C304]-[.C3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21" calcext:value-type="float">
            <text:p>1752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04545" calcext:value-type="float">
            <text:p>-0.204545</text:p>
          </table:table-cell>
          <table:table-cell office:value-type="float" office:value="-0.00194" calcext:value-type="float">
            <text:p>-0.00194</text:p>
          </table:table-cell>
          <table:table-cell table:formula="of:=[.C305]-[.C3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55" calcext:value-type="float">
            <text:p>17555</text:p>
          </table:table-cell>
          <table:table-cell office:value-type="float" office:value="-0.054773" calcext:value-type="float">
            <text:p>-0.054773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1932" calcext:value-type="float">
            <text:p>-0.001932</text:p>
          </table:table-cell>
          <table:table-cell table:formula="of:=[.C306]-[.C3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89" calcext:value-type="float">
            <text:p>17589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002245" calcext:value-type="float">
            <text:p>-0.002245</text:p>
          </table:table-cell>
          <table:table-cell table:formula="of:=[.C307]-[.C3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23" calcext:value-type="float">
            <text:p>17623</text:p>
          </table:table-cell>
          <table:table-cell office:value-type="float" office:value="-0.069091" calcext:value-type="float">
            <text:p>-0.069091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-0.002437" calcext:value-type="float">
            <text:p>-0.002437</text:p>
          </table:table-cell>
          <table:table-cell table:formula="of:=[.C308]-[.C3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57" calcext:value-type="float">
            <text:p>17657</text:p>
          </table:table-cell>
          <table:table-cell office:value-type="float" office:value="-0.071136" calcext:value-type="float">
            <text:p>-0.07113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509" calcext:value-type="float">
            <text:p>-0.002509</text:p>
          </table:table-cell>
          <table:table-cell table:formula="of:=[.C309]-[.C3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92" calcext:value-type="float">
            <text:p>17692</text:p>
          </table:table-cell>
          <table:table-cell office:value-type="float" office:value="-0.071818" calcext:value-type="float">
            <text:p>-0.07181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2533" calcext:value-type="float">
            <text:p>-0.002533</text:p>
          </table:table-cell>
          <table:table-cell table:formula="of:=[.C310]-[.C30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6" calcext:value-type="float">
            <text:p>17726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218182" calcext:value-type="float">
            <text:p>-0.218182</text:p>
          </table:table-cell>
          <table:table-cell office:value-type="float" office:value="-0.003447" calcext:value-type="float">
            <text:p>-0.003447</text:p>
          </table:table-cell>
          <table:table-cell table:formula="of:=[.C311]-[.C3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60" calcext:value-type="float">
            <text:p>17760</text:p>
          </table:table-cell>
          <table:table-cell office:value-type="float" office:value="-0.106591" calcext:value-type="float">
            <text:p>-0.106591</text:p>
          </table:table-cell>
          <table:table-cell office:value-type="float" office:value="-0.113636" calcext:value-type="float">
            <text:p>-0.113636</text:p>
          </table:table-cell>
          <table:table-cell office:value-type="float" office:value="-0.00376" calcext:value-type="float">
            <text:p>-0.00376</text:p>
          </table:table-cell>
          <table:table-cell table:formula="of:=[.C312]-[.C3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94" calcext:value-type="float">
            <text:p>17794</text:p>
          </table:table-cell>
          <table:table-cell office:value-type="float" office:value="-0.079091" calcext:value-type="float">
            <text:p>-0.079091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-0.00279" calcext:value-type="float">
            <text:p>-0.00279</text:p>
          </table:table-cell>
          <table:table-cell table:formula="of:=[.C313]-[.C3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28" calcext:value-type="float">
            <text:p>17828</text:p>
          </table:table-cell>
          <table:table-cell office:value-type="float" office:value="-0.084545" calcext:value-type="float">
            <text:p>-0.084545</text:p>
          </table:table-cell>
          <table:table-cell office:value-type="float" office:value="-0.177273" calcext:value-type="float">
            <text:p>-0.177273</text:p>
          </table:table-cell>
          <table:table-cell office:value-type="float" office:value="-0.002982" calcext:value-type="float">
            <text:p>-0.002982</text:p>
          </table:table-cell>
          <table:table-cell table:formula="of:=[.C314]-[.C3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62" calcext:value-type="float">
            <text:p>17862</text:p>
          </table:table-cell>
          <table:table-cell office:value-type="float" office:value="-0.074773" calcext:value-type="float">
            <text:p>-0.074773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2638" calcext:value-type="float">
            <text:p>-0.002638</text:p>
          </table:table-cell>
          <table:table-cell table:formula="of:=[.C315]-[.C3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96" calcext:value-type="float">
            <text:p>17896</text:p>
          </table:table-cell>
          <table:table-cell office:value-type="float" office:value="-0.062045" calcext:value-type="float">
            <text:p>-0.062045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-0.002189" calcext:value-type="float">
            <text:p>-0.002189</text:p>
          </table:table-cell>
          <table:table-cell table:formula="of:=[.C316]-[.C3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" calcext:value-type="float">
            <text:p>17930</text:p>
          </table:table-cell>
          <table:table-cell office:value-type="float" office:value="-0.055682" calcext:value-type="float">
            <text:p>-0.055682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1964" calcext:value-type="float">
            <text:p>-0.001964</text:p>
          </table:table-cell>
          <table:table-cell table:formula="of:=[.C317]-[.C3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65" calcext:value-type="float">
            <text:p>17965</text:p>
          </table:table-cell>
          <table:table-cell office:value-type="float" office:value="-0.071591" calcext:value-type="float">
            <text:p>-0.071591</text:p>
          </table:table-cell>
          <table:table-cell office:value-type="float" office:value="-0.111364" calcext:value-type="float">
            <text:p>-0.111364</text:p>
          </table:table-cell>
          <table:table-cell office:value-type="float" office:value="-0.002525" calcext:value-type="float">
            <text:p>-0.002525</text:p>
          </table:table-cell>
          <table:table-cell table:formula="of:=[.C318]-[.C31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99" calcext:value-type="float">
            <text:p>17999</text:p>
          </table:table-cell>
          <table:table-cell office:value-type="float" office:value="-0.065227" calcext:value-type="float">
            <text:p>-0.065227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-0.002301" calcext:value-type="float">
            <text:p>-0.002301</text:p>
          </table:table-cell>
          <table:table-cell table:formula="of:=[.C319]-[.C3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33" calcext:value-type="float">
            <text:p>18033</text:p>
          </table:table-cell>
          <table:table-cell office:value-type="float" office:value="-0.063409" calcext:value-type="float">
            <text:p>-0.063409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-0.002237" calcext:value-type="float">
            <text:p>-0.002237</text:p>
          </table:table-cell>
          <table:table-cell table:formula="of:=[.C320]-[.C3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67" calcext:value-type="float">
            <text:p>18067</text:p>
          </table:table-cell>
          <table:table-cell office:value-type="float" office:value="-0.030682" calcext:value-type="float">
            <text:p>-0.030682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-0.001082" calcext:value-type="float">
            <text:p>-0.001082</text:p>
          </table:table-cell>
          <table:table-cell table:formula="of:=[.C321]-[.C3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01" calcext:value-type="float">
            <text:p>18101</text:p>
          </table:table-cell>
          <table:table-cell office:value-type="float" office:value="-0.002955" calcext:value-type="float">
            <text:p>-0.002955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-0.000104" calcext:value-type="float">
            <text:p>-0.000104</text:p>
          </table:table-cell>
          <table:table-cell table:formula="of:=[.C322]-[.C3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35" calcext:value-type="float">
            <text:p>18135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000337" calcext:value-type="float">
            <text:p>0.000337</text:p>
          </table:table-cell>
          <table:table-cell table:formula="of:=[.C323]-[.C3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69" calcext:value-type="float">
            <text:p>18169</text:p>
          </table:table-cell>
          <table:table-cell office:value-type="float" office:value="0.029773" calcext:value-type="float">
            <text:p>0.02977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05" calcext:value-type="float">
            <text:p>0.00105</text:p>
          </table:table-cell>
          <table:table-cell table:formula="of:=[.C324]-[.C3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03" calcext:value-type="float">
            <text:p>18203</text:p>
          </table:table-cell>
          <table:table-cell office:value-type="float" office:value="0.035909" calcext:value-type="float">
            <text:p>0.035909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0.001267" calcext:value-type="float">
            <text:p>0.001267</text:p>
          </table:table-cell>
          <table:table-cell table:formula="of:=[.C325]-[.C3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38" calcext:value-type="float">
            <text:p>18238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-0.265909" calcext:value-type="float">
            <text:p>-0.265909</text:p>
          </table:table-cell>
          <table:table-cell office:value-type="float" office:value="0.00004" calcext:value-type="float">
            <text:p>4E-05</text:p>
          </table:table-cell>
          <table:table-cell table:formula="of:=[.C326]-[.C32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72" calcext:value-type="float">
            <text:p>1827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office:value-type="float" office:value="0.000441" calcext:value-type="float">
            <text:p>0.000441</text:p>
          </table:table-cell>
          <table:table-cell table:formula="of:=[.C327]-[.C3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06" calcext:value-type="float">
            <text:p>18306</text:p>
          </table:table-cell>
          <table:table-cell office:value-type="float" office:value="0.017273" calcext:value-type="float">
            <text:p>0.017273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0.000609" calcext:value-type="float">
            <text:p>0.000609</text:p>
          </table:table-cell>
          <table:table-cell table:formula="of:=[.C328]-[.C3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40" calcext:value-type="float">
            <text:p>1834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-0.1" calcext:value-type="float">
            <text:p>-0.1</text:p>
          </table:table-cell>
          <table:table-cell office:value-type="float" office:value="0.00012" calcext:value-type="float">
            <text:p>0.00012</text:p>
          </table:table-cell>
          <table:table-cell table:formula="of:=[.C329]-[.C3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74" calcext:value-type="float">
            <text:p>1837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0.000176" calcext:value-type="float">
            <text:p>0.000176</text:p>
          </table:table-cell>
          <table:table-cell table:formula="of:=[.C330]-[.C3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08" calcext:value-type="float">
            <text:p>18408</text:p>
          </table:table-cell>
          <table:table-cell office:value-type="float" office:value="-0.016591" calcext:value-type="float">
            <text:p>-0.016591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000585" calcext:value-type="float">
            <text:p>-0.000585</text:p>
          </table:table-cell>
          <table:table-cell table:formula="of:=[.C331]-[.C3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42" calcext:value-type="float">
            <text:p>18442</text:p>
          </table:table-cell>
          <table:table-cell office:value-type="float" office:value="-0.031136" calcext:value-type="float">
            <text:p>-0.031136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-0.001098" calcext:value-type="float">
            <text:p>-0.001098</text:p>
          </table:table-cell>
          <table:table-cell table:formula="of:=[.C332]-[.C3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6" calcext:value-type="float">
            <text:p>18476</text:p>
          </table:table-cell>
          <table:table-cell office:value-type="float" office:value="-0.031136" calcext:value-type="float">
            <text:p>-0.031136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-0.001098" calcext:value-type="float">
            <text:p>-0.001098</text:p>
          </table:table-cell>
          <table:table-cell table:formula="of:=[.C333]-[.C3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11" calcext:value-type="float">
            <text:p>18511</text:p>
          </table:table-cell>
          <table:table-cell office:value-type="float" office:value="-0.052727" calcext:value-type="float">
            <text:p>-0.052727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-0.00186" calcext:value-type="float">
            <text:p>-0.00186</text:p>
          </table:table-cell>
          <table:table-cell table:formula="of:=[.C334]-[.C33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45" calcext:value-type="float">
            <text:p>18545</text:p>
          </table:table-cell>
          <table:table-cell office:value-type="float" office:value="-0.049545" calcext:value-type="float">
            <text:p>-0.049545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1748" calcext:value-type="float">
            <text:p>-0.001748</text:p>
          </table:table-cell>
          <table:table-cell table:formula="of:=[.C335]-[.C3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79" calcext:value-type="float">
            <text:p>18579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00545" calcext:value-type="float">
            <text:p>-0.000545</text:p>
          </table:table-cell>
          <table:table-cell table:formula="of:=[.C336]-[.C3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13" calcext:value-type="float">
            <text:p>18613</text:p>
          </table:table-cell>
          <table:table-cell office:value-type="float" office:value="-0.028636" calcext:value-type="float">
            <text:p>-0.028636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101" calcext:value-type="float">
            <text:p>-0.00101</text:p>
          </table:table-cell>
          <table:table-cell table:formula="of:=[.C337]-[.C3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47" calcext:value-type="float">
            <text:p>18647</text:p>
          </table:table-cell>
          <table:table-cell office:value-type="float" office:value="-0.008409" calcext:value-type="float">
            <text:p>-0.008409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-0.000297" calcext:value-type="float">
            <text:p>-0.000297</text:p>
          </table:table-cell>
          <table:table-cell table:formula="of:=[.C338]-[.C3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81" calcext:value-type="float">
            <text:p>18681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243182" calcext:value-type="float">
            <text:p>-0.243182</text:p>
          </table:table-cell>
          <table:table-cell office:value-type="float" office:value="-0.000802" calcext:value-type="float">
            <text:p>-0.000802</text:p>
          </table:table-cell>
          <table:table-cell table:formula="of:=[.C339]-[.C3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15" calcext:value-type="float">
            <text:p>18715</text:p>
          </table:table-cell>
          <table:table-cell office:value-type="float" office:value="-0.012955" calcext:value-type="float">
            <text:p>-0.012955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-0.000457" calcext:value-type="float">
            <text:p>-0.000457</text:p>
          </table:table-cell>
          <table:table-cell table:formula="of:=[.C340]-[.C3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49" calcext:value-type="float">
            <text:p>18749</text:p>
          </table:table-cell>
          <table:table-cell office:value-type="float" office:value="-0.017727" calcext:value-type="float">
            <text:p>-0.017727</text:p>
          </table:table-cell>
          <table:table-cell office:value-type="float" office:value="-0.154545" calcext:value-type="float">
            <text:p>-0.154545</text:p>
          </table:table-cell>
          <table:table-cell office:value-type="float" office:value="-0.000625" calcext:value-type="float">
            <text:p>-0.000625</text:p>
          </table:table-cell>
          <table:table-cell table:formula="of:=[.C341]-[.C3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84" calcext:value-type="float">
            <text:p>18784</text:p>
          </table:table-cell>
          <table:table-cell office:value-type="float" office:value="-0.020909" calcext:value-type="float">
            <text:p>-0.020909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0738" calcext:value-type="float">
            <text:p>-0.000738</text:p>
          </table:table-cell>
          <table:table-cell table:formula="of:=[.C342]-[.C34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18" calcext:value-type="float">
            <text:p>18818</text:p>
          </table:table-cell>
          <table:table-cell office:value-type="float" office:value="-0.009318" calcext:value-type="float">
            <text:p>-0.009318</text:p>
          </table:table-cell>
          <table:table-cell office:value-type="float" office:value="0.309091" calcext:value-type="float">
            <text:p>0.309091</text:p>
          </table:table-cell>
          <table:table-cell office:value-type="float" office:value="-0.000329" calcext:value-type="float">
            <text:p>-0.000329</text:p>
          </table:table-cell>
          <table:table-cell table:formula="of:=[.C343]-[.C3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52" calcext:value-type="float">
            <text:p>18852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00537" calcext:value-type="float">
            <text:p>0.000537</text:p>
          </table:table-cell>
          <table:table-cell table:formula="of:=[.C344]-[.C3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86" calcext:value-type="float">
            <text:p>18886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0.000754" calcext:value-type="float">
            <text:p>0.000754</text:p>
          </table:table-cell>
          <table:table-cell table:formula="of:=[.C345]-[.C3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20" calcext:value-type="float">
            <text:p>18920</text:p>
          </table:table-cell>
          <table:table-cell office:value-type="float" office:value="0.023636" calcext:value-type="float">
            <text:p>0.023636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00834" calcext:value-type="float">
            <text:p>0.000834</text:p>
          </table:table-cell>
          <table:table-cell table:formula="of:=[.C346]-[.C3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54" calcext:value-type="float">
            <text:p>18954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0.001363" calcext:value-type="float">
            <text:p>0.001363</text:p>
          </table:table-cell>
          <table:table-cell table:formula="of:=[.C347]-[.C3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88" calcext:value-type="float">
            <text:p>1898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7727" calcext:value-type="float">
            <text:p>-0.047727</text:p>
          </table:table-cell>
          <table:table-cell office:value-type="float" office:value="0.000705" calcext:value-type="float">
            <text:p>0.000705</text:p>
          </table:table-cell>
          <table:table-cell table:formula="of:=[.C348]-[.C3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22" calcext:value-type="float">
            <text:p>19022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0.001483" calcext:value-type="float">
            <text:p>0.001483</text:p>
          </table:table-cell>
          <table:table-cell table:formula="of:=[.C349]-[.C3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56" calcext:value-type="float">
            <text:p>19056</text:p>
          </table:table-cell>
          <table:table-cell office:value-type="float" office:value="0.053409" calcext:value-type="float">
            <text:p>0.053409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001884" calcext:value-type="float">
            <text:p>0.001884</text:p>
          </table:table-cell>
          <table:table-cell table:formula="of:=[.C350]-[.C3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91" calcext:value-type="float">
            <text:p>19091</text:p>
          </table:table-cell>
          <table:table-cell office:value-type="float" office:value="0.065682" calcext:value-type="float">
            <text:p>0.065682</text:p>
          </table:table-cell>
          <table:table-cell office:value-type="float" office:value="-0.031818" calcext:value-type="float">
            <text:p>-0.031818</text:p>
          </table:table-cell>
          <table:table-cell office:value-type="float" office:value="0.002317" calcext:value-type="float">
            <text:p>0.002317</text:p>
          </table:table-cell>
          <table:table-cell table:formula="of:=[.C351]-[.C35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25" calcext:value-type="float">
            <text:p>19125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02678" calcext:value-type="float">
            <text:p>0.002678</text:p>
          </table:table-cell>
          <table:table-cell table:formula="of:=[.C352]-[.C3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59" calcext:value-type="float">
            <text:p>19159</text:p>
          </table:table-cell>
          <table:table-cell office:value-type="float" office:value="0.032273" calcext:value-type="float">
            <text:p>0.032273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0.001138" calcext:value-type="float">
            <text:p>0.001138</text:p>
          </table:table-cell>
          <table:table-cell table:formula="of:=[.C353]-[.C3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93" calcext:value-type="float">
            <text:p>19193</text:p>
          </table:table-cell>
          <table:table-cell office:value-type="float" office:value="0.023864" calcext:value-type="float">
            <text:p>0.023864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0.000842" calcext:value-type="float">
            <text:p>0.000842</text:p>
          </table:table-cell>
          <table:table-cell table:formula="of:=[.C354]-[.C3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27" calcext:value-type="float">
            <text:p>19227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0.00004" calcext:value-type="float">
            <text:p>4E-05</text:p>
          </table:table-cell>
          <table:table-cell table:formula="of:=[.C355]-[.C3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61" calcext:value-type="float">
            <text:p>19261</text:p>
          </table:table-cell>
          <table:table-cell office:value-type="float" office:value="-0.021136" calcext:value-type="float">
            <text:p>-0.021136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0746" calcext:value-type="float">
            <text:p>-0.000746</text:p>
          </table:table-cell>
          <table:table-cell table:formula="of:=[.C356]-[.C3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95" calcext:value-type="float">
            <text:p>19295</text:p>
          </table:table-cell>
          <table:table-cell office:value-type="float" office:value="-0.028182" calcext:value-type="float">
            <text:p>-0.028182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994" calcext:value-type="float">
            <text:p>-0.000994</text:p>
          </table:table-cell>
          <table:table-cell table:formula="of:=[.C357]-[.C3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29" calcext:value-type="float">
            <text:p>19329</text:p>
          </table:table-cell>
          <table:table-cell office:value-type="float" office:value="-0.027045" calcext:value-type="float">
            <text:p>-0.027045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-0.000954" calcext:value-type="float">
            <text:p>-0.000954</text:p>
          </table:table-cell>
          <table:table-cell table:formula="of:=[.C358]-[.C3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64" calcext:value-type="float">
            <text:p>19364</text:p>
          </table:table-cell>
          <table:table-cell office:value-type="float" office:value="-0.033409" calcext:value-type="float">
            <text:p>-0.033409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1178" calcext:value-type="float">
            <text:p>-0.001178</text:p>
          </table:table-cell>
          <table:table-cell table:formula="of:=[.C359]-[.C35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98" calcext:value-type="float">
            <text:p>19398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2277" calcext:value-type="float">
            <text:p>-0.002277</text:p>
          </table:table-cell>
          <table:table-cell table:formula="of:=[.C360]-[.C3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32" calcext:value-type="float">
            <text:p>19432</text:p>
          </table:table-cell>
          <table:table-cell office:value-type="float" office:value="-0.077727" calcext:value-type="float">
            <text:p>-0.077727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2742" calcext:value-type="float">
            <text:p>-0.002742</text:p>
          </table:table-cell>
          <table:table-cell table:formula="of:=[.C361]-[.C3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66" calcext:value-type="float">
            <text:p>19466</text:p>
          </table:table-cell>
          <table:table-cell office:value-type="float" office:value="-0.093864" calcext:value-type="float">
            <text:p>-0.093864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3311" calcext:value-type="float">
            <text:p>-0.003311</text:p>
          </table:table-cell>
          <table:table-cell table:formula="of:=[.C362]-[.C3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00" calcext:value-type="float">
            <text:p>19500</text:p>
          </table:table-cell>
          <table:table-cell office:value-type="float" office:value="-0.069091" calcext:value-type="float">
            <text:p>-0.069091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-0.002437" calcext:value-type="float">
            <text:p>-0.002437</text:p>
          </table:table-cell>
          <table:table-cell table:formula="of:=[.C363]-[.C3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34" calcext:value-type="float">
            <text:p>19534</text:p>
          </table:table-cell>
          <table:table-cell office:value-type="float" office:value="-0.061136" calcext:value-type="float">
            <text:p>-0.06113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2157" calcext:value-type="float">
            <text:p>-0.002157</text:p>
          </table:table-cell>
          <table:table-cell table:formula="of:=[.C364]-[.C3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68" calcext:value-type="float">
            <text:p>19568</text:p>
          </table:table-cell>
          <table:table-cell office:value-type="float" office:value="-0.034318" calcext:value-type="float">
            <text:p>-0.034318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-0.001211" calcext:value-type="float">
            <text:p>-0.001211</text:p>
          </table:table-cell>
          <table:table-cell table:formula="of:=[.C365]-[.C3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02" calcext:value-type="float">
            <text:p>19602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-0.000481" calcext:value-type="float">
            <text:p>-0.000481</text:p>
          </table:table-cell>
          <table:table-cell table:formula="of:=[.C366]-[.C3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37" calcext:value-type="float">
            <text:p>19637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000072" calcext:value-type="float">
            <text:p>7.2E-05</text:p>
          </table:table-cell>
          <table:table-cell table:formula="of:=[.C367]-[.C36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71" calcext:value-type="float">
            <text:p>19671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465" calcext:value-type="float">
            <text:p>0.000465</text:p>
          </table:table-cell>
          <table:table-cell table:formula="of:=[.C368]-[.C3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05" calcext:value-type="float">
            <text:p>19705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0.000513" calcext:value-type="float">
            <text:p>0.000513</text:p>
          </table:table-cell>
          <table:table-cell table:formula="of:=[.C369]-[.C3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39" calcext:value-type="float">
            <text:p>19739</text:p>
          </table:table-cell>
          <table:table-cell office:value-type="float" office:value="0.023409" calcext:value-type="float">
            <text:p>0.023409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0.000826" calcext:value-type="float">
            <text:p>0.000826</text:p>
          </table:table-cell>
          <table:table-cell table:formula="of:=[.C370]-[.C3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73" calcext:value-type="float">
            <text:p>19773</text:p>
          </table:table-cell>
          <table:table-cell office:value-type="float" office:value="0.053409" calcext:value-type="float">
            <text:p>0.053409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1884" calcext:value-type="float">
            <text:p>0.001884</text:p>
          </table:table-cell>
          <table:table-cell table:formula="of:=[.C371]-[.C3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07" calcext:value-type="float">
            <text:p>19807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0.00194" calcext:value-type="float">
            <text:p>0.00194</text:p>
          </table:table-cell>
          <table:table-cell table:formula="of:=[.C372]-[.C3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41" calcext:value-type="float">
            <text:p>19841</text:p>
          </table:table-cell>
          <table:table-cell office:value-type="float" office:value="0.031364" calcext:value-type="float">
            <text:p>0.031364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0.001106" calcext:value-type="float">
            <text:p>0.001106</text:p>
          </table:table-cell>
          <table:table-cell table:formula="of:=[.C373]-[.C3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75" calcext:value-type="float">
            <text:p>19875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0978" calcext:value-type="float">
            <text:p>0.000978</text:p>
          </table:table-cell>
          <table:table-cell table:formula="of:=[.C374]-[.C3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10" calcext:value-type="float">
            <text:p>19910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0.000152" calcext:value-type="float">
            <text:p>0.000152</text:p>
          </table:table-cell>
          <table:table-cell table:formula="of:=[.C375]-[.C37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44" calcext:value-type="float">
            <text:p>19944</text:p>
          </table:table-cell>
          <table:table-cell office:value-type="float" office:value="-0.003636" calcext:value-type="float">
            <text:p>-0.003636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-0.000128" calcext:value-type="float">
            <text:p>-0.000128</text:p>
          </table:table-cell>
          <table:table-cell table:formula="of:=[.C376]-[.C3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78" calcext:value-type="float">
            <text:p>19978</text:p>
          </table:table-cell>
          <table:table-cell office:value-type="float" office:value="-0.014545" calcext:value-type="float">
            <text:p>-0.014545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-0.000513" calcext:value-type="float">
            <text:p>-0.000513</text:p>
          </table:table-cell>
          <table:table-cell table:formula="of:=[.C377]-[.C3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office:value-type="float" office:value="-0.025909" calcext:value-type="float">
            <text:p>-0.025909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0914" calcext:value-type="float">
            <text:p>-0.000914</text:p>
          </table:table-cell>
          <table:table-cell table:formula="of:=[.C378]-[.C3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46" calcext:value-type="float">
            <text:p>20046</text:p>
          </table:table-cell>
          <table:table-cell office:value-type="float" office:value="-0.023182" calcext:value-type="float">
            <text:p>-0.023182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0818" calcext:value-type="float">
            <text:p>-0.000818</text:p>
          </table:table-cell>
          <table:table-cell table:formula="of:=[.C379]-[.C3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0" calcext:value-type="float">
            <text:p>20080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90909" calcext:value-type="float">
            <text:p>-0.090909</text:p>
          </table:table-cell>
          <table:table-cell office:value-type="float" office:value="-0.001042" calcext:value-type="float">
            <text:p>-0.001042</text:p>
          </table:table-cell>
          <table:table-cell table:formula="of:=[.C380]-[.C3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4" calcext:value-type="float">
            <text:p>20114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1571" calcext:value-type="float">
            <text:p>-0.001571</text:p>
          </table:table-cell>
          <table:table-cell table:formula="of:=[.C381]-[.C3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8" calcext:value-type="float">
            <text:p>2014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1587" calcext:value-type="float">
            <text:p>-0.001587</text:p>
          </table:table-cell>
          <table:table-cell table:formula="of:=[.C382]-[.C3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3" calcext:value-type="float">
            <text:p>20183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1186" calcext:value-type="float">
            <text:p>-0.001186</text:p>
          </table:table-cell>
          <table:table-cell table:formula="of:=[.C383]-[.C38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17" calcext:value-type="float">
            <text:p>20217</text:p>
          </table:table-cell>
          <table:table-cell office:value-type="float" office:value="-0.043636" calcext:value-type="float">
            <text:p>-0.043636</text:p>
          </table:table-cell>
          <table:table-cell office:value-type="float" office:value="-0.086364" calcext:value-type="float">
            <text:p>-0.086364</text:p>
          </table:table-cell>
          <table:table-cell office:value-type="float" office:value="-0.001539" calcext:value-type="float">
            <text:p>-0.001539</text:p>
          </table:table-cell>
          <table:table-cell table:formula="of:=[.C384]-[.C3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51" calcext:value-type="float">
            <text:p>20251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1523" calcext:value-type="float">
            <text:p>-0.001523</text:p>
          </table:table-cell>
          <table:table-cell table:formula="of:=[.C385]-[.C3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85" calcext:value-type="float">
            <text:p>20285</text:p>
          </table:table-cell>
          <table:table-cell office:value-type="float" office:value="-0.043864" calcext:value-type="float">
            <text:p>-0.043864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-0.001547" calcext:value-type="float">
            <text:p>-0.001547</text:p>
          </table:table-cell>
          <table:table-cell table:formula="of:=[.C386]-[.C3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19" calcext:value-type="float">
            <text:p>20319</text:p>
          </table:table-cell>
          <table:table-cell office:value-type="float" office:value="-0.024091" calcext:value-type="float">
            <text:p>-0.024091</text:p>
          </table:table-cell>
          <table:table-cell office:value-type="float" office:value="0.243182" calcext:value-type="float">
            <text:p>0.243182</text:p>
          </table:table-cell>
          <table:table-cell office:value-type="float" office:value="-0.00085" calcext:value-type="float">
            <text:p>-0.00085</text:p>
          </table:table-cell>
          <table:table-cell table:formula="of:=[.C387]-[.C3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53" calcext:value-type="float">
            <text:p>20353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00449" calcext:value-type="float">
            <text:p>-0.000449</text:p>
          </table:table-cell>
          <table:table-cell table:formula="of:=[.C388]-[.C3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87" calcext:value-type="float">
            <text:p>2038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68182" calcext:value-type="float">
            <text:p>-0.068182</text:p>
          </table:table-cell>
          <table:table-cell office:value-type="float" office:value="-0.000529" calcext:value-type="float">
            <text:p>-0.000529</text:p>
          </table:table-cell>
          <table:table-cell table:formula="of:=[.C389]-[.C3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21" calcext:value-type="float">
            <text:p>20421</text:p>
          </table:table-cell>
          <table:table-cell office:value-type="float" office:value="-0.012045" calcext:value-type="float">
            <text:p>-0.012045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0425" calcext:value-type="float">
            <text:p>-0.000425</text:p>
          </table:table-cell>
          <table:table-cell table:formula="of:=[.C390]-[.C3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56" calcext:value-type="float">
            <text:p>20456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0104" calcext:value-type="float">
            <text:p>0.000104</text:p>
          </table:table-cell>
          <table:table-cell table:formula="of:=[.C391]-[.C39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90" calcext:value-type="float">
            <text:p>20490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00497" calcext:value-type="float">
            <text:p>0.000497</text:p>
          </table:table-cell>
          <table:table-cell table:formula="of:=[.C392]-[.C3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24" calcext:value-type="float">
            <text:p>20524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-0.122727" calcext:value-type="float">
            <text:p>-0.122727</text:p>
          </table:table-cell>
          <table:table-cell office:value-type="float" office:value="0.000072" calcext:value-type="float">
            <text:p>7.2E-05</text:p>
          </table:table-cell>
          <table:table-cell table:formula="of:=[.C393]-[.C3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58" calcext:value-type="float">
            <text:p>20558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00369" calcext:value-type="float">
            <text:p>0.000369</text:p>
          </table:table-cell>
          <table:table-cell table:formula="of:=[.C394]-[.C3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92" calcext:value-type="float">
            <text:p>20592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6" calcext:value-type="float">
            <text:p>0.00016</text:p>
          </table:table-cell>
          <table:table-cell table:formula="of:=[.C395]-[.C3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26" calcext:value-type="float">
            <text:p>20626</text:p>
          </table:table-cell>
          <table:table-cell office:value-type="float" office:value="-0.006591" calcext:value-type="float">
            <text:p>-0.006591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0232" calcext:value-type="float">
            <text:p>-0.000232</text:p>
          </table:table-cell>
          <table:table-cell table:formula="of:=[.C396]-[.C3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60" calcext:value-type="float">
            <text:p>20660</text:p>
          </table:table-cell>
          <table:table-cell office:value-type="float" office:value="-0.034773" calcext:value-type="float">
            <text:p>-0.034773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227" calcext:value-type="float">
            <text:p>-0.001227</text:p>
          </table:table-cell>
          <table:table-cell table:formula="of:=[.C397]-[.C3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94" calcext:value-type="float">
            <text:p>20694</text:p>
          </table:table-cell>
          <table:table-cell office:value-type="float" office:value="-0.057955" calcext:value-type="float">
            <text:p>-0.057955</text:p>
          </table:table-cell>
          <table:table-cell office:value-type="float" office:value="-0.156818" calcext:value-type="float">
            <text:p>-0.156818</text:p>
          </table:table-cell>
          <table:table-cell office:value-type="float" office:value="-0.002044" calcext:value-type="float">
            <text:p>-0.002044</text:p>
          </table:table-cell>
          <table:table-cell table:formula="of:=[.C398]-[.C3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28" calcext:value-type="float">
            <text:p>20728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-0.001587" calcext:value-type="float">
            <text:p>-0.001587</text:p>
          </table:table-cell>
          <table:table-cell table:formula="of:=[.C399]-[.C3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63" calcext:value-type="float">
            <text:p>20763</text:p>
          </table:table-cell>
          <table:table-cell office:value-type="float" office:value="-0.032955" calcext:value-type="float">
            <text:p>-0.032955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-0.001162" calcext:value-type="float">
            <text:p>-0.001162</text:p>
          </table:table-cell>
          <table:table-cell table:formula="of:=[.C400]-[.C39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97" calcext:value-type="float">
            <text:p>20797</text:p>
          </table:table-cell>
          <table:table-cell office:value-type="float" office:value="-0.040682" calcext:value-type="float">
            <text:p>-0.040682</text:p>
          </table:table-cell>
          <table:table-cell office:value-type="float" office:value="0.059091" calcext:value-type="float">
            <text:p>0.059091</text:p>
          </table:table-cell>
          <table:table-cell office:value-type="float" office:value="-0.001435" calcext:value-type="float">
            <text:p>-0.001435</text:p>
          </table:table-cell>
          <table:table-cell table:formula="of:=[.C401]-[.C4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31" calcext:value-type="float">
            <text:p>20831</text:p>
          </table:table-cell>
          <table:table-cell office:value-type="float" office:value="-0.037955" calcext:value-type="float">
            <text:p>-0.037955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-0.001339" calcext:value-type="float">
            <text:p>-0.001339</text:p>
          </table:table-cell>
          <table:table-cell table:formula="of:=[.C402]-[.C4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65" calcext:value-type="float">
            <text:p>20865</text:p>
          </table:table-cell>
          <table:table-cell office:value-type="float" office:value="-0.032955" calcext:value-type="float">
            <text:p>-0.032955</text:p>
          </table:table-cell>
          <table:table-cell office:value-type="float" office:value="-0.072727" calcext:value-type="float">
            <text:p>-0.072727</text:p>
          </table:table-cell>
          <table:table-cell office:value-type="float" office:value="-0.001162" calcext:value-type="float">
            <text:p>-0.001162</text:p>
          </table:table-cell>
          <table:table-cell table:formula="of:=[.C403]-[.C4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99" calcext:value-type="float">
            <text:p>2089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-0.001058" calcext:value-type="float">
            <text:p>-0.001058</text:p>
          </table:table-cell>
          <table:table-cell table:formula="of:=[.C404]-[.C4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33" calcext:value-type="float">
            <text:p>20933</text:p>
          </table:table-cell>
          <table:table-cell office:value-type="float" office:value="-0.022045" calcext:value-type="float">
            <text:p>-0.022045</text:p>
          </table:table-cell>
          <table:table-cell office:value-type="float" office:value="-0.120455" calcext:value-type="float">
            <text:p>-0.120455</text:p>
          </table:table-cell>
          <table:table-cell office:value-type="float" office:value="-0.000778" calcext:value-type="float">
            <text:p>-0.000778</text:p>
          </table:table-cell>
          <table:table-cell table:formula="of:=[.C405]-[.C4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67" calcext:value-type="float">
            <text:p>20967</text:p>
          </table:table-cell>
          <table:table-cell office:value-type="float" office:value="-0.009545" calcext:value-type="float">
            <text:p>-0.009545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-0.000337" calcext:value-type="float">
            <text:p>-0.000337</text:p>
          </table:table-cell>
          <table:table-cell table:formula="of:=[.C406]-[.C4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01" calcext:value-type="float">
            <text:p>21001</text:p>
          </table:table-cell>
          <table:table-cell office:value-type="float" office:value="-0.001818" calcext:value-type="float">
            <text:p>-0.001818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-0.000064" calcext:value-type="float">
            <text:p>-6.4E-05</text:p>
          </table:table-cell>
          <table:table-cell table:formula="of:=[.C407]-[.C4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36" calcext:value-type="float">
            <text:p>21036</text:p>
          </table:table-cell>
          <table:table-cell office:value-type="float" office:value="0.024773" calcext:value-type="float">
            <text:p>0.024773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00874" calcext:value-type="float">
            <text:p>0.000874</text:p>
          </table:table-cell>
          <table:table-cell table:formula="of:=[.C408]-[.C40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70" calcext:value-type="float">
            <text:p>21070</text:p>
          </table:table-cell>
          <table:table-cell office:value-type="float" office:value="0.018409" calcext:value-type="float">
            <text:p>0.018409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0.000649" calcext:value-type="float">
            <text:p>0.000649</text:p>
          </table:table-cell>
          <table:table-cell table:formula="of:=[.C409]-[.C4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04" calcext:value-type="float">
            <text:p>21104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00657" calcext:value-type="float">
            <text:p>0.000657</text:p>
          </table:table-cell>
          <table:table-cell table:formula="of:=[.C410]-[.C4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38" calcext:value-type="float">
            <text:p>21138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-0.043182" calcext:value-type="float">
            <text:p>-0.043182</text:p>
          </table:table-cell>
          <table:table-cell office:value-type="float" office:value="0.000297" calcext:value-type="float">
            <text:p>0.000297</text:p>
          </table:table-cell>
          <table:table-cell table:formula="of:=[.C411]-[.C4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72" calcext:value-type="float">
            <text:p>21172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0577" calcext:value-type="float">
            <text:p>-0.000577</text:p>
          </table:table-cell>
          <table:table-cell table:formula="of:=[.C412]-[.C4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06" calcext:value-type="float">
            <text:p>21206</text:p>
          </table:table-cell>
          <table:table-cell office:value-type="float" office:value="-0.015227" calcext:value-type="float">
            <text:p>-0.015227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0537" calcext:value-type="float">
            <text:p>-0.000537</text:p>
          </table:table-cell>
          <table:table-cell table:formula="of:=[.C413]-[.C4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40" calcext:value-type="float">
            <text:p>21240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1235" calcext:value-type="float">
            <text:p>-0.001235</text:p>
          </table:table-cell>
          <table:table-cell table:formula="of:=[.C414]-[.C4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74" calcext:value-type="float">
            <text:p>21274</text:p>
          </table:table-cell>
          <table:table-cell office:value-type="float" office:value="-0.011136" calcext:value-type="float">
            <text:p>-0.011136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-0.000393" calcext:value-type="float">
            <text:p>-0.000393</text:p>
          </table:table-cell>
          <table:table-cell table:formula="of:=[.C415]-[.C4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09" calcext:value-type="float">
            <text:p>21309</text:p>
          </table:table-cell>
          <table:table-cell office:value-type="float" office:value="-0.005227" calcext:value-type="float">
            <text:p>-0.005227</text:p>
          </table:table-cell>
          <table:table-cell office:value-type="float" office:value="0.068182" calcext:value-type="float">
            <text:p>0.068182</text:p>
          </table:table-cell>
          <table:table-cell office:value-type="float" office:value="-0.000184" calcext:value-type="float">
            <text:p>-0.000184</text:p>
          </table:table-cell>
          <table:table-cell table:formula="of:=[.C416]-[.C41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43" calcext:value-type="float">
            <text:p>21343</text:p>
          </table:table-cell>
          <table:table-cell office:value-type="float" office:value="-0.011591" calcext:value-type="float">
            <text:p>-0.01159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409" calcext:value-type="float">
            <text:p>-0.000409</text:p>
          </table:table-cell>
          <table:table-cell table:formula="of:=[.C417]-[.C4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77" calcext:value-type="float">
            <text:p>213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0705" calcext:value-type="float">
            <text:p>-0.000705</text:p>
          </table:table-cell>
          <table:table-cell table:formula="of:=[.C418]-[.C4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11" calcext:value-type="float">
            <text:p>21411</text:p>
          </table:table-cell>
          <table:table-cell office:value-type="float" office:value="-0.029773" calcext:value-type="float">
            <text:p>-0.029773</text:p>
          </table:table-cell>
          <table:table-cell office:value-type="float" office:value="-0.1" calcext:value-type="float">
            <text:p>-0.1</text:p>
          </table:table-cell>
          <table:table-cell office:value-type="float" office:value="-0.00105" calcext:value-type="float">
            <text:p>-0.00105</text:p>
          </table:table-cell>
          <table:table-cell table:formula="of:=[.C419]-[.C4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45" calcext:value-type="float">
            <text:p>21445</text:p>
          </table:table-cell>
          <table:table-cell office:value-type="float" office:value="-0.036136" calcext:value-type="float">
            <text:p>-0.036136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1275" calcext:value-type="float">
            <text:p>-0.001275</text:p>
          </table:table-cell>
          <table:table-cell table:formula="of:=[.C420]-[.C4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79" calcext:value-type="float">
            <text:p>21479</text:p>
          </table:table-cell>
          <table:table-cell office:value-type="float" office:value="-0.024545" calcext:value-type="float">
            <text:p>-0.02454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-0.000866" calcext:value-type="float">
            <text:p>-0.000866</text:p>
          </table:table-cell>
          <table:table-cell table:formula="of:=[.C421]-[.C4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13" calcext:value-type="float">
            <text:p>21513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84091" calcext:value-type="float">
            <text:p>-0.084091</text:p>
          </table:table-cell>
          <table:table-cell office:value-type="float" office:value="-0.000561" calcext:value-type="float">
            <text:p>-0.000561</text:p>
          </table:table-cell>
          <table:table-cell table:formula="of:=[.C422]-[.C4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47" calcext:value-type="float">
            <text:p>21547</text:p>
          </table:table-cell>
          <table:table-cell office:value-type="float" office:value="-0.039545" calcext:value-type="float">
            <text:p>-0.039545</text:p>
          </table:table-cell>
          <table:table-cell office:value-type="float" office:value="-0.297727" calcext:value-type="float">
            <text:p>-0.297727</text:p>
          </table:table-cell>
          <table:table-cell office:value-type="float" office:value="-0.001395" calcext:value-type="float">
            <text:p>-0.001395</text:p>
          </table:table-cell>
          <table:table-cell table:formula="of:=[.C423]-[.C4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82" calcext:value-type="float">
            <text:p>21582</text:p>
          </table:table-cell>
          <table:table-cell office:value-type="float" office:value="-0.028864" calcext:value-type="float">
            <text:p>-0.028864</text:p>
          </table:table-cell>
          <table:table-cell office:value-type="float" office:value="-0.063636" calcext:value-type="float">
            <text:p>-0.063636</text:p>
          </table:table-cell>
          <table:table-cell office:value-type="float" office:value="-0.001018" calcext:value-type="float">
            <text:p>-0.001018</text:p>
          </table:table-cell>
          <table:table-cell table:formula="of:=[.C424]-[.C42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16" calcext:value-type="float">
            <text:p>21616</text:p>
          </table:table-cell>
          <table:table-cell office:value-type="float" office:value="-0.039091" calcext:value-type="float">
            <text:p>-0.03909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-0.001379" calcext:value-type="float">
            <text:p>-0.001379</text:p>
          </table:table-cell>
          <table:table-cell table:formula="of:=[.C425]-[.C4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50" calcext:value-type="float">
            <text:p>21650</text:p>
          </table:table-cell>
          <table:table-cell office:value-type="float" office:value="-0.039545" calcext:value-type="float">
            <text:p>-0.039545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-0.001395" calcext:value-type="float">
            <text:p>-0.001395</text:p>
          </table:table-cell>
          <table:table-cell table:formula="of:=[.C426]-[.C4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84" calcext:value-type="float">
            <text:p>21684</text:p>
          </table:table-cell>
          <table:table-cell office:value-type="float" office:value="-0.057955" calcext:value-type="float">
            <text:p>-0.057955</text:p>
          </table:table-cell>
          <table:table-cell office:value-type="float" office:value="-0.209091" calcext:value-type="float">
            <text:p>-0.209091</text:p>
          </table:table-cell>
          <table:table-cell office:value-type="float" office:value="-0.002044" calcext:value-type="float">
            <text:p>-0.002044</text:p>
          </table:table-cell>
          <table:table-cell table:formula="of:=[.C427]-[.C4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18" calcext:value-type="float">
            <text:p>21718</text:p>
          </table:table-cell>
          <table:table-cell office:value-type="float" office:value="-0.048409" calcext:value-type="float">
            <text:p>-0.048409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-0.001708" calcext:value-type="float">
            <text:p>-0.001708</text:p>
          </table:table-cell>
          <table:table-cell table:formula="of:=[.C428]-[.C4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52" calcext:value-type="float">
            <text:p>21752</text:p>
          </table:table-cell>
          <table:table-cell office:value-type="float" office:value="-0.044545" calcext:value-type="float">
            <text:p>-0.044545</text:p>
          </table:table-cell>
          <table:table-cell office:value-type="float" office:value="-0.061364" calcext:value-type="float">
            <text:p>-0.061364</text:p>
          </table:table-cell>
          <table:table-cell office:value-type="float" office:value="-0.001571" calcext:value-type="float">
            <text:p>-0.001571</text:p>
          </table:table-cell>
          <table:table-cell table:formula="of:=[.C429]-[.C4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86" calcext:value-type="float">
            <text:p>21786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-0.001844" calcext:value-type="float">
            <text:p>-0.001844</text:p>
          </table:table-cell>
          <table:table-cell table:formula="of:=[.C430]-[.C4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-0.075909" calcext:value-type="float">
            <text:p>-0.075909</text:p>
          </table:table-cell>
          <table:table-cell office:value-type="float" office:value="-0.163636" calcext:value-type="float">
            <text:p>-0.163636</text:p>
          </table:table-cell>
          <table:table-cell office:value-type="float" office:value="-0.002678" calcext:value-type="float">
            <text:p>-0.002678</text:p>
          </table:table-cell>
          <table:table-cell table:formula="of:=[.C431]-[.C4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54" calcext:value-type="float">
            <text:p>21854</text:p>
          </table:table-cell>
          <table:table-cell office:value-type="float" office:value="-0.066136" calcext:value-type="float">
            <text:p>-0.066136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-0.002333" calcext:value-type="float">
            <text:p>-0.002333</text:p>
          </table:table-cell>
          <table:table-cell table:formula="of:=[.C432]-[.C4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89" calcext:value-type="float">
            <text:p>21889</text:p>
          </table:table-cell>
          <table:table-cell office:value-type="float" office:value="-0.042273" calcext:value-type="float">
            <text:p>-0.042273</text:p>
          </table:table-cell>
          <table:table-cell office:value-type="float" office:value="-0.059091" calcext:value-type="float">
            <text:p>-0.059091</text:p>
          </table:table-cell>
          <table:table-cell office:value-type="float" office:value="-0.001491" calcext:value-type="float">
            <text:p>-0.001491</text:p>
          </table:table-cell>
          <table:table-cell table:formula="of:=[.C433]-[.C43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23" calcext:value-type="float">
            <text:p>21923</text:p>
          </table:table-cell>
          <table:table-cell office:value-type="float" office:value="-0.036818" calcext:value-type="float">
            <text:p>-0.036818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1299" calcext:value-type="float">
            <text:p>-0.001299</text:p>
          </table:table-cell>
          <table:table-cell table:formula="of:=[.C434]-[.C4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57" calcext:value-type="float">
            <text:p>21957</text:p>
          </table:table-cell>
          <table:table-cell office:value-type="float" office:value="-0.048182" calcext:value-type="float">
            <text:p>-0.048182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17" calcext:value-type="float">
            <text:p>-0.0017</text:p>
          </table:table-cell>
          <table:table-cell table:formula="of:=[.C435]-[.C4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91" calcext:value-type="float">
            <text:p>21991</text:p>
          </table:table-cell>
          <table:table-cell office:value-type="float" office:value="-0.068636" calcext:value-type="float">
            <text:p>-0.068636</text:p>
          </table:table-cell>
          <table:table-cell office:value-type="float" office:value="-0.140909" calcext:value-type="float">
            <text:p>-0.140909</text:p>
          </table:table-cell>
          <table:table-cell office:value-type="float" office:value="-0.002421" calcext:value-type="float">
            <text:p>-0.002421</text:p>
          </table:table-cell>
          <table:table-cell table:formula="of:=[.C436]-[.C4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25" calcext:value-type="float">
            <text:p>22025</text:p>
          </table:table-cell>
          <table:table-cell office:value-type="float" office:value="-0.051591" calcext:value-type="float">
            <text:p>-0.051591</text:p>
          </table:table-cell>
          <table:table-cell office:value-type="float" office:value="-0.038636" calcext:value-type="float">
            <text:p>-0.038636</text:p>
          </table:table-cell>
          <table:table-cell office:value-type="float" office:value="-0.00182" calcext:value-type="float">
            <text:p>-0.00182</text:p>
          </table:table-cell>
          <table:table-cell table:formula="of:=[.C437]-[.C4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59" calcext:value-type="float">
            <text:p>22059</text:p>
          </table:table-cell>
          <table:table-cell office:value-type="float" office:value="-0.077955" calcext:value-type="float">
            <text:p>-0.077955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275" calcext:value-type="float">
            <text:p>-0.00275</text:p>
          </table:table-cell>
          <table:table-cell table:formula="of:=[.C438]-[.C4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93" calcext:value-type="float">
            <text:p>22093</text:p>
          </table:table-cell>
          <table:table-cell office:value-type="float" office:value="-0.073182" calcext:value-type="float">
            <text:p>-0.073182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02581" calcext:value-type="float">
            <text:p>-0.002581</text:p>
          </table:table-cell>
          <table:table-cell table:formula="of:=[.C439]-[.C4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27" calcext:value-type="float">
            <text:p>22127</text:p>
          </table:table-cell>
          <table:table-cell office:value-type="float" office:value="-0.054318" calcext:value-type="float">
            <text:p>-0.054318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-0.001916" calcext:value-type="float">
            <text:p>-0.001916</text:p>
          </table:table-cell>
          <table:table-cell table:formula="of:=[.C440]-[.C4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62" calcext:value-type="float">
            <text:p>22162</text:p>
          </table:table-cell>
          <table:table-cell office:value-type="float" office:value="-0.028409" calcext:value-type="float">
            <text:p>-0.028409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-0.001002" calcext:value-type="float">
            <text:p>-0.001002</text:p>
          </table:table-cell>
          <table:table-cell table:formula="of:=[.C441]-[.C44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96" calcext:value-type="float">
            <text:p>22196</text:p>
          </table:table-cell>
          <table:table-cell office:value-type="float" office:value="-0.053182" calcext:value-type="float">
            <text:p>-0.053182</text:p>
          </table:table-cell>
          <table:table-cell office:value-type="float" office:value="-0.234091" calcext:value-type="float">
            <text:p>-0.234091</text:p>
          </table:table-cell>
          <table:table-cell office:value-type="float" office:value="-0.001876" calcext:value-type="float">
            <text:p>-0.001876</text:p>
          </table:table-cell>
          <table:table-cell table:formula="of:=[.C442]-[.C4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30" calcext:value-type="float">
            <text:p>22230</text:p>
          </table:table-cell>
          <table:table-cell office:value-type="float" office:value="-0.033636" calcext:value-type="float">
            <text:p>-0.033636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-0.001186" calcext:value-type="float">
            <text:p>-0.001186</text:p>
          </table:table-cell>
          <table:table-cell table:formula="of:=[.C443]-[.C4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64" calcext:value-type="float">
            <text:p>22264</text:p>
          </table:table-cell>
          <table:table-cell office:value-type="float" office:value="-0.018182" calcext:value-type="float">
            <text:p>-0.018182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-0.000641" calcext:value-type="float">
            <text:p>-0.000641</text:p>
          </table:table-cell>
          <table:table-cell table:formula="of:=[.C444]-[.C4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98" calcext:value-type="float">
            <text:p>22298</text:p>
          </table:table-cell>
          <table:table-cell office:value-type="float" office:value="0.015682" calcext:value-type="float">
            <text:p>0.015682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0553" calcext:value-type="float">
            <text:p>0.000553</text:p>
          </table:table-cell>
          <table:table-cell table:formula="of:=[.C445]-[.C4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32" calcext:value-type="float">
            <text:p>22332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0.000722" calcext:value-type="float">
            <text:p>0.000722</text:p>
          </table:table-cell>
          <table:table-cell table:formula="of:=[.C446]-[.C4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66" calcext:value-type="float">
            <text:p>22366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-0.190909" calcext:value-type="float">
            <text:p>-0.190909</text:p>
          </table:table-cell>
          <table:table-cell office:value-type="float" office:value="0.000184" calcext:value-type="float">
            <text:p>0.000184</text:p>
          </table:table-cell>
          <table:table-cell table:formula="of:=[.C447]-[.C4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00" calcext:value-type="float">
            <text:p>22400</text:p>
          </table:table-cell>
          <table:table-cell office:value-type="float" office:value="0.034318" calcext:value-type="float">
            <text:p>0.034318</text:p>
          </table:table-cell>
          <table:table-cell office:value-type="float" office:value="0.147727" calcext:value-type="float">
            <text:p>0.147727</text:p>
          </table:table-cell>
          <table:table-cell office:value-type="float" office:value="0.001211" calcext:value-type="float">
            <text:p>0.001211</text:p>
          </table:table-cell>
          <table:table-cell table:formula="of:=[.C448]-[.C4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35" calcext:value-type="float">
            <text:p>22435</text:p>
          </table:table-cell>
          <table:table-cell office:value-type="float" office:value="0.049091" calcext:value-type="float">
            <text:p>0.049091</text:p>
          </table:table-cell>
          <table:table-cell office:value-type="float" office:value="0.134091" calcext:value-type="float">
            <text:p>0.134091</text:p>
          </table:table-cell>
          <table:table-cell office:value-type="float" office:value="0.001732" calcext:value-type="float">
            <text:p>0.001732</text:p>
          </table:table-cell>
          <table:table-cell table:formula="of:=[.C449]-[.C44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69" calcext:value-type="float">
            <text:p>22469</text:p>
          </table:table-cell>
          <table:table-cell office:value-type="float" office:value="0.046136" calcext:value-type="float">
            <text:p>0.046136</text:p>
          </table:table-cell>
          <table:table-cell office:value-type="float" office:value="0.079545" calcext:value-type="float">
            <text:p>0.079545</text:p>
          </table:table-cell>
          <table:table-cell office:value-type="float" office:value="0.001627" calcext:value-type="float">
            <text:p>0.001627</text:p>
          </table:table-cell>
          <table:table-cell table:formula="of:=[.C450]-[.C4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03" calcext:value-type="float">
            <text:p>22503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0.00093" calcext:value-type="float">
            <text:p>0.00093</text:p>
          </table:table-cell>
          <table:table-cell table:formula="of:=[.C451]-[.C4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37" calcext:value-type="float">
            <text:p>22537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-0.052273" calcext:value-type="float">
            <text:p>-0.052273</text:p>
          </table:table-cell>
          <table:table-cell office:value-type="float" office:value="0.001571" calcext:value-type="float">
            <text:p>0.001571</text:p>
          </table:table-cell>
          <table:table-cell table:formula="of:=[.C452]-[.C4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71" calcext:value-type="float">
            <text:p>22571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-0.179545" calcext:value-type="float">
            <text:p>-0.179545</text:p>
          </table:table-cell>
          <table:table-cell office:value-type="float" office:value="0.000457" calcext:value-type="float">
            <text:p>0.000457</text:p>
          </table:table-cell>
          <table:table-cell table:formula="of:=[.C453]-[.C4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05" calcext:value-type="float">
            <text:p>22605</text:p>
          </table:table-cell>
          <table:table-cell office:value-type="float" office:value="-0.001364" calcext:value-type="float">
            <text:p>-0.001364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-0.000048" calcext:value-type="float">
            <text:p>-4.8E-05</text:p>
          </table:table-cell>
          <table:table-cell table:formula="of:=[.C454]-[.C4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39" calcext:value-type="float">
            <text:p>22639</text:p>
          </table:table-cell>
          <table:table-cell office:value-type="float" office:value="-0.025682" calcext:value-type="float">
            <text:p>-0.025682</text:p>
          </table:table-cell>
          <table:table-cell office:value-type="float" office:value="-0.002273" calcext:value-type="float">
            <text:p>-0.002273</text:p>
          </table:table-cell>
          <table:table-cell office:value-type="float" office:value="-0.000906" calcext:value-type="float">
            <text:p>-0.000906</text:p>
          </table:table-cell>
          <table:table-cell table:formula="of:=[.C455]-[.C4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73" calcext:value-type="float">
            <text:p>22673</text:p>
          </table:table-cell>
          <table:table-cell office:value-type="float" office:value="-0.020909" calcext:value-type="float">
            <text:p>-0.020909</text:p>
          </table:table-cell>
          <table:table-cell office:value-type="float" office:value="-0.045455" calcext:value-type="float">
            <text:p>-0.045455</text:p>
          </table:table-cell>
          <table:table-cell office:value-type="float" office:value="-0.000738" calcext:value-type="float">
            <text:p>-0.000738</text:p>
          </table:table-cell>
          <table:table-cell table:formula="of:=[.C456]-[.C4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08" calcext:value-type="float">
            <text:p>22708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118182" calcext:value-type="float">
            <text:p>-0.118182</text:p>
          </table:table-cell>
          <table:table-cell office:value-type="float" office:value="-0.000481" calcext:value-type="float">
            <text:p>-0.000481</text:p>
          </table:table-cell>
          <table:table-cell table:formula="of:=[.C457]-[.C45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42" calcext:value-type="float">
            <text:p>22742</text:p>
          </table:table-cell>
          <table:table-cell office:value-type="float" office:value="-0.034091" calcext:value-type="float">
            <text:p>-0.034091</text:p>
          </table:table-cell>
          <table:table-cell office:value-type="float" office:value="-0.056818" calcext:value-type="float">
            <text:p>-0.056818</text:p>
          </table:table-cell>
          <table:table-cell office:value-type="float" office:value="-0.001203" calcext:value-type="float">
            <text:p>-0.001203</text:p>
          </table:table-cell>
          <table:table-cell table:formula="of:=[.C458]-[.C4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76" calcext:value-type="float">
            <text:p>22776</text:p>
          </table:table-cell>
          <table:table-cell office:value-type="float" office:value="-0.033409" calcext:value-type="float">
            <text:p>-0.033409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-0.001178" calcext:value-type="float">
            <text:p>-0.001178</text:p>
          </table:table-cell>
          <table:table-cell table:formula="of:=[.C459]-[.C4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10" calcext:value-type="float">
            <text:p>22810</text:p>
          </table:table-cell>
          <table:table-cell office:value-type="float" office:value="-0.039545" calcext:value-type="float">
            <text:p>-0.039545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-0.001395" calcext:value-type="float">
            <text:p>-0.001395</text:p>
          </table:table-cell>
          <table:table-cell table:formula="of:=[.C460]-[.C4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44" calcext:value-type="float">
            <text:p>22844</text:p>
          </table:table-cell>
          <table:table-cell office:value-type="float" office:value="-0.054545" calcext:value-type="float">
            <text:p>-0.054545</text:p>
          </table:table-cell>
          <table:table-cell office:value-type="float" office:value="-0.252273" calcext:value-type="float">
            <text:p>-0.252273</text:p>
          </table:table-cell>
          <table:table-cell office:value-type="float" office:value="-0.001924" calcext:value-type="float">
            <text:p>-0.001924</text:p>
          </table:table-cell>
          <table:table-cell table:formula="of:=[.C461]-[.C4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78" calcext:value-type="float">
            <text:p>22878</text:p>
          </table:table-cell>
          <table:table-cell office:value-type="float" office:value="-0.069545" calcext:value-type="float">
            <text:p>-0.069545</text:p>
          </table:table-cell>
          <table:table-cell office:value-type="float" office:value="-0.202273" calcext:value-type="float">
            <text:p>-0.202273</text:p>
          </table:table-cell>
          <table:table-cell office:value-type="float" office:value="-0.002453" calcext:value-type="float">
            <text:p>-0.002453</text:p>
          </table:table-cell>
          <table:table-cell table:formula="of:=[.C462]-[.C4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12" calcext:value-type="float">
            <text:p>22912</text:p>
          </table:table-cell>
          <table:table-cell office:value-type="float" office:value="-0.065909" calcext:value-type="float">
            <text:p>-0.065909</text:p>
          </table:table-cell>
          <table:table-cell office:value-type="float" office:value="-0.143182" calcext:value-type="float">
            <text:p>-0.143182</text:p>
          </table:table-cell>
          <table:table-cell office:value-type="float" office:value="-0.002325" calcext:value-type="float">
            <text:p>-0.002325</text:p>
          </table:table-cell>
          <table:table-cell table:formula="of:=[.C463]-[.C4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46" calcext:value-type="float">
            <text:p>22946</text:p>
          </table:table-cell>
          <table:table-cell office:value-type="float" office:value="-0.068864" calcext:value-type="float">
            <text:p>-0.068864</text:p>
          </table:table-cell>
          <table:table-cell office:value-type="float" office:value="-0.027273" calcext:value-type="float">
            <text:p>-0.027273</text:p>
          </table:table-cell>
          <table:table-cell office:value-type="float" office:value="-0.002429" calcext:value-type="float">
            <text:p>-0.002429</text:p>
          </table:table-cell>
          <table:table-cell table:formula="of:=[.C464]-[.C4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81" calcext:value-type="float">
            <text:p>22981</text:p>
          </table:table-cell>
          <table:table-cell office:value-type="float" office:value="-0.070909" calcext:value-type="float">
            <text:p>-0.070909</text:p>
          </table:table-cell>
          <table:table-cell office:value-type="float" office:value="-0.022727" calcext:value-type="float">
            <text:p>-0.022727</text:p>
          </table:table-cell>
          <table:table-cell office:value-type="float" office:value="-0.002501" calcext:value-type="float">
            <text:p>-0.002501</text:p>
          </table:table-cell>
          <table:table-cell table:formula="of:=[.C465]-[.C4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15" calcext:value-type="float">
            <text:p>23015</text:p>
          </table:table-cell>
          <table:table-cell office:value-type="float" office:value="-0.054091" calcext:value-type="float">
            <text:p>-0.054091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-0.001908" calcext:value-type="float">
            <text:p>-0.001908</text:p>
          </table:table-cell>
          <table:table-cell table:formula="of:=[.C466]-[.C4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49" calcext:value-type="float">
            <text:p>23049</text:p>
          </table:table-cell>
          <table:table-cell office:value-type="float" office:value="-0.051818" calcext:value-type="float">
            <text:p>-0.051818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-0.001828" calcext:value-type="float">
            <text:p>-0.001828</text:p>
          </table:table-cell>
          <table:table-cell table:formula="of:=[.C467]-[.C4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83" calcext:value-type="float">
            <text:p>23083</text:p>
          </table:table-cell>
          <table:table-cell office:value-type="float" office:value="-0.055909" calcext:value-type="float">
            <text:p>-0.055909</text:p>
          </table:table-cell>
          <table:table-cell office:value-type="float" office:value="-0.097727" calcext:value-type="float">
            <text:p>-0.097727</text:p>
          </table:table-cell>
          <table:table-cell office:value-type="float" office:value="-0.001972" calcext:value-type="float">
            <text:p>-0.001972</text:p>
          </table:table-cell>
          <table:table-cell table:formula="of:=[.C468]-[.C4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17" calcext:value-type="float">
            <text:p>23117</text:p>
          </table:table-cell>
          <table:table-cell office:value-type="float" office:value="-0.072955" calcext:value-type="float">
            <text:p>-0.07295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02573" calcext:value-type="float">
            <text:p>-0.002573</text:p>
          </table:table-cell>
          <table:table-cell table:formula="of:=[.C469]-[.C4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51" calcext:value-type="float">
            <text:p>23151</text:p>
          </table:table-cell>
          <table:table-cell office:value-type="float" office:value="-0.059545" calcext:value-type="float">
            <text:p>-0.059545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-0.0021" calcext:value-type="float">
            <text:p>-0.0021</text:p>
          </table:table-cell>
          <table:table-cell table:formula="of:=[.C470]-[.C4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85" calcext:value-type="float">
            <text:p>23185</text:p>
          </table:table-cell>
          <table:table-cell office:value-type="float" office:value="-0.060682" calcext:value-type="float">
            <text:p>-0.060682</text:p>
          </table:table-cell>
          <table:table-cell office:value-type="float" office:value="-0.263636" calcext:value-type="float">
            <text:p>-0.263636</text:p>
          </table:table-cell>
          <table:table-cell office:value-type="float" office:value="-0.00214" calcext:value-type="float">
            <text:p>-0.00214</text:p>
          </table:table-cell>
          <table:table-cell table:formula="of:=[.C471]-[.C4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19" calcext:value-type="float">
            <text:p>23219</text:p>
          </table:table-cell>
          <table:table-cell office:value-type="float" office:value="-0.041136" calcext:value-type="float">
            <text:p>-0.041136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-0.001451" calcext:value-type="float">
            <text:p>-0.001451</text:p>
          </table:table-cell>
          <table:table-cell table:formula="of:=[.C472]-[.C4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53" calcext:value-type="float">
            <text:p>23253</text:p>
          </table:table-cell>
          <table:table-cell office:value-type="float" office:value="-0.004545" calcext:value-type="float">
            <text:p>-0.004545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-0.00016" calcext:value-type="float">
            <text:p>-0.00016</text:p>
          </table:table-cell>
          <table:table-cell table:formula="of:=[.C473]-[.C4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88" calcext:value-type="float">
            <text:p>23288</text:p>
          </table:table-cell>
          <table:table-cell office:value-type="float" office:value="-0.000682" calcext:value-type="float">
            <text:p>-0.000682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-0.000024" calcext:value-type="float">
            <text:p>-2.4E-05</text:p>
          </table:table-cell>
          <table:table-cell table:formula="of:=[.C474]-[.C47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22" calcext:value-type="float">
            <text:p>23322</text:p>
          </table:table-cell>
          <table:table-cell office:value-type="float" office:value="-0.031136" calcext:value-type="float">
            <text:p>-0.031136</text:p>
          </table:table-cell>
          <table:table-cell office:value-type="float" office:value="-0.327273" calcext:value-type="float">
            <text:p>-0.327273</text:p>
          </table:table-cell>
          <table:table-cell office:value-type="float" office:value="-0.001098" calcext:value-type="float">
            <text:p>-0.001098</text:p>
          </table:table-cell>
          <table:table-cell table:formula="of:=[.C475]-[.C4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56" calcext:value-type="float">
            <text:p>23356</text:p>
          </table:table-cell>
          <table:table-cell office:value-type="float" office:value="-0.065455" calcext:value-type="float">
            <text:p>-0.065455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2309" calcext:value-type="float">
            <text:p>-0.002309</text:p>
          </table:table-cell>
          <table:table-cell table:formula="of:=[.C476]-[.C4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90" calcext:value-type="float">
            <text:p>23390</text:p>
          </table:table-cell>
          <table:table-cell office:value-type="float" office:value="-0.077955" calcext:value-type="float">
            <text:p>-0.077955</text:p>
          </table:table-cell>
          <table:table-cell office:value-type="float" office:value="-0.220455" calcext:value-type="float">
            <text:p>-0.220455</text:p>
          </table:table-cell>
          <table:table-cell office:value-type="float" office:value="-0.00275" calcext:value-type="float">
            <text:p>-0.00275</text:p>
          </table:table-cell>
          <table:table-cell table:formula="of:=[.C477]-[.C4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24" calcext:value-type="float">
            <text:p>2342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-0.002293" calcext:value-type="float">
            <text:p>-0.002293</text:p>
          </table:table-cell>
          <table:table-cell table:formula="of:=[.C478]-[.C4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58" calcext:value-type="float">
            <text:p>23458</text:p>
          </table:table-cell>
          <table:table-cell office:value-type="float" office:value="-0.071364" calcext:value-type="float">
            <text:p>-0.071364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-0.002517" calcext:value-type="float">
            <text:p>-0.002517</text:p>
          </table:table-cell>
          <table:table-cell table:formula="of:=[.C479]-[.C4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92" calcext:value-type="float">
            <text:p>23492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0.047727" calcext:value-type="float">
            <text:p>0.047727</text:p>
          </table:table-cell>
          <table:table-cell office:value-type="float" office:value="-0.002886" calcext:value-type="float">
            <text:p>-0.002886</text:p>
          </table:table-cell>
          <table:table-cell table:formula="of:=[.C480]-[.C4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26" calcext:value-type="float">
            <text:p>23526</text:p>
          </table:table-cell>
          <table:table-cell office:value-type="float" office:value="-0.067955" calcext:value-type="float">
            <text:p>-0.06795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2397" calcext:value-type="float">
            <text:p>-0.002397</text:p>
          </table:table-cell>
          <table:table-cell table:formula="of:=[.C481]-[.C4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61" calcext:value-type="float">
            <text:p>23561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-0.00194" calcext:value-type="float">
            <text:p>-0.00194</text:p>
          </table:table-cell>
          <table:table-cell table:formula="of:=[.C482]-[.C48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95" calcext:value-type="float">
            <text:p>23595</text:p>
          </table:table-cell>
          <table:table-cell office:value-type="float" office:value="-0.094318" calcext:value-type="float">
            <text:p>-0.094318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3327" calcext:value-type="float">
            <text:p>-0.003327</text:p>
          </table:table-cell>
          <table:table-cell table:formula="of:=[.C483]-[.C4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29" calcext:value-type="float">
            <text:p>23629</text:p>
          </table:table-cell>
          <table:table-cell office:value-type="float" office:value="-0.091136" calcext:value-type="float">
            <text:p>-0.091136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-0.003215" calcext:value-type="float">
            <text:p>-0.003215</text:p>
          </table:table-cell>
          <table:table-cell table:formula="of:=[.C484]-[.C4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63" calcext:value-type="float">
            <text:p>23663</text:p>
          </table:table-cell>
          <table:table-cell office:value-type="float" office:value="-0.075455" calcext:value-type="float">
            <text:p>-0.075455</text:p>
          </table:table-cell>
          <table:table-cell office:value-type="float" office:value="-0.170455" calcext:value-type="float">
            <text:p>-0.170455</text:p>
          </table:table-cell>
          <table:table-cell office:value-type="float" office:value="-0.002662" calcext:value-type="float">
            <text:p>-0.002662</text:p>
          </table:table-cell>
          <table:table-cell table:formula="of:=[.C485]-[.C4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97" calcext:value-type="float">
            <text:p>23697</text:p>
          </table:table-cell>
          <table:table-cell office:value-type="float" office:value="-0.050227" calcext:value-type="float">
            <text:p>-0.050227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-0.001772" calcext:value-type="float">
            <text:p>-0.001772</text:p>
          </table:table-cell>
          <table:table-cell table:formula="of:=[.C486]-[.C4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31" calcext:value-type="float">
            <text:p>23731</text:p>
          </table:table-cell>
          <table:table-cell office:value-type="float" office:value="-0.029773" calcext:value-type="float">
            <text:p>-0.029773</text:p>
          </table:table-cell>
          <table:table-cell office:value-type="float" office:value="-0.015909" calcext:value-type="float">
            <text:p>-0.015909</text:p>
          </table:table-cell>
          <table:table-cell office:value-type="float" office:value="-0.00105" calcext:value-type="float">
            <text:p>-0.00105</text:p>
          </table:table-cell>
          <table:table-cell table:formula="of:=[.C487]-[.C4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65" calcext:value-type="float">
            <text:p>23765</text:p>
          </table:table-cell>
          <table:table-cell office:value-type="float" office:value="-0.025682" calcext:value-type="float">
            <text:p>-0.025682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-0.000906" calcext:value-type="float">
            <text:p>-0.000906</text:p>
          </table:table-cell>
          <table:table-cell table:formula="of:=[.C488]-[.C4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99" calcext:value-type="float">
            <text:p>23799</text:p>
          </table:table-cell>
          <table:table-cell office:value-type="float" office:value="-0.024545" calcext:value-type="float">
            <text:p>-0.024545</text:p>
          </table:table-cell>
          <table:table-cell office:value-type="float" office:value="-0.081818" calcext:value-type="float">
            <text:p>-0.081818</text:p>
          </table:table-cell>
          <table:table-cell office:value-type="float" office:value="-0.000866" calcext:value-type="float">
            <text:p>-0.000866</text:p>
          </table:table-cell>
          <table:table-cell table:formula="of:=[.C489]-[.C4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34" calcext:value-type="float">
            <text:p>23834</text:p>
          </table:table-cell>
          <table:table-cell office:value-type="float" office:value="-0.024773" calcext:value-type="float">
            <text:p>-0.024773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-0.000874" calcext:value-type="float">
            <text:p>-0.000874</text:p>
          </table:table-cell>
          <table:table-cell table:formula="of:=[.C490]-[.C48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68" calcext:value-type="float">
            <text:p>23868</text:p>
          </table:table-cell>
          <table:table-cell office:value-type="float" office:value="0.019773" calcext:value-type="float">
            <text:p>0.019773</text:p>
          </table:table-cell>
          <table:table-cell office:value-type="float" office:value="0.320455" calcext:value-type="float">
            <text:p>0.320455</text:p>
          </table:table-cell>
          <table:table-cell office:value-type="float" office:value="0.000697" calcext:value-type="float">
            <text:p>0.000697</text:p>
          </table:table-cell>
          <table:table-cell table:formula="of:=[.C491]-[.C4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02" calcext:value-type="float">
            <text:p>23902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000754" calcext:value-type="float">
            <text:p>0.000754</text:p>
          </table:table-cell>
          <table:table-cell table:formula="of:=[.C492]-[.C4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36" calcext:value-type="float">
            <text:p>23936</text:p>
          </table:table-cell>
          <table:table-cell office:value-type="float" office:value="0.043636" calcext:value-type="float">
            <text:p>0.043636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001539" calcext:value-type="float">
            <text:p>0.001539</text:p>
          </table:table-cell>
          <table:table-cell table:formula="of:=[.C493]-[.C4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70" calcext:value-type="float">
            <text:p>23970</text:p>
          </table:table-cell>
          <table:table-cell office:value-type="float" office:value="0.03" calcext:value-type="float">
            <text:p>0.03</text:p>
          </table:table-cell>
          <table:table-cell office:value-type="float" office:value="-0.093182" calcext:value-type="float">
            <text:p>-0.093182</text:p>
          </table:table-cell>
          <table:table-cell office:value-type="float" office:value="0.001058" calcext:value-type="float">
            <text:p>0.001058</text:p>
          </table:table-cell>
          <table:table-cell table:formula="of:=[.C494]-[.C4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04" calcext:value-type="float">
            <text:p>24004</text:p>
          </table:table-cell>
          <table:table-cell office:value-type="float" office:value="0.036818" calcext:value-type="float">
            <text:p>0.036818</text:p>
          </table:table-cell>
          <table:table-cell office:value-type="float" office:value="-0.102273" calcext:value-type="float">
            <text:p>-0.102273</text:p>
          </table:table-cell>
          <table:table-cell office:value-type="float" office:value="0.001299" calcext:value-type="float">
            <text:p>0.001299</text:p>
          </table:table-cell>
          <table:table-cell table:formula="of:=[.C495]-[.C4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38" calcext:value-type="float">
            <text:p>24038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0.000673" calcext:value-type="float">
            <text:p>0.000673</text:p>
          </table:table-cell>
          <table:table-cell table:formula="of:=[.C496]-[.C4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72" calcext:value-type="float">
            <text:p>24072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111364" calcext:value-type="float">
            <text:p>0.111364</text:p>
          </table:table-cell>
          <table:table-cell office:value-type="float" office:value="0.001122" calcext:value-type="float">
            <text:p>0.001122</text:p>
          </table:table-cell>
          <table:table-cell table:formula="of:=[.C497]-[.C4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07" calcext:value-type="float">
            <text:p>24107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113" calcext:value-type="float">
            <text:p>0.00113</text:p>
          </table:table-cell>
          <table:table-cell table:formula="of:=[.C498]-[.C49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41" calcext:value-type="float">
            <text:p>24141</text:p>
          </table:table-cell>
          <table:table-cell office:value-type="float" office:value="0.025682" calcext:value-type="float">
            <text:p>0.025682</text:p>
          </table:table-cell>
          <table:table-cell office:value-type="float" office:value="-0.145455" calcext:value-type="float">
            <text:p>-0.145455</text:p>
          </table:table-cell>
          <table:table-cell office:value-type="float" office:value="0.000906" calcext:value-type="float">
            <text:p>0.000906</text:p>
          </table:table-cell>
          <table:table-cell table:formula="of:=[.C499]-[.C4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75" calcext:value-type="float">
            <text:p>24175</text:p>
          </table:table-cell>
          <table:table-cell office:value-type="float" office:value="0.030682" calcext:value-type="float">
            <text:p>0.030682</text:p>
          </table:table-cell>
          <table:table-cell office:value-type="float" office:value="0.095455" calcext:value-type="float">
            <text:p>0.095455</text:p>
          </table:table-cell>
          <table:table-cell office:value-type="float" office:value="0.001082" calcext:value-type="float">
            <text:p>0.001082</text:p>
          </table:table-cell>
          <table:table-cell table:formula="of:=[.C500]-[.C4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24175" calcext:value-type="float">
            <text:p>-241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43:12.039537045</dc:date>
    <meta:editing-duration>PT3H39M10S</meta:editing-duration>
    <meta:editing-cycles>20</meta:editing-cycles>
    <meta:generator>LibreOffice/7.0.4.2$Linux_X86_64 LibreOffice_project/00$Build-2</meta:generator>
    <meta:document-statistic meta:table-count="1" meta:cell-count="30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250" svg:x="0.538cm" svg:y="0.171cm" svg:width="27.659cm" svg:height="17.979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7045">
                <text:p>-0.037045</text:p>
                <draw:g>
                  <svg:desc>Sheet1.D1:Sheet1.D250</svg:desc>
                </draw:g>
              </table:table-cell>
              <table:table-cell office:value-type="float" office:value="-0.102273">
                <text:p>-0.102273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7955">
                <text:p>0.777955</text:p>
              </table:table-cell>
              <table:table-cell office:value-type="float" office:value="8.268182">
                <text:p>8.26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58181">
                <text:p>36.58181</text:p>
              </table:table-cell>
              <table:table-cell office:value-type="float" office:value="358.193176">
                <text:p>358.193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293404">
                <text:p>97.293404</text:p>
              </table:table-cell>
              <table:table-cell office:value-type="float" office:value="607.036377">
                <text:p>607.03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.740692">
                <text:p>177.740692</text:p>
              </table:table-cell>
              <table:table-cell office:value-type="float" office:value="804.618164">
                <text:p>804.618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.037781">
                <text:p>308.037781</text:p>
              </table:table-cell>
              <table:table-cell office:value-type="float" office:value="1302.936401">
                <text:p>1302.936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2.389343">
                <text:p>492.389343</text:p>
              </table:table-cell>
              <table:table-cell office:value-type="float" office:value="1843.324951">
                <text:p>1843.32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7.067322">
                <text:p>727.067322</text:p>
              </table:table-cell>
              <table:table-cell office:value-type="float" office:value="2346.622803">
                <text:p>2346.622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6.217102">
                <text:p>1006.217102</text:p>
              </table:table-cell>
              <table:table-cell office:value-type="float" office:value="2791.354492">
                <text:p>2791.354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0.28833">
                <text:p>1310.28833</text:p>
              </table:table-cell>
              <table:table-cell office:value-type="float" office:value="3040.629639">
                <text:p>3040.62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5.762817">
                <text:p>1615.762817</text:p>
              </table:table-cell>
              <table:table-cell office:value-type="float" office:value="3054.643066">
                <text:p>3054.64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.630249">
                <text:p>1920.630249</text:p>
              </table:table-cell>
              <table:table-cell office:value-type="float" office:value="3056.943115">
                <text:p>3056.943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1.228271">
                <text:p>2191.228271</text:p>
              </table:table-cell>
              <table:table-cell office:value-type="float" office:value="3064.175049">
                <text:p>3064.175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0.450439">
                <text:p>2440.450439</text:p>
              </table:table-cell>
              <table:table-cell office:value-type="float" office:value="3099.256836">
                <text:p>3099.256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8.118408">
                <text:p>2678.118408</text:p>
              </table:table-cell>
              <table:table-cell office:value-type="float" office:value="3181.297607">
                <text:p>3181.297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3.300781">
                <text:p>2873.300781</text:p>
              </table:table-cell>
              <table:table-cell office:value-type="float" office:value="3254.761475">
                <text:p>3254.761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2.216064">
                <text:p>3022.216064</text:p>
              </table:table-cell>
              <table:table-cell office:value-type="float" office:value="3332.477295">
                <text:p>3332.477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0.621826">
                <text:p>3130.621826</text:p>
              </table:table-cell>
              <table:table-cell office:value-type="float" office:value="3430.681885">
                <text:p>3430.681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4.176514">
                <text:p>3204.176514</text:p>
              </table:table-cell>
              <table:table-cell office:value-type="float" office:value="3526.902344">
                <text:p>3526.902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3.752441">
                <text:p>3263.752441</text:p>
              </table:table-cell>
              <table:table-cell office:value-type="float" office:value="3636.388672">
                <text:p>3636.388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5.213379">
                <text:p>3335.213379</text:p>
              </table:table-cell>
              <table:table-cell office:value-type="float" office:value="3769.25">
                <text:p>3769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18.572754">
                <text:p>3418.572754</text:p>
              </table:table-cell>
              <table:table-cell office:value-type="float" office:value="3890.53418">
                <text:p>3890.53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11.624268">
                <text:p>3511.624268</text:p>
              </table:table-cell>
              <table:table-cell office:value-type="float" office:value="3994.695557">
                <text:p>3994.695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7.92627">
                <text:p>3607.92627</text:p>
              </table:table-cell>
              <table:table-cell office:value-type="float" office:value="4062.274902">
                <text:p>4062.27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.356201">
                <text:p>3693.356201</text:p>
              </table:table-cell>
              <table:table-cell office:value-type="float" office:value="4035.595459">
                <text:p>4035.595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69.214844">
                <text:p>3769.214844</text:p>
              </table:table-cell>
              <table:table-cell office:value-type="float" office:value="4013.350098">
                <text:p>4013.350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36.067139">
                <text:p>3836.067139</text:p>
              </table:table-cell>
              <table:table-cell office:value-type="float" office:value="4000.995361">
                <text:p>4000.995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96.1875">
                <text:p>3896.1875</text:p>
              </table:table-cell>
              <table:table-cell office:value-type="float" office:value="4031.888672">
                <text:p>4031.888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50.783691">
                <text:p>3950.783691</text:p>
              </table:table-cell>
              <table:table-cell office:value-type="float" office:value="4072.865967">
                <text:p>4072.865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7.674561">
                <text:p>3997.674561</text:p>
              </table:table-cell>
              <table:table-cell office:value-type="float" office:value="4105.29541">
                <text:p>4105.29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7.434326">
                <text:p>4037.434326</text:p>
              </table:table-cell>
              <table:table-cell office:value-type="float" office:value="4166.847656">
                <text:p>4166.847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66.652344">
                <text:p>4066.652344</text:p>
              </table:table-cell>
              <table:table-cell office:value-type="float" office:value="4182.711426">
                <text:p>4182.711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88.477295">
                <text:p>4088.477295</text:p>
              </table:table-cell>
              <table:table-cell office:value-type="float" office:value="4212.947754">
                <text:p>4212.947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6.089844">
                <text:p>4106.089844</text:p>
              </table:table-cell>
              <table:table-cell office:value-type="float" office:value="4238.399902">
                <text:p>4238.399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4.410645">
                <text:p>4124.410645</text:p>
              </table:table-cell>
              <table:table-cell office:value-type="float" office:value="4218.799805">
                <text:p>4218.799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43.450195">
                <text:p>4143.450195</text:p>
              </table:table-cell>
              <table:table-cell office:value-type="float" office:value="4203.745605">
                <text:p>4203.745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7.368164">
                <text:p>4167.368164</text:p>
              </table:table-cell>
              <table:table-cell office:value-type="float" office:value="4240.172852">
                <text:p>4240.172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7.296875">
                <text:p>4187.296875</text:p>
              </table:table-cell>
              <table:table-cell office:value-type="float" office:value="4231.179688">
                <text:p>4231.179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9.833008">
                <text:p>4199.833008</text:p>
              </table:table-cell>
              <table:table-cell office:value-type="float" office:value="4198.227051">
                <text:p>4198.227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9.193359">
                <text:p>4209.193359</text:p>
              </table:table-cell>
              <table:table-cell office:value-type="float" office:value="4198.902344">
                <text:p>4198.902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2.452148">
                <text:p>4212.452148</text:p>
              </table:table-cell>
              <table:table-cell office:value-type="float" office:value="4199.438477">
                <text:p>4199.438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2.745117">
                <text:p>4212.745117</text:p>
              </table:table-cell>
              <table:table-cell office:value-type="float" office:value="4185.638672">
                <text:p>4185.638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8.791016">
                <text:p>4208.791016</text:p>
              </table:table-cell>
              <table:table-cell office:value-type="float" office:value="4173.404785">
                <text:p>4173.404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1.850586">
                <text:p>4201.850586</text:p>
              </table:table-cell>
              <table:table-cell office:value-type="float" office:value="4168.993164">
                <text:p>4168.993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7.23877">
                <text:p>4197.23877</text:p>
              </table:table-cell>
              <table:table-cell office:value-type="float" office:value="4172.681641">
                <text:p>4172.68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96.088867">
                <text:p>4196.088867</text:p>
              </table:table-cell>
              <table:table-cell office:value-type="float" office:value="4192.245605">
                <text:p>4192.245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95.073242">
                <text:p>4195.073242</text:p>
              </table:table-cell>
              <table:table-cell office:value-type="float" office:value="4230.018066">
                <text:p>4230.018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97.897949">
                <text:p>4197.897949</text:p>
              </table:table-cell>
              <table:table-cell office:value-type="float" office:value="4259.429688">
                <text:p>4259.429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5.061523">
                <text:p>4205.061523</text:p>
              </table:table-cell>
              <table:table-cell office:value-type="float" office:value="4269.861328">
                <text:p>4269.861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8.375">
                <text:p>4218.375</text:p>
              </table:table-cell>
              <table:table-cell office:value-type="float" office:value="4332.041016">
                <text:p>4332.04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6.364746">
                <text:p>4236.364746</text:p>
              </table:table-cell>
              <table:table-cell office:value-type="float" office:value="4379.336426">
                <text:p>4379.33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56.619629">
                <text:p>4256.619629</text:p>
              </table:table-cell>
              <table:table-cell office:value-type="float" office:value="4388.184082">
                <text:p>4388.184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80.514648">
                <text:p>4280.514648</text:p>
              </table:table-cell>
              <table:table-cell office:value-type="float" office:value="4412.361328">
                <text:p>4412.361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13.15625">
                <text:p>4313.15625</text:p>
              </table:table-cell>
              <table:table-cell office:value-type="float" office:value="4495.40918">
                <text:p>4495.409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49.651367">
                <text:p>4349.651367</text:p>
              </table:table-cell>
              <table:table-cell office:value-type="float" office:value="4537.631836">
                <text:p>4537.631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7.778809">
                <text:p>4387.778809</text:p>
              </table:table-cell>
              <table:table-cell office:value-type="float" office:value="4573.520508">
                <text:p>4573.520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22.414062">
                <text:p>4422.414062</text:p>
              </table:table-cell>
              <table:table-cell office:value-type="float" office:value="4576.372559">
                <text:p>4576.3725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9.118164">
                <text:p>4449.118164</text:p>
              </table:table-cell>
              <table:table-cell office:value-type="float" office:value="4526.46582">
                <text:p>4526.46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65.73291">
                <text:p>4465.73291</text:p>
              </table:table-cell>
              <table:table-cell office:value-type="float" office:value="4436.002441">
                <text:p>4436.002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71.388672">
                <text:p>4471.388672</text:p>
              </table:table-cell>
              <table:table-cell office:value-type="float" office:value="4388.602051">
                <text:p>4388.602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73.387207">
                <text:p>4473.387207</text:p>
              </table:table-cell>
              <table:table-cell office:value-type="float" office:value="4399.320312">
                <text:p>4399.32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73.873047">
                <text:p>4473.873047</text:p>
              </table:table-cell>
              <table:table-cell office:value-type="float" office:value="4393.041016">
                <text:p>4393.041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69.404785">
                <text:p>4469.404785</text:p>
              </table:table-cell>
              <table:table-cell office:value-type="float" office:value="4367.677246">
                <text:p>4367.677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5.731445">
                <text:p>4445.731445</text:p>
              </table:table-cell>
              <table:table-cell office:value-type="float" office:value="4258.681641">
                <text:p>4258.681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87.584961">
                <text:p>4387.584961</text:p>
              </table:table-cell>
              <table:table-cell office:value-type="float" office:value="3956.163574">
                <text:p>3956.163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61.494141">
                <text:p>4261.494141</text:p>
              </table:table-cell>
              <table:table-cell office:value-type="float" office:value="3312.613525">
                <text:p>3312.613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48.9375">
                <text:p>4048.9375</text:p>
              </table:table-cell>
              <table:table-cell office:value-type="float" office:value="2450.804443">
                <text:p>2450.804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92.744629">
                <text:p>3792.744629</text:p>
              </table:table-cell>
              <table:table-cell office:value-type="float" office:value="1964.536377">
                <text:p>1964.5363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22.102051">
                <text:p>3522.102051</text:p>
              </table:table-cell>
              <table:table-cell office:value-type="float" office:value="1729.577271">
                <text:p>1729.577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41.987793">
                <text:p>3241.987793</text:p>
              </table:table-cell>
              <table:table-cell office:value-type="float" office:value="1587.461304">
                <text:p>1587.461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56.252441">
                <text:p>2956.252441</text:p>
              </table:table-cell>
              <table:table-cell office:value-type="float" office:value="1541.965942">
                <text:p>1541.965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75.842285">
                <text:p>2675.842285</text:p>
              </table:table-cell>
              <table:table-cell office:value-type="float" office:value="1588.938599">
                <text:p>1588.938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99.886963">
                <text:p>2399.886963</text:p>
              </table:table-cell>
              <table:table-cell office:value-type="float" office:value="1608.125">
                <text:p>1608.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7.66333">
                <text:p>2137.66333</text:p>
              </table:table-cell>
              <table:table-cell office:value-type="float" office:value="1636.445435">
                <text:p>1636.445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07.144775">
                <text:p>1907.144775</text:p>
              </table:table-cell>
              <table:table-cell office:value-type="float" office:value="1650.979492">
                <text:p>1650.9794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4.196289">
                <text:p>1744.196289</text:p>
              </table:table-cell>
              <table:table-cell office:value-type="float" office:value="1683.129517">
                <text:p>1683.129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6.745117">
                <text:p>1666.745117</text:p>
              </table:table-cell>
              <table:table-cell office:value-type="float" office:value="1676.293213">
                <text:p>1676.293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6.561768">
                <text:p>1636.561768</text:p>
              </table:table-cell>
              <table:table-cell office:value-type="float" office:value="1662.702271">
                <text:p>1662.702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9.508545">
                <text:p>1629.508545</text:p>
              </table:table-cell>
              <table:table-cell office:value-type="float" office:value="1659.04541">
                <text:p>1659.045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8.550171">
                <text:p>1638.550171</text:p>
              </table:table-cell>
              <table:table-cell office:value-type="float" office:value="1677.877319">
                <text:p>1677.877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8.696533">
                <text:p>1658.696533</text:p>
              </table:table-cell>
              <table:table-cell office:value-type="float" office:value="1743.429565">
                <text:p>1743.429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1.244385">
                <text:p>1681.244385</text:p>
              </table:table-cell>
              <table:table-cell office:value-type="float" office:value="1814.415894">
                <text:p>1814.415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15.977173">
                <text:p>1715.977173</text:p>
              </table:table-cell>
              <table:table-cell office:value-type="float" office:value="1955.45459">
                <text:p>1955.454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56.546265">
                <text:p>1756.546265</text:p>
              </table:table-cell>
              <table:table-cell office:value-type="float" office:value="2042.136353">
                <text:p>2042.136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1.69397">
                <text:p>1801.69397</text:p>
              </table:table-cell>
              <table:table-cell office:value-type="float" office:value="2102.456787">
                <text:p>2102.456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7.014038">
                <text:p>1847.014038</text:p>
              </table:table-cell>
              <table:table-cell office:value-type="float" office:value="2136.32959">
                <text:p>2136.32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1.636719">
                <text:p>1891.636719</text:p>
              </table:table-cell>
              <table:table-cell office:value-type="float" office:value="2122.520508">
                <text:p>2122.520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1.716431">
                <text:p>1931.716431</text:p>
              </table:table-cell>
              <table:table-cell office:value-type="float" office:value="2063.497803">
                <text:p>2063.4978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61.123413">
                <text:p>1961.123413</text:p>
              </table:table-cell>
              <table:table-cell office:value-type="float" office:value="1953.115967">
                <text:p>1953.115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7.37915">
                <text:p>1977.37915</text:p>
              </table:table-cell>
              <table:table-cell office:value-type="float" office:value="1840.434082">
                <text:p>1840.43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5.721313">
                <text:p>1975.721313</text:p>
              </table:table-cell>
              <table:table-cell office:value-type="float" office:value="1726.852295">
                <text:p>1726.85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3.907959">
                <text:p>1953.907959</text:p>
              </table:table-cell>
              <table:table-cell office:value-type="float" office:value="1596.28186">
                <text:p>1596.28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7.434204">
                <text:p>1907.434204</text:p>
              </table:table-cell>
              <table:table-cell office:value-type="float" office:value="1490.715942">
                <text:p>1490.715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1.686768">
                <text:p>1841.686768</text:p>
              </table:table-cell>
              <table:table-cell office:value-type="float" office:value="1384.661377">
                <text:p>1384.661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2.178467">
                <text:p>1762.178467</text:p>
              </table:table-cell>
              <table:table-cell office:value-type="float" office:value="1307.375">
                <text:p>1307.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72.135376">
                <text:p>1672.135376</text:p>
              </table:table-cell>
              <table:table-cell office:value-type="float" office:value="1235.897705">
                <text:p>1235.897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9.451416">
                <text:p>1579.451416</text:p>
              </table:table-cell>
              <table:table-cell office:value-type="float" office:value="1195.681763">
                <text:p>1195.681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5.321899">
                <text:p>1495.321899</text:p>
              </table:table-cell>
              <table:table-cell office:value-type="float" office:value="1222.202271">
                <text:p>1222.2022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25.68811">
                <text:p>1425.68811</text:p>
              </table:table-cell>
              <table:table-cell office:value-type="float" office:value="1256.779541">
                <text:p>1256.7795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4.417725">
                <text:p>1374.417725</text:p>
              </table:table-cell>
              <table:table-cell office:value-type="float" office:value="1327.729492">
                <text:p>1327.7294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44.663818">
                <text:p>1344.663818</text:p>
              </table:table-cell>
              <table:table-cell office:value-type="float" office:value="1429.313599">
                <text:p>1429.3135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6.752686">
                <text:p>1336.752686</text:p>
              </table:table-cell>
              <table:table-cell office:value-type="float" office:value="1517.17041">
                <text:p>1517.170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4.755615">
                <text:p>1344.755615</text:p>
              </table:table-cell>
              <table:table-cell office:value-type="float" office:value="1570.745483">
                <text:p>1570.745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6.837402">
                <text:p>1376.837402</text:p>
              </table:table-cell>
              <table:table-cell office:value-type="float" office:value="1705.479492">
                <text:p>1705.479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2.727173">
                <text:p>1422.727173</text:p>
              </table:table-cell>
              <table:table-cell office:value-type="float" office:value="1766.272705">
                <text:p>1766.272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5.197144">
                <text:p>1475.197144</text:p>
              </table:table-cell>
              <table:table-cell office:value-type="float" office:value="1760.597778">
                <text:p>1760.59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2.186279">
                <text:p>1532.186279</text:p>
              </table:table-cell>
              <table:table-cell office:value-type="float" office:value="1765.572754">
                <text:p>1765.572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86.456787">
                <text:p>1586.456787</text:p>
              </table:table-cell>
              <table:table-cell office:value-type="float" office:value="1764.90686">
                <text:p>1764.906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37.119995">
                <text:p>1637.119995</text:p>
              </table:table-cell>
              <table:table-cell office:value-type="float" office:value="1763.411377">
                <text:p>1763.411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8.516357">
                <text:p>1678.516357</text:p>
              </table:table-cell>
              <table:table-cell office:value-type="float" office:value="1741.693237">
                <text:p>1741.693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8.596924">
                <text:p>1708.596924</text:p>
              </table:table-cell>
              <table:table-cell office:value-type="float" office:value="1730.118164">
                <text:p>1730.118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8.198853">
                <text:p>1728.198853</text:p>
              </table:table-cell>
              <table:table-cell office:value-type="float" office:value="1713.190918">
                <text:p>1713.1909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0.678467">
                <text:p>1740.678467</text:p>
              </table:table-cell>
              <table:table-cell office:value-type="float" office:value="1695.540894">
                <text:p>1695.540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5.846436">
                <text:p>1735.846436</text:p>
              </table:table-cell>
              <table:table-cell office:value-type="float" office:value="1657.159058">
                <text:p>1657.159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1.101318">
                <text:p>1721.101318</text:p>
              </table:table-cell>
              <table:table-cell office:value-type="float" office:value="1618.822754">
                <text:p>1618.822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4.332031">
                <text:p>1704.332031</text:p>
              </table:table-cell>
              <table:table-cell office:value-type="float" office:value="1592.904541">
                <text:p>1592.9045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3.161499">
                <text:p>1683.161499</text:p>
              </table:table-cell>
              <table:table-cell office:value-type="float" office:value="1553.868164">
                <text:p>1553.868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0.068359">
                <text:p>1660.068359</text:p>
              </table:table-cell>
              <table:table-cell office:value-type="float" office:value="1533.974976">
                <text:p>1533.974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38.968994">
                <text:p>1638.968994</text:p>
              </table:table-cell>
              <table:table-cell office:value-type="float" office:value="1552.418213">
                <text:p>1552.418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4.903809">
                <text:p>1624.903809</text:p>
              </table:table-cell>
              <table:table-cell office:value-type="float" office:value="1601.040894">
                <text:p>1601.0408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13.133301">
                <text:p>1613.133301</text:p>
              </table:table-cell>
              <table:table-cell office:value-type="float" office:value="1612.413696">
                <text:p>1612.413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3.340576">
                <text:p>1603.340576</text:p>
              </table:table-cell>
              <table:table-cell office:value-type="float" office:value="1615.263672">
                <text:p>1615.263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95.380615">
                <text:p>1595.380615</text:p>
              </table:table-cell>
              <table:table-cell office:value-type="float" office:value="1615.940918">
                <text:p>1615.940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7.883789">
                <text:p>1587.883789</text:p>
              </table:table-cell>
              <table:table-cell office:value-type="float" office:value="1582.190918">
                <text:p>1582.190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5.05603">
                <text:p>1575.05603</text:p>
              </table:table-cell>
              <table:table-cell office:value-type="float" office:value="1490.54541">
                <text:p>1490.545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3.118164">
                <text:p>1553.118164</text:p>
              </table:table-cell>
              <table:table-cell office:value-type="float" office:value="1373.525024">
                <text:p>1373.525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27.521362">
                <text:p>1527.521362</text:p>
              </table:table-cell>
              <table:table-cell office:value-type="float" office:value="1297.900024">
                <text:p>1297.900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.716553">
                <text:p>1500.716553</text:p>
              </table:table-cell>
              <table:table-cell office:value-type="float" office:value="1265.927246">
                <text:p>1265.927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5.751709">
                <text:p>1475.751709</text:p>
              </table:table-cell>
              <table:table-cell office:value-type="float" office:value="1302.768188">
                <text:p>1302.768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0.987305">
                <text:p>1450.987305</text:p>
              </table:table-cell>
              <table:table-cell office:value-type="float" office:value="1353.397705">
                <text:p>1353.3977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1.864868">
                <text:p>1431.864868</text:p>
              </table:table-cell>
              <table:table-cell office:value-type="float" office:value="1421.188599">
                <text:p>1421.1885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9.507812">
                <text:p>1419.507812</text:p>
              </table:table-cell>
              <table:table-cell office:value-type="float" office:value="1491.693237">
                <text:p>1491.693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0.640869">
                <text:p>1410.640869</text:p>
              </table:table-cell>
              <table:table-cell office:value-type="float" office:value="1527.270508">
                <text:p>1527.270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8.257446">
                <text:p>1408.257446</text:p>
              </table:table-cell>
              <table:table-cell office:value-type="float" office:value="1558.356812">
                <text:p>1558.356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18.157471">
                <text:p>1418.157471</text:p>
              </table:table-cell>
              <table:table-cell office:value-type="float" office:value="1589.54541">
                <text:p>1589.545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1.609375">
                <text:p>1441.609375</text:p>
              </table:table-cell>
              <table:table-cell office:value-type="float" office:value="1608.04541">
                <text:p>1608.04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3.251587">
                <text:p>1473.251587</text:p>
              </table:table-cell>
              <table:table-cell office:value-type="float" office:value="1614.322754">
                <text:p>1614.322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7.462036">
                <text:p>1507.462036</text:p>
              </table:table-cell>
              <table:table-cell office:value-type="float" office:value="1608.03186">
                <text:p>1608.03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0.130859">
                <text:p>1540.130859</text:p>
              </table:table-cell>
              <table:table-cell office:value-type="float" office:value="1629.456787">
                <text:p>1629.456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65.795898">
                <text:p>1565.795898</text:p>
              </table:table-cell>
              <table:table-cell office:value-type="float" office:value="1610.047729">
                <text:p>1610.0477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2.227905">
                <text:p>1582.227905</text:p>
              </table:table-cell>
              <table:table-cell office:value-type="float" office:value="1585.509033">
                <text:p>1585.5090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86.010498">
                <text:p>1586.010498</text:p>
              </table:table-cell>
              <table:table-cell office:value-type="float" office:value="1529.518188">
                <text:p>1529.518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8.856689">
                <text:p>1578.856689</text:p>
              </table:table-cell>
              <table:table-cell office:value-type="float" office:value="1455.731812">
                <text:p>1455.7318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60.498291">
                <text:p>1560.498291</text:p>
              </table:table-cell>
              <table:table-cell office:value-type="float" office:value="1374.772705">
                <text:p>1374.77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9.674805">
                <text:p>1529.674805</text:p>
              </table:table-cell>
              <table:table-cell office:value-type="float" office:value="1281.311401">
                <text:p>1281.311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8.890381">
                <text:p>1488.890381</text:p>
              </table:table-cell>
              <table:table-cell office:value-type="float" office:value="1200.199951">
                <text:p>1200.199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4.942871">
                <text:p>1444.942871</text:p>
              </table:table-cell>
              <table:table-cell office:value-type="float" office:value="1174.847778">
                <text:p>1174.847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2.143066">
                <text:p>1402.143066</text:p>
              </table:table-cell>
              <table:table-cell office:value-type="float" office:value="1180.034058">
                <text:p>1180.034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59.811035">
                <text:p>1359.811035</text:p>
              </table:table-cell>
              <table:table-cell office:value-type="float" office:value="1206.136353">
                <text:p>1206.136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22.99353">
                <text:p>1322.99353</text:p>
              </table:table-cell>
              <table:table-cell office:value-type="float" office:value="1241.872681">
                <text:p>1241.8726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94.668945">
                <text:p>1294.668945</text:p>
              </table:table-cell>
              <table:table-cell office:value-type="float" office:value="1302.263672">
                <text:p>1302.263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78.726318">
                <text:p>1278.726318</text:p>
              </table:table-cell>
              <table:table-cell office:value-type="float" office:value="1370.090942">
                <text:p>1370.090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76.42627">
                <text:p>1276.42627</text:p>
              </table:table-cell>
              <table:table-cell office:value-type="float" office:value="1432.731812">
                <text:p>1432.7318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3.783691">
                <text:p>1283.783691</text:p>
              </table:table-cell>
              <table:table-cell office:value-type="float" office:value="1448.347778">
                <text:p>1448.34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02.235229">
                <text:p>1302.235229</text:p>
              </table:table-cell>
              <table:table-cell office:value-type="float" office:value="1465.827271">
                <text:p>1465.827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28.503174">
                <text:p>1328.503174</text:p>
              </table:table-cell>
              <table:table-cell office:value-type="float" office:value="1462.879517">
                <text:p>1462.879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4.118286">
                <text:p>1354.118286</text:p>
              </table:table-cell>
              <table:table-cell office:value-type="float" office:value="1430.997681">
                <text:p>1430.997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76.405029">
                <text:p>1376.405029</text:p>
              </table:table-cell>
              <table:table-cell office:value-type="float" office:value="1402.902222">
                <text:p>1402.9022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89.850952">
                <text:p>1389.850952</text:p>
              </table:table-cell>
              <table:table-cell office:value-type="float" office:value="1340.595459">
                <text:p>1340.595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2.460205">
                <text:p>1392.460205</text:p>
              </table:table-cell>
              <table:table-cell office:value-type="float" office:value="1267.965942">
                <text:p>1267.965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82.690674">
                <text:p>1382.690674</text:p>
              </table:table-cell>
              <table:table-cell office:value-type="float" office:value="1204.568237">
                <text:p>1204.5682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5.332153">
                <text:p>1365.332153</text:p>
              </table:table-cell>
              <table:table-cell office:value-type="float" office:value="1196.504517">
                <text:p>1196.504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1.940918">
                <text:p>1341.940918</text:p>
              </table:table-cell>
              <table:table-cell office:value-type="float" office:value="1198.820435">
                <text:p>1198.820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17.135986">
                <text:p>1317.135986</text:p>
              </table:table-cell>
              <table:table-cell office:value-type="float" office:value="1200.297729">
                <text:p>1200.2977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8.856689">
                <text:p>1288.856689</text:p>
              </table:table-cell>
              <table:table-cell office:value-type="float" office:value="1183.034058">
                <text:p>1183.034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8.828857">
                <text:p>1258.828857</text:p>
              </table:table-cell>
              <table:table-cell office:value-type="float" office:value="1162.602295">
                <text:p>1162.602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8.508667">
                <text:p>1228.508667</text:p>
              </table:table-cell>
              <table:table-cell office:value-type="float" office:value="1127.79541">
                <text:p>1127.79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5.840576">
                <text:p>1195.840576</text:p>
              </table:table-cell>
              <table:table-cell office:value-type="float" office:value="1076.220459">
                <text:p>1076.220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8.95166">
                <text:p>1168.95166</text:p>
              </table:table-cell>
              <table:table-cell office:value-type="float" office:value="1071.706787">
                <text:p>1071.7067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2.853516">
                <text:p>1152.853516</text:p>
              </table:table-cell>
              <table:table-cell office:value-type="float" office:value="1106.984131">
                <text:p>1106.984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5.814209">
                <text:p>1145.814209</text:p>
              </table:table-cell>
              <table:table-cell office:value-type="float" office:value="1134.175049">
                <text:p>1134.1750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4.137329">
                <text:p>1144.137329</text:p>
              </table:table-cell>
              <table:table-cell office:value-type="float" office:value="1179.736328">
                <text:p>1179.736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47.482178">
                <text:p>1147.482178</text:p>
              </table:table-cell>
              <table:table-cell office:value-type="float" office:value="1232.268188">
                <text:p>1232.268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6.310547">
                <text:p>1156.310547</text:p>
              </table:table-cell>
              <table:table-cell office:value-type="float" office:value="1288.581787">
                <text:p>1288.5817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1.218384">
                <text:p>1171.218384</text:p>
              </table:table-cell>
              <table:table-cell office:value-type="float" office:value="1332.111328">
                <text:p>1332.111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0.937256">
                <text:p>1190.937256</text:p>
              </table:table-cell>
              <table:table-cell office:value-type="float" office:value="1359.793213">
                <text:p>1359.793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15.276001">
                <text:p>1215.276001</text:p>
              </table:table-cell>
              <table:table-cell office:value-type="float" office:value="1371.181763">
                <text:p>1371.181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6.22168">
                <text:p>1246.22168</text:p>
              </table:table-cell>
              <table:table-cell office:value-type="float" office:value="1385.677246">
                <text:p>1385.677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7.735229">
                <text:p>1277.735229</text:p>
              </table:table-cell>
              <table:table-cell office:value-type="float" office:value="1386.84314">
                <text:p>1386.84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6.72998">
                <text:p>1306.72998</text:p>
              </table:table-cell>
              <table:table-cell office:value-type="float" office:value="1396.931763">
                <text:p>1396.9317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3.233521">
                <text:p>1333.233521</text:p>
              </table:table-cell>
              <table:table-cell office:value-type="float" office:value="1399.211304">
                <text:p>1399.211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2.723511">
                <text:p>1352.723511</text:p>
              </table:table-cell>
              <table:table-cell office:value-type="float" office:value="1374.636353">
                <text:p>1374.6363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0.811401">
                <text:p>1360.811401</text:p>
              </table:table-cell>
              <table:table-cell office:value-type="float" office:value="1313.147705">
                <text:p>1313.1477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53.819824">
                <text:p>1353.819824</text:p>
              </table:table-cell>
              <table:table-cell office:value-type="float" office:value="1218.665894">
                <text:p>1218.665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5.131348">
                <text:p>1335.131348</text:p>
              </table:table-cell>
              <table:table-cell office:value-type="float" office:value="1145.224976">
                <text:p>1145.224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0.67627">
                <text:p>1310.67627</text:p>
              </table:table-cell>
              <table:table-cell office:value-type="float" office:value="1115.243164">
                <text:p>1115.2431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81.911011">
                <text:p>1281.911011</text:p>
              </table:table-cell>
              <table:table-cell office:value-type="float" office:value="1083.529541">
                <text:p>1083.5295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2.282959">
                <text:p>1252.282959</text:p>
              </table:table-cell>
              <table:table-cell office:value-type="float" office:value="1089.395508">
                <text:p>1089.395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4.193604">
                <text:p>1224.193604</text:p>
              </table:table-cell>
              <table:table-cell office:value-type="float" office:value="1105.949951">
                <text:p>1105.949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3.048462">
                <text:p>1193.048462</text:p>
              </table:table-cell>
              <table:table-cell office:value-type="float" office:value="1085.479492">
                <text:p>1085.479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5.493164">
                <text:p>1155.493164</text:p>
              </table:table-cell>
              <table:table-cell office:value-type="float" office:value="1023.659119">
                <text:p>1023.6591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08.602051">
                <text:p>1108.602051</text:p>
              </table:table-cell>
              <table:table-cell office:value-type="float" office:value="905.724976">
                <text:p>905.7249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4.403198">
                <text:p>1044.403198</text:p>
              </table:table-cell>
              <table:table-cell office:value-type="float" office:value="671.159119">
                <text:p>671.159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2.907043">
                <text:p>952.907043</text:p>
              </table:table-cell>
              <table:table-cell office:value-type="float" office:value="303.704559">
                <text:p>303.7045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1.835938">
                <text:p>841.835938</text:p>
              </table:table-cell>
              <table:table-cell office:value-type="float" office:value="34.513638">
                <text:p>34.513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0.315247">
                <text:p>730.315247</text:p>
              </table:table-cell>
              <table:table-cell office:value-type="float" office:value="0.036364">
                <text:p>0.0363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1.952271">
                <text:p>621.95227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3.015015">
                <text:p>513.015015</text:p>
              </table:table-cell>
              <table:table-cell office:value-type="float" office:value="0.022727">
                <text:p>0.022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.414093">
                <text:p>402.414093</text:p>
              </table:table-cell>
              <table:table-cell office:value-type="float" office:value="-0.059091">
                <text:p>-0.0590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3.852051">
                <text:p>293.852051</text:p>
              </table:table-cell>
              <table:table-cell office:value-type="float" office:value="-0.140909">
                <text:p>-0.1409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1.467514">
                <text:p>191.467514</text:p>
              </table:table-cell>
              <table:table-cell office:value-type="float" office:value="-0.186364">
                <text:p>-0.1863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872498">
                <text:p>100.872498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735458">
                <text:p>33.735458</text:p>
              </table:table-cell>
              <table:table-cell office:value-type="float" office:value="-0.211364">
                <text:p>-0.211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65001">
                <text:p>3.36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84318">
                <text:p>-0.084318</text:p>
              </table:table-cell>
              <table:table-cell office:value-type="float" office:value="0.020455">
                <text:p>0.020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83636">
                <text:p>-0.083636</text:p>
              </table:table-cell>
              <table:table-cell office:value-type="float" office:value="0.043182">
                <text:p>0.043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78864">
                <text:p>-0.078864</text:p>
              </table:table-cell>
              <table:table-cell office:value-type="float" office:value="-0.052273">
                <text:p>-0.052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88636">
                <text:p>-0.088636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71364">
                <text:p>-0.071364</text:p>
              </table:table-cell>
              <table:table-cell office:value-type="float" office:value="0.113636">
                <text:p>0.1136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65">
                <text:p>-0.065</text:p>
              </table:table-cell>
              <table:table-cell office:value-type="float" office:value="-0.077273">
                <text:p>-0.0772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7727">
                <text:p>-0.047727</text:p>
              </table:table-cell>
              <table:table-cell office:value-type="float" office:value="-0.013636">
                <text:p>-0.013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75">
                <text:p>-0.0375</text:p>
              </table:table-cell>
              <table:table-cell office:value-type="float" office:value="-0.122727">
                <text:p>-0.122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4773">
                <text:p>-0.014773</text:p>
              </table:table-cell>
              <table:table-cell office:value-type="float" office:value="0.015909">
                <text:p>0.0159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9773">
                <text:p>-0.0397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2955">
                <text:p>-0.032955</text:p>
              </table:table-cell>
              <table:table-cell office:value-type="float" office:value="0.088636">
                <text:p>0.0886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24773">
                <text:p>-0.02477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26591">
                <text:p>-0.026591</text:p>
              </table:table-cell>
              <table:table-cell office:value-type="float" office:value="-0.070455">
                <text:p>-0.070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2045">
                <text:p>-0.032045</text:p>
              </table:table-cell>
              <table:table-cell office:value-type="float" office:value="-0.129545">
                <text:p>-0.1295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56818">
                <text:p>-0.056818</text:p>
              </table:table-cell>
              <table:table-cell office:value-type="float" office:value="-0.134091">
                <text:p>-0.1340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57273">
                <text:p>-0.057273</text:p>
              </table:table-cell>
              <table:table-cell office:value-type="float" office:value="-0.081818">
                <text:p>-0.0818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49091">
                <text:p>-0.049091</text:p>
              </table:table-cell>
              <table:table-cell office:value-type="float" office:value="0.068182">
                <text:p>0.068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8409">
                <text:p>-0.028409</text:p>
              </table:table-cell>
              <table:table-cell office:value-type="float" office:value="0.084091">
                <text:p>0.084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53864">
                <text:p>-0.053864</text:p>
              </table:table-cell>
              <table:table-cell office:value-type="float" office:value="-0.238636">
                <text:p>-0.2386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33636">
                <text:p>-0.033636</text:p>
              </table:table-cell>
              <table:table-cell office:value-type="float" office:value="-0.047727">
                <text:p>-0.047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40227">
                <text:p>-0.040227</text:p>
              </table:table-cell>
              <table:table-cell office:value-type="float" office:value="0.022727">
                <text:p>0.022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59091">
                <text:p>-0.059091</text:p>
              </table:table-cell>
              <table:table-cell office:value-type="float" office:value="-0.063636">
                <text:p>-0.0636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70227">
                <text:p>-0.070227</text:p>
              </table:table-cell>
              <table:table-cell office:value-type="float" office:value="-0.181818">
                <text:p>-0.1818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69318">
                <text:p>-0.069318</text:p>
              </table:table-cell>
              <table:table-cell office:value-type="float" office:value="-0.120455">
                <text:p>-0.120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58182">
                <text:p>-0.058182</text:p>
              </table:table-cell>
              <table:table-cell office:value-type="float" office:value="-0.022727">
                <text:p>-0.02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3636">
                <text:p>-0.073636</text:p>
              </table:table-cell>
              <table:table-cell office:value-type="float" office:value="-0.236364">
                <text:p>-0.2363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67045">
                <text:p>-0.067045</text:p>
              </table:table-cell>
              <table:table-cell office:value-type="float" office:value="0.134091">
                <text:p>0.134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88636">
                <text:p>-0.088636</text:p>
              </table:table-cell>
              <table:table-cell office:value-type="float" office:value="-0.131818">
                <text:p>-0.1318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55227">
                <text:p>-0.055227</text:p>
              </table:table-cell>
              <table:table-cell office:value-type="float" office:value="0.095455">
                <text:p>0.095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53864">
                <text:p>-0.053864</text:p>
              </table:table-cell>
              <table:table-cell office:value-type="float" office:value="-0.034091">
                <text:p>-0.0340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63636">
                <text:p>-0.063636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52727">
                <text:p>-0.052727</text:p>
              </table:table-cell>
              <table:table-cell office:value-type="float" office:value="0.045455">
                <text:p>0.045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31818">
                <text:p>-0.031818</text:p>
              </table:table-cell>
              <table:table-cell office:value-type="float" office:value="0.027273">
                <text:p>0.027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9091">
                <text:p>-0.009091</text:p>
              </table:table-cell>
              <table:table-cell office:value-type="float" office:value="0.106818">
                <text:p>0.1068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682">
                <text:p>-0.000682</text:p>
              </table:table-cell>
              <table:table-cell office:value-type="float" office:value="0.061364">
                <text:p>0.061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5682">
                <text:p>0.025682</text:p>
              </table:table-cell>
              <table:table-cell office:value-type="float" office:value="0.027273">
                <text:p>0.027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455">
                <text:p>0.005455</text:p>
              </table:table-cell>
              <table:table-cell office:value-type="float" office:value="-0.068182">
                <text:p>-0.0681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3864">
                <text:p>-0.003864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24318">
                <text:p>-0.024318</text:p>
              </table:table-cell>
              <table:table-cell office:value-type="float" office:value="-0.109091">
                <text:p>-0.109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22045">
                <text:p>-0.022045</text:p>
              </table:table-cell>
              <table:table-cell office:value-type="float" office:value="-0.011364">
                <text:p>-0.0113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8636">
                <text:p>-0.018636</text:p>
              </table:table-cell>
              <table:table-cell office:value-type="float" office:value="-0.040909">
                <text:p>-0.0409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2045">
                <text:p>-0.032045</text:p>
              </table:table-cell>
              <table:table-cell office:value-type="float" office:value="-0.088636">
                <text:p>-0.088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60909">
                <text:p>-0.060909</text:p>
              </table:table-cell>
              <table:table-cell office:value-type="float" office:value="-0.261364">
                <text:p>-0.261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74318">
                <text:p>-0.074318</text:p>
              </table:table-cell>
              <table:table-cell office:value-type="float" office:value="-0.027273">
                <text:p>-0.027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92955">
                <text:p>-0.09295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01136">
                <text:p>-0.101136</text:p>
              </table:table-cell>
              <table:table-cell office:value-type="float" office:value="-0.054545">
                <text:p>-0.0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